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2395.0" calcext:value-type="float">
            <text:p>262395.0</text:p>
          </table:table-cell>
          <table:table-cell office:value-type="float" office:value="128.12" calcext:value-type="float">
            <text:p>128.12</text:p>
          </table:table-cell>
          <table:table-cell office:value-type="float" office:value="975.245821253" calcext:value-type="float">
            <text:p>975.24582125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3-13</text:p>
          </table:table-cell>
          <table:table-cell office:value-type="float" office:value="1.52567659361e+12" calcext:value-type="float">
            <text:p>1.52567659361e+12</text:p>
          </table:table-cell>
          <table:table-cell office:value-type="string" calcext:value-type="string">
            <text:p>Mon May  7 12:33:1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7736.0" calcext:value-type="float">
            <text:p>267736.0</text:p>
          </table:table-cell>
          <table:table-cell office:value-type="float" office:value="261.46" calcext:value-type="float">
            <text:p>261.46</text:p>
          </table:table-cell>
          <table:table-cell office:value-type="float" office:value="955.789186583" calcext:value-type="float">
            <text:p>955.78918658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5-24</text:p>
          </table:table-cell>
          <table:table-cell office:value-type="float" office:value="1.52567672473e+12" calcext:value-type="float">
            <text:p>1.52567672473e+12</text:p>
          </table:table-cell>
          <table:table-cell office:value-type="string" calcext:value-type="string">
            <text:p>Mon May  7 12:35:2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6300.0" calcext:value-type="float">
            <text:p>266300.0</text:p>
          </table:table-cell>
          <table:table-cell office:value-type="float" office:value="520.12" calcext:value-type="float">
            <text:p>520.12</text:p>
          </table:table-cell>
          <table:table-cell office:value-type="float" office:value="960.947747366" calcext:value-type="float">
            <text:p>960.94774736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7-35</text:p>
          </table:table-cell>
          <table:table-cell office:value-type="float" office:value="1.52567685587e+12" calcext:value-type="float">
            <text:p>1.52567685587e+12</text:p>
          </table:table-cell>
          <table:table-cell office:value-type="string" calcext:value-type="string">
            <text:p>Mon May  7 12:37:3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96016.0" calcext:value-type="float">
            <text:p>296016.0</text:p>
          </table:table-cell>
          <table:table-cell office:value-type="float" office:value="1156.31" calcext:value-type="float">
            <text:p>1156.31</text:p>
          </table:table-cell>
          <table:table-cell office:value-type="float" office:value="864.420653092" calcext:value-type="float">
            <text:p>864.4206530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39-47</text:p>
          </table:table-cell>
          <table:table-cell office:value-type="float" office:value="1.52567698701e+12" calcext:value-type="float">
            <text:p>1.52567698701e+12</text:p>
          </table:table-cell>
          <table:table-cell office:value-type="string" calcext:value-type="string">
            <text:p>Mon May  7 12:39:4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9347.0" calcext:value-type="float">
            <text:p>229347.0</text:p>
          </table:table-cell>
          <table:table-cell office:value-type="float" office:value="1791.78" calcext:value-type="float">
            <text:p>1791.78</text:p>
          </table:table-cell>
          <table:table-cell office:value-type="float" office:value="1115.80492649" calcext:value-type="float">
            <text:p>1115.8049264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1-58</text:p>
          </table:table-cell>
          <table:table-cell office:value-type="float" office:value="1.52567711812e+12" calcext:value-type="float">
            <text:p>1.52567711812e+12</text:p>
          </table:table-cell>
          <table:table-cell office:value-type="string" calcext:value-type="string">
            <text:p>Mon May  7 12:41:5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8134.0" calcext:value-type="float">
            <text:p>238134.0</text:p>
          </table:table-cell>
          <table:table-cell office:value-type="float" office:value="3720.85" calcext:value-type="float">
            <text:p>3720.85</text:p>
          </table:table-cell>
          <table:table-cell office:value-type="float" office:value="1074.66347435" calcext:value-type="float">
            <text:p>1074.6634743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4-09</text:p>
          </table:table-cell>
          <table:table-cell office:value-type="float" office:value="1.52567724925e+12" calcext:value-type="float">
            <text:p>1.52567724925e+12</text:p>
          </table:table-cell>
          <table:table-cell office:value-type="string" calcext:value-type="string">
            <text:p>Mon May  7 12:44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4068.0" calcext:value-type="float">
            <text:p>174068.0</text:p>
          </table:table-cell>
          <table:table-cell office:value-type="float" office:value="5439.62" calcext:value-type="float">
            <text:p>5439.62</text:p>
          </table:table-cell>
          <table:table-cell office:value-type="float" office:value="1470.29874461" calcext:value-type="float">
            <text:p>1470.2987446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6-20</text:p>
          </table:table-cell>
          <table:table-cell office:value-type="float" office:value="1.52567738038e+12" calcext:value-type="float">
            <text:p>1.52567738038e+12</text:p>
          </table:table-cell>
          <table:table-cell office:value-type="string" calcext:value-type="string">
            <text:p>Mon May  7 12:46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5894.0" calcext:value-type="float">
            <text:p>85894.0</text:p>
          </table:table-cell>
          <table:table-cell office:value-type="float" office:value="5368.4" calcext:value-type="float">
            <text:p>5368.4</text:p>
          </table:table-cell>
          <table:table-cell office:value-type="float" office:value="2979.95211662" calcext:value-type="float">
            <text:p>2979.9521166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48-31</text:p>
          </table:table-cell>
          <table:table-cell office:value-type="float" office:value="1.52567751152e+12" calcext:value-type="float">
            <text:p>1.52567751152e+12</text:p>
          </table:table-cell>
          <table:table-cell office:value-type="string" calcext:value-type="string">
            <text:p>Mon May  7 12:48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3108.0" calcext:value-type="float">
            <text:p>43108.0</text:p>
          </table:table-cell>
          <table:table-cell office:value-type="float" office:value="5388.53" calcext:value-type="float">
            <text:p>5388.53</text:p>
          </table:table-cell>
          <table:table-cell office:value-type="float" office:value="5937.99958881" calcext:value-type="float">
            <text:p>5937.9995888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0-42</text:p>
          </table:table-cell>
          <table:table-cell office:value-type="float" office:value="1.52567764266e+12" calcext:value-type="float">
            <text:p>1.52567764266e+12</text:p>
          </table:table-cell>
          <table:table-cell office:value-type="string" calcext:value-type="string">
            <text:p>Mon May  7 12:50:4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05020.0" calcext:value-type="float">
            <text:p>1705020.0</text:p>
          </table:table-cell>
          <table:table-cell office:value-type="float" office:value="832.53" calcext:value-type="float">
            <text:p>832.53</text:p>
          </table:table-cell>
          <table:table-cell office:value-type="float" office:value="149.558698492" calcext:value-type="float">
            <text:p>149.5586984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2-53</text:p>
          </table:table-cell>
          <table:table-cell office:value-type="float" office:value="1.52567777379e+12" calcext:value-type="float">
            <text:p>1.52567777379e+12</text:p>
          </table:table-cell>
          <table:table-cell office:value-type="string" calcext:value-type="string">
            <text:p>Mon May  7 12:52:5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86668.0" calcext:value-type="float">
            <text:p>1686668.0</text:p>
          </table:table-cell>
          <table:table-cell office:value-type="float" office:value="1647.14" calcext:value-type="float">
            <text:p>1647.14</text:p>
          </table:table-cell>
          <table:table-cell office:value-type="float" office:value="151.174764844" calcext:value-type="float">
            <text:p>151.1747648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5-04</text:p>
          </table:table-cell>
          <table:table-cell office:value-type="float" office:value="1.52567790492e+12" calcext:value-type="float">
            <text:p>1.52567790492e+12</text:p>
          </table:table-cell>
          <table:table-cell office:value-type="string" calcext:value-type="string">
            <text:p>Mon May  7 12:55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5728.0" calcext:value-type="float">
            <text:p>1345728.0</text:p>
          </table:table-cell>
          <table:table-cell office:value-type="float" office:value="2628.38" calcext:value-type="float">
            <text:p>2628.38</text:p>
          </table:table-cell>
          <table:table-cell office:value-type="float" office:value="189.603375685" calcext:value-type="float">
            <text:p>189.60337568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7-16</text:p>
          </table:table-cell>
          <table:table-cell office:value-type="float" office:value="1.52567803605e+12" calcext:value-type="float">
            <text:p>1.52567803605e+12</text:p>
          </table:table-cell>
          <table:table-cell office:value-type="string" calcext:value-type="string">
            <text:p>Mon May  7 12:57:1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42113.0" calcext:value-type="float">
            <text:p>542113.0</text:p>
          </table:table-cell>
          <table:table-cell office:value-type="float" office:value="2117.63" calcext:value-type="float">
            <text:p>2117.63</text:p>
          </table:table-cell>
          <table:table-cell office:value-type="float" office:value="471.518483336" calcext:value-type="float">
            <text:p>471.5184833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2-59-27</text:p>
          </table:table-cell>
          <table:table-cell office:value-type="float" office:value="1.52567816718e+12" calcext:value-type="float">
            <text:p>1.52567816718e+12</text:p>
          </table:table-cell>
          <table:table-cell office:value-type="string" calcext:value-type="string">
            <text:p>Mon May  7 12:59:2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95674.0" calcext:value-type="float">
            <text:p>295674.0</text:p>
          </table:table-cell>
          <table:table-cell office:value-type="float" office:value="2309.96" calcext:value-type="float">
            <text:p>2309.96</text:p>
          </table:table-cell>
          <table:table-cell office:value-type="float" office:value="865.087729254" calcext:value-type="float">
            <text:p>865.08772925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1-38</text:p>
          </table:table-cell>
          <table:table-cell office:value-type="float" office:value="1.5256782983e+12" calcext:value-type="float">
            <text:p>1.5256782983e+12</text:p>
          </table:table-cell>
          <table:table-cell office:value-type="string" calcext:value-type="string">
            <text:p>Mon May  7 13:01:3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4894.0" calcext:value-type="float">
            <text:p>144894.0</text:p>
          </table:table-cell>
          <table:table-cell office:value-type="float" office:value="2263.96" calcext:value-type="float">
            <text:p>2263.96</text:p>
          </table:table-cell>
          <table:table-cell office:value-type="float" office:value="1765.78079788" calcext:value-type="float">
            <text:p>1765.780797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3-49</text:p>
          </table:table-cell>
          <table:table-cell office:value-type="float" office:value="1.52567842944e+12" calcext:value-type="float">
            <text:p>1.52567842944e+12</text:p>
          </table:table-cell>
          <table:table-cell office:value-type="string" calcext:value-type="string">
            <text:p>Mon May  7 13:03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2888.0" calcext:value-type="float">
            <text:p>72888.0</text:p>
          </table:table-cell>
          <table:table-cell office:value-type="float" office:value="2277.76" calcext:value-type="float">
            <text:p>2277.76</text:p>
          </table:table-cell>
          <table:table-cell office:value-type="float" office:value="3510.82343777" calcext:value-type="float">
            <text:p>3510.8234377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6-00</text:p>
          </table:table-cell>
          <table:table-cell office:value-type="float" office:value="1.52567856057e+12" calcext:value-type="float">
            <text:p>1.52567856057e+12</text:p>
          </table:table-cell>
          <table:table-cell office:value-type="string" calcext:value-type="string">
            <text:p>Mon May  7 13:06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7130.0" calcext:value-type="float">
            <text:p>37130.0</text:p>
          </table:table-cell>
          <table:table-cell office:value-type="float" office:value="2320.6" calcext:value-type="float">
            <text:p>2320.6</text:p>
          </table:table-cell>
          <table:table-cell office:value-type="float" office:value="6891.61483036" calcext:value-type="float">
            <text:p>6891.614830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08-11</text:p>
          </table:table-cell>
          <table:table-cell office:value-type="float" office:value="1.5256786917e+12" calcext:value-type="float">
            <text:p>1.5256786917e+12</text:p>
          </table:table-cell>
          <table:table-cell office:value-type="string" calcext:value-type="string">
            <text:p>Mon May  7 13:08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219.0" calcext:value-type="float">
            <text:p>18219.0</text:p>
          </table:table-cell>
          <table:table-cell office:value-type="float" office:value="2277.41" calcext:value-type="float">
            <text:p>2277.41</text:p>
          </table:table-cell>
          <table:table-cell office:value-type="float" office:value="14045.0177614" calcext:value-type="float">
            <text:p>14045.017761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10-22</text:p>
          </table:table-cell>
          <table:table-cell office:value-type="float" office:value="1.5256788228e+12" calcext:value-type="float">
            <text:p>1.5256788228e+12</text:p>
          </table:table-cell>
          <table:table-cell office:value-type="string" calcext:value-type="string">
            <text:p>Mon May  7 13:10:2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136.0" calcext:value-type="float">
            <text:p>33136.0</text:p>
          </table:table-cell>
          <table:table-cell office:value-type="float" office:value="16.18" calcext:value-type="float">
            <text:p>16.18</text:p>
          </table:table-cell>
          <table:table-cell office:value-type="float" office:value="0.0" calcext:value-type="float">
            <text:p>0.0</text:p>
          </table:table-cell>
          <table:table-cell office:value-type="float" office:value="29.728949523" calcext:value-type="float">
            <text:p>29.728949523</text:p>
          </table:table-cell>
          <table:table-cell office:value-type="string" calcext:value-type="string">
            <text:p>2018-05-07_13-12-33</text:p>
          </table:table-cell>
          <table:table-cell office:value-type="float" office:value="1.52567895387e+12" calcext:value-type="float">
            <text:p>1.52567895387e+12</text:p>
          </table:table-cell>
          <table:table-cell office:value-type="string" calcext:value-type="string">
            <text:p>Mon May  7 13:12:3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669.0" calcext:value-type="float">
            <text:p>32669.0</text:p>
          </table:table-cell>
          <table:table-cell office:value-type="float" office:value="31.9" calcext:value-type="float">
            <text:p>31.9</text:p>
          </table:table-cell>
          <table:table-cell office:value-type="float" office:value="0.0" calcext:value-type="float">
            <text:p>0.0</text:p>
          </table:table-cell>
          <table:table-cell office:value-type="float" office:value="30.188604433" calcext:value-type="float">
            <text:p>30.188604433</text:p>
          </table:table-cell>
          <table:table-cell office:value-type="string" calcext:value-type="string">
            <text:p>2018-05-07_13-14-45</text:p>
          </table:table-cell>
          <table:table-cell office:value-type="float" office:value="1.52567908501e+12" calcext:value-type="float">
            <text:p>1.52567908501e+12</text:p>
          </table:table-cell>
          <table:table-cell office:value-type="string" calcext:value-type="string">
            <text:p>Mon May  7 13:14:4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1235.0" calcext:value-type="float">
            <text:p>31235.0</text:p>
          </table:table-cell>
          <table:table-cell office:value-type="float" office:value="61.01" calcext:value-type="float">
            <text:p>61.01</text:p>
          </table:table-cell>
          <table:table-cell office:value-type="float" office:value="0.0" calcext:value-type="float">
            <text:p>0.0</text:p>
          </table:table-cell>
          <table:table-cell office:value-type="float" office:value="31.534989137" calcext:value-type="float">
            <text:p>31.534989137</text:p>
          </table:table-cell>
          <table:table-cell office:value-type="string" calcext:value-type="string">
            <text:p>2018-05-07_13-16-56</text:p>
          </table:table-cell>
          <table:table-cell office:value-type="float" office:value="1.52567921612e+12" calcext:value-type="float">
            <text:p>1.52567921612e+12</text:p>
          </table:table-cell>
          <table:table-cell office:value-type="string" calcext:value-type="string">
            <text:p>Mon May  7 13:16:5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208.0" calcext:value-type="float">
            <text:p>29208.0</text:p>
          </table:table-cell>
          <table:table-cell office:value-type="float" office:value="114.09" calcext:value-type="float">
            <text:p>114.09</text:p>
          </table:table-cell>
          <table:table-cell office:value-type="float" office:value="0.0" calcext:value-type="float">
            <text:p>0.0</text:p>
          </table:table-cell>
          <table:table-cell office:value-type="float" office:value="33.730219534" calcext:value-type="float">
            <text:p>33.730219534</text:p>
          </table:table-cell>
          <table:table-cell office:value-type="string" calcext:value-type="string">
            <text:p>2018-05-07_13-19-07</text:p>
          </table:table-cell>
          <table:table-cell office:value-type="float" office:value="1.52567934726e+12" calcext:value-type="float">
            <text:p>1.52567934726e+12</text:p>
          </table:table-cell>
          <table:table-cell office:value-type="string" calcext:value-type="string">
            <text:p>Mon May  7 13:19:0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084.0" calcext:value-type="float">
            <text:p>19084.0</text:p>
          </table:table-cell>
          <table:table-cell office:value-type="float" office:value="149.09" calcext:value-type="float">
            <text:p>149.09</text:p>
          </table:table-cell>
          <table:table-cell office:value-type="float" office:value="0.0" calcext:value-type="float">
            <text:p>0.0</text:p>
          </table:table-cell>
          <table:table-cell office:value-type="float" office:value="51.641069734" calcext:value-type="float">
            <text:p>51.641069734</text:p>
          </table:table-cell>
          <table:table-cell office:value-type="string" calcext:value-type="string">
            <text:p>2018-05-07_13-21-18</text:p>
          </table:table-cell>
          <table:table-cell office:value-type="float" office:value="1.52567947837e+12" calcext:value-type="float">
            <text:p>1.52567947837e+12</text:p>
          </table:table-cell>
          <table:table-cell office:value-type="string" calcext:value-type="string">
            <text:p>Mon May  7 13:21:1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5767.0" calcext:value-type="float">
            <text:p>15767.0</text:p>
          </table:table-cell>
          <table:table-cell office:value-type="float" office:value="246.36" calcext:value-type="float">
            <text:p>246.36</text:p>
          </table:table-cell>
          <table:table-cell office:value-type="float" office:value="0.0" calcext:value-type="float">
            <text:p>0.0</text:p>
          </table:table-cell>
          <table:table-cell office:value-type="float" office:value="62.535241544" calcext:value-type="float">
            <text:p>62.535241544</text:p>
          </table:table-cell>
          <table:table-cell office:value-type="string" calcext:value-type="string">
            <text:p>2018-05-07_13-23-29</text:p>
          </table:table-cell>
          <table:table-cell office:value-type="float" office:value="1.52567960947e+12" calcext:value-type="float">
            <text:p>1.52567960947e+12</text:p>
          </table:table-cell>
          <table:table-cell office:value-type="string" calcext:value-type="string">
            <text:p>Mon May  7 13:23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350.0" calcext:value-type="float">
            <text:p>12350.0</text:p>
          </table:table-cell>
          <table:table-cell office:value-type="float" office:value="385.95" calcext:value-type="float">
            <text:p>385.95</text:p>
          </table:table-cell>
          <table:table-cell office:value-type="float" office:value="0.0" calcext:value-type="float">
            <text:p>0.0</text:p>
          </table:table-cell>
          <table:table-cell office:value-type="float" office:value="80.168460297" calcext:value-type="float">
            <text:p>80.168460297</text:p>
          </table:table-cell>
          <table:table-cell office:value-type="string" calcext:value-type="string">
            <text:p>2018-05-07_13-25-40</text:p>
          </table:table-cell>
          <table:table-cell office:value-type="float" office:value="1.52567974058e+12" calcext:value-type="float">
            <text:p>1.52567974058e+12</text:p>
          </table:table-cell>
          <table:table-cell office:value-type="string" calcext:value-type="string">
            <text:p>Mon May  7 13:25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8964.0" calcext:value-type="float">
            <text:p>8964.0</text:p>
          </table:table-cell>
          <table:table-cell office:value-type="float" office:value="560.25" calcext:value-type="float">
            <text:p>560.25</text:p>
          </table:table-cell>
          <table:table-cell office:value-type="float" office:value="0.0" calcext:value-type="float">
            <text:p>0.0</text:p>
          </table:table-cell>
          <table:table-cell office:value-type="float" office:value="110.614822653" calcext:value-type="float">
            <text:p>110.614822653</text:p>
          </table:table-cell>
          <table:table-cell office:value-type="string" calcext:value-type="string">
            <text:p>2018-05-07_13-27-51</text:p>
          </table:table-cell>
          <table:table-cell office:value-type="float" office:value="1.52567987167e+12" calcext:value-type="float">
            <text:p>1.52567987167e+12</text:p>
          </table:table-cell>
          <table:table-cell office:value-type="string" calcext:value-type="string">
            <text:p>Mon May  7 13:27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186.0" calcext:value-type="float">
            <text:p>5186.0</text:p>
          </table:table-cell>
          <table:table-cell office:value-type="float" office:value="648.19" calcext:value-type="float">
            <text:p>648.19</text:p>
          </table:table-cell>
          <table:table-cell office:value-type="float" office:value="0.0" calcext:value-type="float">
            <text:p>0.0</text:p>
          </table:table-cell>
          <table:table-cell office:value-type="float" office:value="191.391815642" calcext:value-type="float">
            <text:p>191.391815642</text:p>
          </table:table-cell>
          <table:table-cell office:value-type="string" calcext:value-type="string">
            <text:p>2018-05-07_13-30-02</text:p>
          </table:table-cell>
          <table:table-cell office:value-type="float" office:value="1.52568000277e+12" calcext:value-type="float">
            <text:p>1.52568000277e+12</text:p>
          </table:table-cell>
          <table:table-cell office:value-type="string" calcext:value-type="string">
            <text:p>Mon May  7 13:30:0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266.0" calcext:value-type="float">
            <text:p>22266.0</text:p>
          </table:table-cell>
          <table:table-cell office:value-type="float" office:value="86.97" calcext:value-type="float">
            <text:p>86.97</text:p>
          </table:table-cell>
          <table:table-cell office:value-type="float" office:value="52.974487381" calcext:value-type="float">
            <text:p>52.974487381</text:p>
          </table:table-cell>
          <table:table-cell office:value-type="float" office:value="35.528107341" calcext:value-type="float">
            <text:p>35.528107341</text:p>
          </table:table-cell>
          <table:table-cell office:value-type="string" calcext:value-type="string">
            <text:p>2018-05-07_13-32-13</text:p>
          </table:table-cell>
          <table:table-cell office:value-type="float" office:value="1.52568013388e+12" calcext:value-type="float">
            <text:p>1.52568013388e+12</text:p>
          </table:table-cell>
          <table:table-cell office:value-type="string" calcext:value-type="string">
            <text:p>Mon May  7 13:32:1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5167.0" calcext:value-type="float">
            <text:p>45167.0</text:p>
          </table:table-cell>
          <table:table-cell office:value-type="float" office:value="176.43" calcext:value-type="float">
            <text:p>176.43</text:p>
          </table:table-cell>
          <table:table-cell office:value-type="float" office:value="53.103532457" calcext:value-type="float">
            <text:p>53.103532457</text:p>
          </table:table-cell>
          <table:table-cell office:value-type="float" office:value="34.430640411" calcext:value-type="float">
            <text:p>34.430640411</text:p>
          </table:table-cell>
          <table:table-cell office:value-type="string" calcext:value-type="string">
            <text:p>2018-05-07_13-34-25</text:p>
          </table:table-cell>
          <table:table-cell office:value-type="float" office:value="1.52568026503e+12" calcext:value-type="float">
            <text:p>1.52568026503e+12</text:p>
          </table:table-cell>
          <table:table-cell office:value-type="string" calcext:value-type="string">
            <text:p>Mon May  7 13:34:2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5145.0" calcext:value-type="float">
            <text:p>85145.0</text:p>
          </table:table-cell>
          <table:table-cell office:value-type="float" office:value="332.6" calcext:value-type="float">
            <text:p>332.6</text:p>
          </table:table-cell>
          <table:table-cell office:value-type="float" office:value="57.821912843" calcext:value-type="float">
            <text:p>57.821912843</text:p>
          </table:table-cell>
          <table:table-cell office:value-type="float" office:value="35.057772091" calcext:value-type="float">
            <text:p>35.057772091</text:p>
          </table:table-cell>
          <table:table-cell office:value-type="string" calcext:value-type="string">
            <text:p>2018-05-07_13-36-36</text:p>
          </table:table-cell>
          <table:table-cell office:value-type="float" office:value="1.52568039615e+12" calcext:value-type="float">
            <text:p>1.52568039615e+12</text:p>
          </table:table-cell>
          <table:table-cell office:value-type="string" calcext:value-type="string">
            <text:p>Mon May  7 13:36:3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2764.0" calcext:value-type="float">
            <text:p>152764.0</text:p>
          </table:table-cell>
          <table:table-cell office:value-type="float" office:value="596.74" calcext:value-type="float">
            <text:p>596.74</text:p>
          </table:table-cell>
          <table:table-cell office:value-type="float" office:value="67.144688188" calcext:value-type="float">
            <text:p>67.144688188</text:p>
          </table:table-cell>
          <table:table-cell office:value-type="float" office:value="36.403184828" calcext:value-type="float">
            <text:p>36.403184828</text:p>
          </table:table-cell>
          <table:table-cell office:value-type="string" calcext:value-type="string">
            <text:p>2018-05-07_13-38-47</text:p>
          </table:table-cell>
          <table:table-cell office:value-type="float" office:value="1.52568052729e+12" calcext:value-type="float">
            <text:p>1.52568052729e+12</text:p>
          </table:table-cell>
          <table:table-cell office:value-type="string" calcext:value-type="string">
            <text:p>Mon May  7 13:38:4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0122.0" calcext:value-type="float">
            <text:p>270122.0</text:p>
          </table:table-cell>
          <table:table-cell office:value-type="float" office:value="1055.16" calcext:value-type="float">
            <text:p>1055.16</text:p>
          </table:table-cell>
          <table:table-cell office:value-type="float" office:value="81.429147083" calcext:value-type="float">
            <text:p>81.429147083</text:p>
          </table:table-cell>
          <table:table-cell office:value-type="float" office:value="35.732362407" calcext:value-type="float">
            <text:p>35.732362407</text:p>
          </table:table-cell>
          <table:table-cell office:value-type="string" calcext:value-type="string">
            <text:p>2018-05-07_13-40-58</text:p>
          </table:table-cell>
          <table:table-cell office:value-type="float" office:value="1.52568065844e+12" calcext:value-type="float">
            <text:p>1.52568065844e+12</text:p>
          </table:table-cell>
          <table:table-cell office:value-type="string" calcext:value-type="string">
            <text:p>Mon May  7 13:40:5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2262.0" calcext:value-type="float">
            <text:p>452262.0</text:p>
          </table:table-cell>
          <table:table-cell office:value-type="float" office:value="1766.65" calcext:value-type="float">
            <text:p>1766.65</text:p>
          </table:table-cell>
          <table:table-cell office:value-type="float" office:value="103.70173217" calcext:value-type="float">
            <text:p>103.70173217</text:p>
          </table:table-cell>
          <table:table-cell office:value-type="float" office:value="36.436039636" calcext:value-type="float">
            <text:p>36.436039636</text:p>
          </table:table-cell>
          <table:table-cell office:value-type="string" calcext:value-type="string">
            <text:p>2018-05-07_13-43-09</text:p>
          </table:table-cell>
          <table:table-cell office:value-type="float" office:value="1.52568078954e+12" calcext:value-type="float">
            <text:p>1.52568078954e+12</text:p>
          </table:table-cell>
          <table:table-cell office:value-type="string" calcext:value-type="string">
            <text:p>Mon May  7 13:43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5341.0" calcext:value-type="float">
            <text:p>705341.0</text:p>
          </table:table-cell>
          <table:table-cell office:value-type="float" office:value="2755.24" calcext:value-type="float">
            <text:p>2755.24</text:p>
          </table:table-cell>
          <table:table-cell office:value-type="float" office:value="138.820327103" calcext:value-type="float">
            <text:p>138.820327103</text:p>
          </table:table-cell>
          <table:table-cell office:value-type="float" office:value="41.038316398" calcext:value-type="float">
            <text:p>41.038316398</text:p>
          </table:table-cell>
          <table:table-cell office:value-type="string" calcext:value-type="string">
            <text:p>2018-05-07_13-45-20</text:p>
          </table:table-cell>
          <table:table-cell office:value-type="float" office:value="1.52568092068e+12" calcext:value-type="float">
            <text:p>1.52568092068e+12</text:p>
          </table:table-cell>
          <table:table-cell office:value-type="string" calcext:value-type="string">
            <text:p>Mon May  7 13:45:2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8304.0" calcext:value-type="float">
            <text:p>18304.0</text:p>
          </table:table-cell>
          <table:table-cell office:value-type="float" office:value="71.5" calcext:value-type="float">
            <text:p>71.5</text:p>
          </table:table-cell>
          <table:table-cell office:value-type="float" office:value="54.160078074" calcext:value-type="float">
            <text:p>54.16007807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47-31</text:p>
          </table:table-cell>
          <table:table-cell office:value-type="float" office:value="1.52568105174e+12" calcext:value-type="float">
            <text:p>1.52568105174e+12</text:p>
          </table:table-cell>
          <table:table-cell office:value-type="string" calcext:value-type="string">
            <text:p>Mon May  7 13:47:3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4324.0" calcext:value-type="float">
            <text:p>34324.0</text:p>
          </table:table-cell>
          <table:table-cell office:value-type="float" office:value="134.08" calcext:value-type="float">
            <text:p>134.08</text:p>
          </table:table-cell>
          <table:table-cell office:value-type="float" office:value="57.636625257" calcext:value-type="float">
            <text:p>57.6366252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49-42</text:p>
          </table:table-cell>
          <table:table-cell office:value-type="float" office:value="1.52568118286e+12" calcext:value-type="float">
            <text:p>1.52568118286e+12</text:p>
          </table:table-cell>
          <table:table-cell office:value-type="string" calcext:value-type="string">
            <text:p>Mon May  7 13:49:4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112.0" calcext:value-type="float">
            <text:p>69112.0</text:p>
          </table:table-cell>
          <table:table-cell office:value-type="float" office:value="269.97" calcext:value-type="float">
            <text:p>269.97</text:p>
          </table:table-cell>
          <table:table-cell office:value-type="float" office:value="57.296686942" calcext:value-type="float">
            <text:p>57.2966869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1-53</text:p>
          </table:table-cell>
          <table:table-cell office:value-type="float" office:value="1.52568131399e+12" calcext:value-type="float">
            <text:p>1.52568131399e+12</text:p>
          </table:table-cell>
          <table:table-cell office:value-type="string" calcext:value-type="string">
            <text:p>Mon May  7 13:51:5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8341.0" calcext:value-type="float">
            <text:p>138341.0</text:p>
          </table:table-cell>
          <table:table-cell office:value-type="float" office:value="540.39" calcext:value-type="float">
            <text:p>540.39</text:p>
          </table:table-cell>
          <table:table-cell office:value-type="float" office:value="57.244957957" calcext:value-type="float">
            <text:p>57.2449579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4-05</text:p>
          </table:table-cell>
          <table:table-cell office:value-type="float" office:value="1.52568144512e+12" calcext:value-type="float">
            <text:p>1.52568144512e+12</text:p>
          </table:table-cell>
          <table:table-cell office:value-type="string" calcext:value-type="string">
            <text:p>Mon May  7 13:54:0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7024.0" calcext:value-type="float">
            <text:p>287024.0</text:p>
          </table:table-cell>
          <table:table-cell office:value-type="float" office:value="1121.19" calcext:value-type="float">
            <text:p>1121.19</text:p>
          </table:table-cell>
          <table:table-cell office:value-type="float" office:value="55.19061736" calcext:value-type="float">
            <text:p>55.190617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6-16</text:p>
          </table:table-cell>
          <table:table-cell office:value-type="float" office:value="1.52568157624e+12" calcext:value-type="float">
            <text:p>1.52568157624e+12</text:p>
          </table:table-cell>
          <table:table-cell office:value-type="string" calcext:value-type="string">
            <text:p>Mon May  7 13:56:1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5600.0" calcext:value-type="float">
            <text:p>555600.0</text:p>
          </table:table-cell>
          <table:table-cell office:value-type="float" office:value="2170.31" calcext:value-type="float">
            <text:p>2170.31</text:p>
          </table:table-cell>
          <table:table-cell office:value-type="float" office:value="56.978629034" calcext:value-type="float">
            <text:p>56.97862903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3-58-27</text:p>
          </table:table-cell>
          <table:table-cell office:value-type="float" office:value="1.5256817074e+12" calcext:value-type="float">
            <text:p>1.5256817074e+12</text:p>
          </table:table-cell>
          <table:table-cell office:value-type="string" calcext:value-type="string">
            <text:p>Mon May  7 13:58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3198.0" calcext:value-type="float">
            <text:p>943198.0</text:p>
          </table:table-cell>
          <table:table-cell office:value-type="float" office:value="3684.37" calcext:value-type="float">
            <text:p>3684.37</text:p>
          </table:table-cell>
          <table:table-cell office:value-type="float" office:value="67.069913188" calcext:value-type="float">
            <text:p>67.0699131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7_14-00-38</text:p>
          </table:table-cell>
          <table:table-cell office:value-type="float" office:value="1.52568183856e+12" calcext:value-type="float">
            <text:p>1.52568183856e+12</text:p>
          </table:table-cell>
          <table:table-cell office:value-type="string" calcext:value-type="string">
            <text:p>Mon May  7 14:00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147.0" calcext:value-type="float">
            <text:p>29147.0</text:p>
          </table:table-cell>
          <table:table-cell office:value-type="float" office:value="113.86" calcext:value-type="float">
            <text:p>113.86</text:p>
          </table:table-cell>
          <table:table-cell office:value-type="float" office:value="0.0" calcext:value-type="float">
            <text:p>0.0</text:p>
          </table:table-cell>
          <table:table-cell office:value-type="float" office:value="33.809123156" calcext:value-type="float">
            <text:p>33.809123156</text:p>
          </table:table-cell>
          <table:table-cell office:value-type="string" calcext:value-type="string">
            <text:p>2018-05-07_14-02-49</text:p>
          </table:table-cell>
          <table:table-cell office:value-type="float" office:value="1.52568196962e+12" calcext:value-type="float">
            <text:p>1.52568196962e+12</text:p>
          </table:table-cell>
          <table:table-cell office:value-type="string" calcext:value-type="string">
            <text:p>Mon May  7 14:02:4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5736.0" calcext:value-type="float">
            <text:p>55736.0</text:p>
          </table:table-cell>
          <table:table-cell office:value-type="float" office:value="217.72" calcext:value-type="float">
            <text:p>217.72</text:p>
          </table:table-cell>
          <table:table-cell office:value-type="float" office:value="0.0" calcext:value-type="float">
            <text:p>0.0</text:p>
          </table:table-cell>
          <table:table-cell office:value-type="float" office:value="35.357227723" calcext:value-type="float">
            <text:p>35.357227723</text:p>
          </table:table-cell>
          <table:table-cell office:value-type="string" calcext:value-type="string">
            <text:p>2018-05-07_14-05-00</text:p>
          </table:table-cell>
          <table:table-cell office:value-type="float" office:value="1.52568210076e+12" calcext:value-type="float">
            <text:p>1.52568210076e+12</text:p>
          </table:table-cell>
          <table:table-cell office:value-type="string" calcext:value-type="string">
            <text:p>Mon May  7 14:05:0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3692.0" calcext:value-type="float">
            <text:p>113692.0</text:p>
          </table:table-cell>
          <table:table-cell office:value-type="float" office:value="444.11" calcext:value-type="float">
            <text:p>444.11</text:p>
          </table:table-cell>
          <table:table-cell office:value-type="float" office:value="0.0" calcext:value-type="float">
            <text:p>0.0</text:p>
          </table:table-cell>
          <table:table-cell office:value-type="float" office:value="34.640450323" calcext:value-type="float">
            <text:p>34.640450323</text:p>
          </table:table-cell>
          <table:table-cell office:value-type="string" calcext:value-type="string">
            <text:p>2018-05-07_14-07-11</text:p>
          </table:table-cell>
          <table:table-cell office:value-type="float" office:value="1.5256822319e+12" calcext:value-type="float">
            <text:p>1.5256822319e+12</text:p>
          </table:table-cell>
          <table:table-cell office:value-type="string" calcext:value-type="string">
            <text:p>Mon May  7 14:07:1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5882.0" calcext:value-type="float">
            <text:p>225882.0</text:p>
          </table:table-cell>
          <table:table-cell office:value-type="float" office:value="882.35" calcext:value-type="float">
            <text:p>882.35</text:p>
          </table:table-cell>
          <table:table-cell office:value-type="float" office:value="0.0" calcext:value-type="float">
            <text:p>0.0</text:p>
          </table:table-cell>
          <table:table-cell office:value-type="float" office:value="34.82979138" calcext:value-type="float">
            <text:p>34.82979138</text:p>
          </table:table-cell>
          <table:table-cell office:value-type="string" calcext:value-type="string">
            <text:p>2018-05-07_14-09-23</text:p>
          </table:table-cell>
          <table:table-cell office:value-type="float" office:value="1.52568236301e+12" calcext:value-type="float">
            <text:p>1.52568236301e+12</text:p>
          </table:table-cell>
          <table:table-cell office:value-type="string" calcext:value-type="string">
            <text:p>Mon May  7 14:09:2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2087.0" calcext:value-type="float">
            <text:p>452087.0</text:p>
          </table:table-cell>
          <table:table-cell office:value-type="float" office:value="1765.97" calcext:value-type="float">
            <text:p>1765.97</text:p>
          </table:table-cell>
          <table:table-cell office:value-type="float" office:value="0.0" calcext:value-type="float">
            <text:p>0.0</text:p>
          </table:table-cell>
          <table:table-cell office:value-type="float" office:value="34.796132418" calcext:value-type="float">
            <text:p>34.796132418</text:p>
          </table:table-cell>
          <table:table-cell office:value-type="string" calcext:value-type="string">
            <text:p>2018-05-07_14-11-34</text:p>
          </table:table-cell>
          <table:table-cell office:value-type="float" office:value="1.52568249417e+12" calcext:value-type="float">
            <text:p>1.52568249417e+12</text:p>
          </table:table-cell>
          <table:table-cell office:value-type="string" calcext:value-type="string">
            <text:p>Mon May  7 14:11:3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0823.0" calcext:value-type="float">
            <text:p>780823.0</text:p>
          </table:table-cell>
          <table:table-cell office:value-type="float" office:value="3050.09" calcext:value-type="float">
            <text:p>3050.09</text:p>
          </table:table-cell>
          <table:table-cell office:value-type="float" office:value="0.0" calcext:value-type="float">
            <text:p>0.0</text:p>
          </table:table-cell>
          <table:table-cell office:value-type="float" office:value="40.279644251" calcext:value-type="float">
            <text:p>40.279644251</text:p>
          </table:table-cell>
          <table:table-cell office:value-type="string" calcext:value-type="string">
            <text:p>2018-05-07_14-13-45</text:p>
          </table:table-cell>
          <table:table-cell office:value-type="float" office:value="1.5256826253e+12" calcext:value-type="float">
            <text:p>1.5256826253e+12</text:p>
          </table:table-cell>
          <table:table-cell office:value-type="string" calcext:value-type="string">
            <text:p>Mon May  7 14:13:4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80466.0" calcext:value-type="float">
            <text:p>1080466.0</text:p>
          </table:table-cell>
          <table:table-cell office:value-type="float" office:value="4220.57" calcext:value-type="float">
            <text:p>4220.57</text:p>
          </table:table-cell>
          <table:table-cell office:value-type="float" office:value="0.0" calcext:value-type="float">
            <text:p>0.0</text:p>
          </table:table-cell>
          <table:table-cell office:value-type="float" office:value="58.323839355" calcext:value-type="float">
            <text:p>58.323839355</text:p>
          </table:table-cell>
          <table:table-cell office:value-type="string" calcext:value-type="string">
            <text:p>2018-05-07_14-15-56</text:p>
          </table:table-cell>
          <table:table-cell office:value-type="float" office:value="1.52568275645e+12" calcext:value-type="float">
            <text:p>1.52568275645e+12</text:p>
          </table:table-cell>
          <table:table-cell office:value-type="string" calcext:value-type="string">
            <text:p>Mon May  7 14:15:56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999999250478" calcext:value-type="float">
            <text:p>0.999999250478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9925245" calcext:value-type="float">
            <text:p>0.99999925245</text:p>
          </table:table-cell>
          <table:table-cell office:value-type="string" calcext:value-type="string">
            <text:p/>
          </table:table-cell>
          <table:table-cell office:value-type="float" office:value="2.704" calcext:value-type="float">
            <text:p>2.704</text:p>
          </table:table-cell>
          <table:table-cell office:value-type="float" office:value="0.999999804307" calcext:value-type="float">
            <text:p>0.999999804307</text:p>
          </table:table-cell>
          <table:table-cell office:value-type="float" office:value="1.592" calcext:value-type="float">
            <text:p>1.592</text:p>
          </table:table-cell>
          <table:table-cell office:value-type="float" office:value="0.999999804205" calcext:value-type="float">
            <text:p>0.999999804205</text:p>
          </table:table-cell>
          <table:table-cell office:value-type="string" calcext:value-type="string">
            <text:p/>
          </table:table-cell>
          <table:table-cell office:value-type="float" office:value="2.416" calcext:value-type="float">
            <text:p>2.416</text:p>
          </table:table-cell>
          <table:table-cell office:value-type="float" office:value="0.999999938303" calcext:value-type="float">
            <text:p>0.999999938303</text:p>
          </table:table-cell>
          <table:table-cell office:value-type="float" office:value="0.66" calcext:value-type="float">
            <text:p>0.66</text:p>
          </table:table-cell>
          <table:table-cell office:value-type="float" office:value="0.999999938299" calcext:value-type="float">
            <text:p>0.999999938299</text:p>
          </table:table-cell>
          <table:table-cell office:value-type="string" calcext:value-type="string">
            <text:p/>
          </table:table-cell>
          <table:table-cell office:value-type="float" office:value="0.716" calcext:value-type="float">
            <text:p>0.716</text:p>
          </table:table-cell>
          <table:table-cell office:value-type="float" office:value="0.999999963149" calcext:value-type="float">
            <text:p>0.999999963149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9963149" calcext:value-type="float">
            <text:p>0.999999963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999998500956" calcext:value-type="float">
            <text:p>0.999998500956</text:p>
          </table:table-cell>
          <table:table-cell office:value-type="float" office:value="2.576" calcext:value-type="float">
            <text:p>2.576</text:p>
          </table:table-cell>
          <table:table-cell office:value-type="float" office:value="0.9999985049" calcext:value-type="float">
            <text:p>0.999998504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9608613" calcext:value-type="float">
            <text:p>0.999999608613</text:p>
          </table:table-cell>
          <table:table-cell office:value-type="float" office:value="1.992" calcext:value-type="float">
            <text:p>1.992</text:p>
          </table:table-cell>
          <table:table-cell office:value-type="float" office:value="0.999999608411" calcext:value-type="float">
            <text:p>0.999999608411</text:p>
          </table:table-cell>
          <table:table-cell office:value-type="string" calcext:value-type="string">
            <text:p/>
          </table:table-cell>
          <table:table-cell office:value-type="float" office:value="3.056" calcext:value-type="float">
            <text:p>3.056</text:p>
          </table:table-cell>
          <table:table-cell office:value-type="float" office:value="0.999999876605" calcext:value-type="float">
            <text:p>0.999999876605</text:p>
          </table:table-cell>
          <table:table-cell office:value-type="float" office:value="2.128" calcext:value-type="float">
            <text:p>2.128</text:p>
          </table:table-cell>
          <table:table-cell office:value-type="float" office:value="0.999999876599" calcext:value-type="float">
            <text:p>0.999999876599</text:p>
          </table:table-cell>
          <table:table-cell office:value-type="string" calcext:value-type="string">
            <text:p/>
          </table:table-cell>
          <table:table-cell office:value-type="float" office:value="1.912" calcext:value-type="float">
            <text:p>1.912</text:p>
          </table:table-cell>
          <table:table-cell office:value-type="float" office:value="0.999999926297" calcext:value-type="float">
            <text:p>0.999999926297</text:p>
          </table:table-cell>
          <table:table-cell office:value-type="float" office:value="0.58" calcext:value-type="float">
            <text:p>0.58</text:p>
          </table:table-cell>
          <table:table-cell office:value-type="float" office:value="0.999999926298" calcext:value-type="float">
            <text:p>0.999999926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0.999997751435" calcext:value-type="float">
            <text:p>0.999997751435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775735" calcext:value-type="float">
            <text:p>0.9999977573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941292" calcext:value-type="float">
            <text:p>0.99999941292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9412616" calcext:value-type="float">
            <text:p>0.999999412616</text:p>
          </table:table-cell>
          <table:table-cell office:value-type="string" calcext:value-type="string">
            <text:p/>
          </table:table-cell>
          <table:table-cell office:value-type="float" office:value="7.264" calcext:value-type="float">
            <text:p>7.264</text:p>
          </table:table-cell>
          <table:table-cell office:value-type="float" office:value="0.999999814908" calcext:value-type="float">
            <text:p>0.999999814908</text:p>
          </table:table-cell>
          <table:table-cell office:value-type="float" office:value="2.16" calcext:value-type="float">
            <text:p>2.16</text:p>
          </table:table-cell>
          <table:table-cell office:value-type="float" office:value="0.999999814898" calcext:value-type="float">
            <text:p>0.999999814898</text:p>
          </table:table-cell>
          <table:table-cell office:value-type="string" calcext:value-type="string">
            <text:p/>
          </table:table-cell>
          <table:table-cell office:value-type="float" office:value="3.312" calcext:value-type="float">
            <text:p>3.312</text:p>
          </table:table-cell>
          <table:table-cell office:value-type="float" office:value="0.999999889446" calcext:value-type="float">
            <text:p>0.999999889446</text:p>
          </table:table-cell>
          <table:table-cell office:value-type="float" office:value="0.612" calcext:value-type="float">
            <text:p>0.612</text:p>
          </table:table-cell>
          <table:table-cell office:value-type="float" office:value="0.999999889447" calcext:value-type="float">
            <text:p>0.999999889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.064" calcext:value-type="float">
            <text:p>16.064</text:p>
          </table:table-cell>
          <table:table-cell office:value-type="float" office:value="0.999997001913" calcext:value-type="float">
            <text:p>0.999997001913</text:p>
          </table:table-cell>
          <table:table-cell office:value-type="float" office:value="5.088" calcext:value-type="float">
            <text:p>5.088</text:p>
          </table:table-cell>
          <table:table-cell office:value-type="float" office:value="0.9999970098" calcext:value-type="float">
            <text:p>0.9999970098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9021533" calcext:value-type="float">
            <text:p>0.99999902153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99216822" calcext:value-type="float">
            <text:p>0.999999216822</text:p>
          </table:table-cell>
          <table:table-cell office:value-type="string" calcext:value-type="string">
            <text:p/>
          </table:table-cell>
          <table:table-cell office:value-type="float" office:value="17.792" calcext:value-type="float">
            <text:p>17.792</text:p>
          </table:table-cell>
          <table:table-cell office:value-type="float" office:value="0.99999975321" calcext:value-type="float">
            <text:p>0.99999975321</text:p>
          </table:table-cell>
          <table:table-cell office:value-type="float" office:value="4.128" calcext:value-type="float">
            <text:p>4.128</text:p>
          </table:table-cell>
          <table:table-cell office:value-type="float" office:value="0.999999753198" calcext:value-type="float">
            <text:p>0.999999753198</text:p>
          </table:table-cell>
          <table:table-cell office:value-type="string" calcext:value-type="string">
            <text:p/>
          </table:table-cell>
          <table:table-cell office:value-type="float" office:value="17.536" calcext:value-type="float">
            <text:p>17.536</text:p>
          </table:table-cell>
          <table:table-cell office:value-type="float" office:value="0.999999852595" calcext:value-type="float">
            <text:p>0.999999852595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9815744" calcext:value-type="float">
            <text:p>0.999999815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6252391" calcext:value-type="float">
            <text:p>0.999996252391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5514699" calcext:value-type="float">
            <text:p>0.99999551469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8825839" calcext:value-type="float">
            <text:p>0.999998825839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9021027" calcext:value-type="float">
            <text:p>0.999999021027</text:p>
          </table:table-cell>
          <table:table-cell office:value-type="string" calcext:value-type="string">
            <text:p/>
          </table:table-cell>
          <table:table-cell office:value-type="float" office:value="18.048" calcext:value-type="float">
            <text:p>18.048</text:p>
          </table:table-cell>
          <table:table-cell office:value-type="float" office:value="0.999999691513" calcext:value-type="float">
            <text:p>0.999999691513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9691497" calcext:value-type="float">
            <text:p>0.999999691497</text:p>
          </table:table-cell>
          <table:table-cell office:value-type="string" calcext:value-type="string">
            <text:p/>
          </table:table-cell>
          <table:table-cell office:value-type="float" office:value="18.048" calcext:value-type="float">
            <text:p>18.048</text:p>
          </table:table-cell>
          <table:table-cell office:value-type="float" office:value="0.999999815744" calcext:value-type="float">
            <text:p>0.999999815744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9999742042" calcext:value-type="float">
            <text:p>0.999999742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95502869" calcext:value-type="float">
            <text:p>0.999995502869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4767149" calcext:value-type="float">
            <text:p>0.999994767149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8630146" calcext:value-type="float">
            <text:p>0.99999863014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8825233" calcext:value-type="float">
            <text:p>0.999998825233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9629816" calcext:value-type="float">
            <text:p>0.999999629816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9629797" calcext:value-type="float">
            <text:p>0.999999629797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778892" calcext:value-type="float">
            <text:p>0.999999778892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9999705191" calcext:value-type="float">
            <text:p>0.999999705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93254304" calcext:value-type="float">
            <text:p>0.999993254304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4019599" calcext:value-type="float">
            <text:p>0.99999401959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7847372" calcext:value-type="float">
            <text:p>0.99999784737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8433643" calcext:value-type="float">
            <text:p>0.999998433643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9568118" calcext:value-type="float">
            <text:p>0.999999568118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9568096" calcext:value-type="float">
            <text:p>0.999999568096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742041" calcext:value-type="float">
            <text:p>0.99999974204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9999966834" calcext:value-type="float">
            <text:p>0.99999966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92504782" calcext:value-type="float">
            <text:p>0.999992504782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3272049" calcext:value-type="float">
            <text:p>0.999993272049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97064598" calcext:value-type="float">
            <text:p>0.99999706459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98237849" calcext:value-type="float">
            <text:p>0.999998237849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444724" calcext:value-type="float">
            <text:p>0.999999444724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9444695" calcext:value-type="float">
            <text:p>0.999999444695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70519" calcext:value-type="float">
            <text:p>0.99999970519</text:p>
          </table:table-cell>
          <table:table-cell office:value-type="float" office:value="0.916" calcext:value-type="float">
            <text:p>0.916</text:p>
          </table:table-cell>
          <table:table-cell office:value-type="float" office:value="0.999999631489" calcext:value-type="float">
            <text:p>0.999999631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88757173" calcext:value-type="float">
            <text:p>0.999988757173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2524499" calcext:value-type="float">
            <text:p>0.999992524499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95107664" calcext:value-type="float">
            <text:p>0.99999510766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98042054" calcext:value-type="float">
            <text:p>0.999998042054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383026" calcext:value-type="float">
            <text:p>0.999999383026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9382994" calcext:value-type="float">
            <text:p>0.999999382994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594636" calcext:value-type="float">
            <text:p>0.999999594636</text:p>
          </table:table-cell>
          <table:table-cell office:value-type="float" office:value="2.096" calcext:value-type="float">
            <text:p>2.096</text:p>
          </table:table-cell>
          <table:table-cell office:value-type="float" office:value="0.999999594638" calcext:value-type="float">
            <text:p>0.999999594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86508608" calcext:value-type="float">
            <text:p>0.999986508608</text:p>
          </table:table-cell>
          <table:table-cell office:value-type="float" office:value="7.2" calcext:value-type="float">
            <text:p>7.2</text:p>
          </table:table-cell>
          <table:table-cell office:value-type="float" office:value="0.999991776949" calcext:value-type="float">
            <text:p>0.999991776949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89432554" calcext:value-type="float">
            <text:p>0.999989432554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97063081" calcext:value-type="float">
            <text:p>0.999997063081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321329" calcext:value-type="float">
            <text:p>0.999999321329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9321294" calcext:value-type="float">
            <text:p>0.999999321294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520933" calcext:value-type="float">
            <text:p>0.999999520933</text:p>
          </table:table-cell>
          <table:table-cell office:value-type="float" office:value="2.768" calcext:value-type="float">
            <text:p>2.768</text:p>
          </table:table-cell>
          <table:table-cell office:value-type="float" office:value="0.999999557787" calcext:value-type="float">
            <text:p>0.999999557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82760998" calcext:value-type="float">
            <text:p>0.999982760998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1029399" calcext:value-type="float">
            <text:p>0.999991029399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973777077" calcext:value-type="float">
            <text:p>0.99997377707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96475698" calcext:value-type="float">
            <text:p>0.999996475698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197934" calcext:value-type="float">
            <text:p>0.999999197934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9259593" calcext:value-type="float">
            <text:p>0.999999259593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9484082" calcext:value-type="float">
            <text:p>0.999999484082</text:p>
          </table:table-cell>
          <table:table-cell office:value-type="float" office:value="3.056" calcext:value-type="float">
            <text:p>3.056</text:p>
          </table:table-cell>
          <table:table-cell office:value-type="float" office:value="0.999999520936" calcext:value-type="float">
            <text:p>0.999999520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82011477" calcext:value-type="float">
            <text:p>0.999982011477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0281849" calcext:value-type="float">
            <text:p>0.999990281849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923679554" calcext:value-type="float">
            <text:p>0.999923679554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95888314" calcext:value-type="float">
            <text:p>0.999995888314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074539" calcext:value-type="float">
            <text:p>0.999999074539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9136192" calcext:value-type="float">
            <text:p>0.999999136192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941038" calcext:value-type="float">
            <text:p>0.99999941038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99484085" calcext:value-type="float">
            <text:p>0.999999484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78263868" calcext:value-type="float">
            <text:p>0.999978263868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8786749" calcext:value-type="float">
            <text:p>0.99998878674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757731506" calcext:value-type="float">
            <text:p>0.99975773150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94321958" calcext:value-type="float">
            <text:p>0.999994321958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012842" calcext:value-type="float">
            <text:p>0.999999012842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9012791" calcext:value-type="float">
            <text:p>0.999999012791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9336677" calcext:value-type="float">
            <text:p>0.999999336677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9447233" calcext:value-type="float">
            <text:p>0.999999447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74516259" calcext:value-type="float">
            <text:p>0.999974516259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87291648" calcext:value-type="float">
            <text:p>0.999987291648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9270650503" calcext:value-type="float">
            <text:p>0.99927065050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92364012" calcext:value-type="float">
            <text:p>0.999992364012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8889447" calcext:value-type="float">
            <text:p>0.999998889447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8951091" calcext:value-type="float">
            <text:p>0.999998951091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9299826" calcext:value-type="float">
            <text:p>0.999999299826</text:p>
          </table:table-cell>
          <table:table-cell office:value-type="float" office:value="5.664" calcext:value-type="float">
            <text:p>5.664</text:p>
          </table:table-cell>
          <table:table-cell office:value-type="float" office:value="0.999999410382" calcext:value-type="float">
            <text:p>0.9999994103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67770562" calcext:value-type="float">
            <text:p>0.999967770562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86544098" calcext:value-type="float">
            <text:p>0.999986544098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7920952761" calcext:value-type="float">
            <text:p>0.99792095276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89035504" calcext:value-type="float">
            <text:p>0.999989035504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882775" calcext:value-type="float">
            <text:p>0.99999882775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8765989" calcext:value-type="float">
            <text:p>0.99999876598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9226123" calcext:value-type="float">
            <text:p>0.999999226123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9373531" calcext:value-type="float">
            <text:p>0.999999373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61774388" calcext:value-type="float">
            <text:p>0.999961774388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85048998" calcext:value-type="float">
            <text:p>0.99998504899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4642500352" calcext:value-type="float">
            <text:p>0.99464250035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84728024" calcext:value-type="float">
            <text:p>0.999984728024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704355" calcext:value-type="float">
            <text:p>0.999998704355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8704288" calcext:value-type="float">
            <text:p>0.999998704288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9041867" calcext:value-type="float">
            <text:p>0.99999904186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933668" calcext:value-type="float">
            <text:p>0.99999933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57277257" calcext:value-type="float">
            <text:p>0.99995727725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4301448" calcext:value-type="float">
            <text:p>0.999984301448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87245287848" calcext:value-type="float">
            <text:p>0.98724528784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77092036" calcext:value-type="float">
            <text:p>0.999977092036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642657" calcext:value-type="float">
            <text:p>0.999998642657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8580887" calcext:value-type="float">
            <text:p>0.999998580887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8968164" calcext:value-type="float">
            <text:p>0.9999989681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9299829" calcext:value-type="float">
            <text:p>0.999999299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51281083" calcext:value-type="float">
            <text:p>0.999951281083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3553898" calcext:value-type="float">
            <text:p>0.99998355389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72260453113" calcext:value-type="float">
            <text:p>0.97226045311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965344362" calcext:value-type="float">
            <text:p>0.999965344362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519263" calcext:value-type="float">
            <text:p>0.999998519263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8519187" calcext:value-type="float">
            <text:p>0.999998519187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8894462" calcext:value-type="float">
            <text:p>0.99999889446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9226127" calcext:value-type="float">
            <text:p>0.999999226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38539212" calcext:value-type="float">
            <text:p>0.999938539212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2806348" calcext:value-type="float">
            <text:p>0.99998280634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44422863805" calcext:value-type="float">
            <text:p>0.94442286380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939107889" calcext:value-type="float">
            <text:p>0.999939107889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457565" calcext:value-type="float">
            <text:p>0.999998457565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8395786" calcext:value-type="float">
            <text:p>0.999998395786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8636503" calcext:value-type="float">
            <text:p>0.99999863650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9189276" calcext:value-type="float">
            <text:p>0.999999189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15304036" calcext:value-type="float">
            <text:p>0.99991530403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2058798" calcext:value-type="float">
            <text:p>0.999982058798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97595181871" calcext:value-type="float">
            <text:p>0.89759518187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88898448" calcext:value-type="float">
            <text:p>0.99988898448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395868" calcext:value-type="float">
            <text:p>0.999998395868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8334085" calcext:value-type="float">
            <text:p>0.999998334085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8599652" calcext:value-type="float">
            <text:p>0.99999859965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9152425" calcext:value-type="float">
            <text:p>0.999999152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9003136" calcext:value-type="float">
            <text:p>0.999900313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9068597" calcext:value-type="float">
            <text:p>0.999979068597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28368818753" calcext:value-type="float">
            <text:p>0.828368818753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812624599" calcext:value-type="float">
            <text:p>0.999812624599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087381" calcext:value-type="float">
            <text:p>0.999998087381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8272384" calcext:value-type="float">
            <text:p>0.999998272384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85628" calcext:value-type="float">
            <text:p>0.99999856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9078722" calcext:value-type="float">
            <text:p>0.999999078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80076511" calcext:value-type="float">
            <text:p>0.99988007651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8321047" calcext:value-type="float">
            <text:p>0.999978321047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38204234689" calcext:value-type="float">
            <text:p>0.73820423468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668519797" calcext:value-type="float">
            <text:p>0.999668519797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7778894" calcext:value-type="float">
            <text:p>0.999997778894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8148983" calcext:value-type="float">
            <text:p>0.999998148983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8525949" calcext:value-type="float">
            <text:p>0.999998525949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900502" calcext:value-type="float">
            <text:p>0.99999900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65086075" calcext:value-type="float">
            <text:p>0.999865086075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7573497" calcext:value-type="float">
            <text:p>0.99997757349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27834105964" calcext:value-type="float">
            <text:p>0.62783410596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9437090618" calcext:value-type="float">
            <text:p>0.999437090618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7532105" calcext:value-type="float">
            <text:p>0.999997532105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8025582" calcext:value-type="float">
            <text:p>0.999998025582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8452247" calcext:value-type="float">
            <text:p>0.99999845224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8968169" calcext:value-type="float">
            <text:p>0.999998968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843349943" calcext:value-type="float">
            <text:p>0.99984334994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6825947" calcext:value-type="float">
            <text:p>0.99997682594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02780901806" calcext:value-type="float">
            <text:p>0.50278090180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9047655223" calcext:value-type="float">
            <text:p>0.999047655223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7038525" calcext:value-type="float">
            <text:p>0.999997038525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7717079" calcext:value-type="float">
            <text:p>0.999997717079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98378544" calcext:value-type="float">
            <text:p>0.999998378544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8894467" calcext:value-type="float">
            <text:p>0.999998894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799877678" calcext:value-type="float">
            <text:p>0.999799877678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6078397" calcext:value-type="float">
            <text:p>0.99997607839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390110592241" calcext:value-type="float">
            <text:p>0.390110592241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8396246696" calcext:value-type="float">
            <text:p>0.99839624669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6421552" calcext:value-type="float">
            <text:p>0.999996421552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7655379" calcext:value-type="float">
            <text:p>0.999997655379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826799" calcext:value-type="float">
            <text:p>0.9999982679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8820765" calcext:value-type="float">
            <text:p>0.999998820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744413064" calcext:value-type="float">
            <text:p>0.99974441306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73835747" calcext:value-type="float">
            <text:p>0.99997383574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04850868869" calcext:value-type="float">
            <text:p>0.30485086886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318984985" calcext:value-type="float">
            <text:p>0.997318984985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5496091" calcext:value-type="float">
            <text:p>0.999995496091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7470277" calcext:value-type="float">
            <text:p>0.999997470277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8194288" calcext:value-type="float">
            <text:p>0.999998194288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8783914" calcext:value-type="float">
            <text:p>0.999998783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625988619" calcext:value-type="float">
            <text:p>0.999625988619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1593097" calcext:value-type="float">
            <text:p>0.999971593097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43167314184" calcext:value-type="float">
            <text:p>0.24316731418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628886277" calcext:value-type="float">
            <text:p>0.995628886277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4138748" calcext:value-type="float">
            <text:p>0.999994138748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7223475" calcext:value-type="float">
            <text:p>0.999997223475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8157436" calcext:value-type="float">
            <text:p>0.999998157436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8747062" calcext:value-type="float">
            <text:p>0.999998747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9438608168" calcext:value-type="float">
            <text:p>0.999438608168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0097996" calcext:value-type="float">
            <text:p>0.999970097996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197716727074" calcext:value-type="float">
            <text:p>0.197716727074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983310079" calcext:value-type="float">
            <text:p>0.99298331007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2472919" calcext:value-type="float">
            <text:p>0.99999247291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7038373" calcext:value-type="float">
            <text:p>0.999997038373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98046883" calcext:value-type="float">
            <text:p>0.99999804688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98710211" calcext:value-type="float">
            <text:p>0.999998710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9096826225" calcext:value-type="float">
            <text:p>0.999096826225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68602896" calcext:value-type="float">
            <text:p>0.999968602896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63041608538" calcext:value-type="float">
            <text:p>0.16304160853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88975003691" calcext:value-type="float">
            <text:p>0.988975003691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914126" calcext:value-type="float">
            <text:p>0.99998914126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6791571" calcext:value-type="float">
            <text:p>0.99999679157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8010031" calcext:value-type="float">
            <text:p>0.999998010031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98636509" calcext:value-type="float">
            <text:p>0.999998636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8569162874" calcext:value-type="float">
            <text:p>0.99856916287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5612696" calcext:value-type="float">
            <text:p>0.99996561269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36351174249" calcext:value-type="float">
            <text:p>0.136351174249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2967634766" calcext:value-type="float">
            <text:p>0.98296763476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513093" calcext:value-type="float">
            <text:p>0.99998513093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6051164" calcext:value-type="float">
            <text:p>0.999996051164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797318" calcext:value-type="float">
            <text:p>0.9999979731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8562807" calcext:value-type="float">
            <text:p>0.999998562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7895342771" calcext:value-type="float">
            <text:p>0.99789534277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4117596" calcext:value-type="float">
            <text:p>0.999964117596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15875768317" calcext:value-type="float">
            <text:p>0.11587576831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74350324255" calcext:value-type="float">
            <text:p>0.974350324255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79886652" calcext:value-type="float">
            <text:p>0.999979886652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561926" calcext:value-type="float">
            <text:p>0.99999561926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7862626" calcext:value-type="float">
            <text:p>0.999997862626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98525956" calcext:value-type="float">
            <text:p>0.999998525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7057377393" calcext:value-type="float">
            <text:p>0.99705737739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2622495" calcext:value-type="float">
            <text:p>0.99996262249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00354929215" calcext:value-type="float">
            <text:p>0.10035492921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62204795636" calcext:value-type="float">
            <text:p>0.962204795636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72729755" calcext:value-type="float">
            <text:p>0.99997272975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4878854" calcext:value-type="float">
            <text:p>0.999994878854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7788924" calcext:value-type="float">
            <text:p>0.999997788924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98489105" calcext:value-type="float">
            <text:p>0.999998489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6175190229" calcext:value-type="float">
            <text:p>0.99617519022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0379845" calcext:value-type="float">
            <text:p>0.999960379845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0884986457035" calcext:value-type="float">
            <text:p>0.088498645703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45473562447" calcext:value-type="float">
            <text:p>0.945473562447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63351752" calcext:value-type="float">
            <text:p>0.99996335175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4261848" calcext:value-type="float">
            <text:p>0.999994261848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97641519" calcext:value-type="float">
            <text:p>0.999997641519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8452254" calcext:value-type="float">
            <text:p>0.999998452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541592464" calcext:value-type="float">
            <text:p>0.9954159246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6642095" calcext:value-type="float">
            <text:p>0.999956642095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0795883314256" calcext:value-type="float">
            <text:p>0.0795883314256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23254403322" calcext:value-type="float">
            <text:p>0.923254403322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52246223" calcext:value-type="float">
            <text:p>0.999952246223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3706543" calcext:value-type="float">
            <text:p>0.999993706543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7567816" calcext:value-type="float">
            <text:p>0.99999756781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8415403" calcext:value-type="float">
            <text:p>0.9999984154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4833546198" calcext:value-type="float">
            <text:p>0.99483354619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1409244" calcext:value-type="float">
            <text:p>0.999951409244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729766324405" calcext:value-type="float">
            <text:p>0.0729766324405</text:p>
          </table:table-cell>
          <table:table-cell office:value-type="float" office:value="28.8" calcext:value-type="float">
            <text:p>28.8</text:p>
          </table:table-cell>
          <table:table-cell office:value-type="float" office:value="0.8945331024" calcext:value-type="float">
            <text:p>0.8945331024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40091838" calcext:value-type="float">
            <text:p>0.99994009183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3151238" calcext:value-type="float">
            <text:p>0.999993151238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7420411" calcext:value-type="float">
            <text:p>0.99999742041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98378551" calcext:value-type="float">
            <text:p>0.999998378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4422808248" calcext:value-type="float">
            <text:p>0.99442280824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46923944" calcext:value-type="float">
            <text:p>0.999946923944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680594430603" calcext:value-type="float">
            <text:p>0.0680594430603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58608519335" calcext:value-type="float">
            <text:p>0.858608519335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26086531" calcext:value-type="float">
            <text:p>0.99992608653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1978928" calcext:value-type="float">
            <text:p>0.999991978928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7162452" calcext:value-type="float">
            <text:p>0.99999716245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3417" calcext:value-type="float">
            <text:p>0.9999983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4131244266" calcext:value-type="float">
            <text:p>0.994131244266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40195993" calcext:value-type="float">
            <text:p>0.999940195993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643896037462" calcext:value-type="float">
            <text:p>0.0643896037462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15734403886" calcext:value-type="float">
            <text:p>0.81573440388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08564473" calcext:value-type="float">
            <text:p>0.99990856447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0744916" calcext:value-type="float">
            <text:p>0.999990744916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6978196" calcext:value-type="float">
            <text:p>0.99999697819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304849" calcext:value-type="float">
            <text:p>0.999998304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3926624813" calcext:value-type="float">
            <text:p>0.99392662481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2720492" calcext:value-type="float">
            <text:p>0.999932720492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616244552628" calcext:value-type="float">
            <text:p>0.0616244552628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766741512403" calcext:value-type="float">
            <text:p>0.766741512403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892708245" calcext:value-type="float">
            <text:p>0.99989270824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89325804" calcext:value-type="float">
            <text:p>0.999989325804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6351724" calcext:value-type="float">
            <text:p>0.99999635172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8267998" calcext:value-type="float">
            <text:p>0.999998267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77971854" calcext:value-type="float">
            <text:p>0.9937797185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075969" calcext:value-type="float">
            <text:p>0.99992075969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594861129077" calcext:value-type="float">
            <text:p>0.059486112907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12701624351" calcext:value-type="float">
            <text:p>0.712701624351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876235043" calcext:value-type="float">
            <text:p>0.99987623504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8778329" calcext:value-type="float">
            <text:p>0.99998778329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5688401" calcext:value-type="float">
            <text:p>0.99999568840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8157445" calcext:value-type="float">
            <text:p>0.999998157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6717874" calcext:value-type="float">
            <text:p>0.993671787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477929" calcext:value-type="float">
            <text:p>0.9999147792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57850507032" calcext:value-type="float">
            <text:p>0.057850507032</text:p>
          </table:table-cell>
          <table:table-cell office:value-type="float" office:value="30.08" calcext:value-type="float">
            <text:p>30.08</text:p>
          </table:table-cell>
          <table:table-cell office:value-type="float" office:value="0.651962037783" calcext:value-type="float">
            <text:p>0.651962037783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858712985" calcext:value-type="float">
            <text:p>0.999858712985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86055674" calcext:value-type="float">
            <text:p>0.999986055674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4361756" calcext:value-type="float">
            <text:p>0.999994361756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8083743" calcext:value-type="float">
            <text:p>0.999998083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583343827" calcext:value-type="float">
            <text:p>0.993583343827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08798889" calcext:value-type="float">
            <text:p>0.999908798889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565235097308" calcext:value-type="float">
            <text:p>0.056523509730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83978052212" calcext:value-type="float">
            <text:p>0.583978052212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839525098" calcext:value-type="float">
            <text:p>0.99983952509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83587652" calcext:value-type="float">
            <text:p>0.999983587652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2556043" calcext:value-type="float">
            <text:p>0.99999255604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7936338" calcext:value-type="float">
            <text:p>0.999997936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521133517" calcext:value-type="float">
            <text:p>0.993521133517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4313588" calcext:value-type="float">
            <text:p>0.99990431358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554689177154" calcext:value-type="float">
            <text:p>0.055468917715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11916253181" calcext:value-type="float">
            <text:p>0.511916253181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822866804" calcext:value-type="float">
            <text:p>0.999822866804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82106838" calcext:value-type="float">
            <text:p>0.99998210683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8428701" calcext:value-type="float">
            <text:p>0.99998842870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788934" calcext:value-type="float">
            <text:p>0.999997788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461171772" calcext:value-type="float">
            <text:p>0.99346117177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97585637" calcext:value-type="float">
            <text:p>0.999897585637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546213693728" calcext:value-type="float">
            <text:p>0.054621369372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42144663208" calcext:value-type="float">
            <text:p>0.442144663208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807442457" calcext:value-type="float">
            <text:p>0.999807442457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79885618" calcext:value-type="float">
            <text:p>0.999979885618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82495646" calcext:value-type="float">
            <text:p>0.99998249564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7567827" calcext:value-type="float">
            <text:p>0.9999975678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371978678" calcext:value-type="float">
            <text:p>0.99337197867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93847887" calcext:value-type="float">
            <text:p>0.99989384788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539065011909" calcext:value-type="float">
            <text:p>0.0539065011909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80446270642" calcext:value-type="float">
            <text:p>0.380446270642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790969255" calcext:value-type="float">
            <text:p>0.99979096925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77479297" calcext:value-type="float">
            <text:p>0.99997747929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72619506" calcext:value-type="float">
            <text:p>0.99997261950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7346721" calcext:value-type="float">
            <text:p>0.999997346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31051789" calcext:value-type="float">
            <text:p>0.99331051789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81139535" calcext:value-type="float">
            <text:p>0.999881139535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533245088633" calcext:value-type="float">
            <text:p>0.0533245088633</text:p>
          </table:table-cell>
          <table:table-cell office:value-type="float" office:value="31.36" calcext:value-type="float">
            <text:p>31.36</text:p>
          </table:table-cell>
          <table:table-cell office:value-type="float" office:value="0.328781370695" calcext:value-type="float">
            <text:p>0.32878137069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775051329" calcext:value-type="float">
            <text:p>0.999775051329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73962365" calcext:value-type="float">
            <text:p>0.99997396236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56773459" calcext:value-type="float">
            <text:p>0.99995677345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7015061" calcext:value-type="float">
            <text:p>0.999997015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3274540843" calcext:value-type="float">
            <text:p>0.99327454084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69926284" calcext:value-type="float">
            <text:p>0.99986992628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528317527499" calcext:value-type="float">
            <text:p>0.052831752749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86536538986" calcext:value-type="float">
            <text:p>0.286536538986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759997167" calcext:value-type="float">
            <text:p>0.999759997167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7124754" calcext:value-type="float">
            <text:p>0.99997124754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29319262" calcext:value-type="float">
            <text:p>0.99992931926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6609698" calcext:value-type="float">
            <text:p>0.999996609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3250556145" calcext:value-type="float">
            <text:p>0.99325055614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51985082" calcext:value-type="float">
            <text:p>0.999851985082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524159041634" calcext:value-type="float">
            <text:p>0.0524159041634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50993167944" calcext:value-type="float">
            <text:p>0.250993167944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7474109" calcext:value-type="float">
            <text:p>0.9997474109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68717817" calcext:value-type="float">
            <text:p>0.999968717817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80638733" calcext:value-type="float">
            <text:p>0.99988063873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5872676" calcext:value-type="float">
            <text:p>0.999995872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3230319056" calcext:value-type="float">
            <text:p>0.99323031905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819092878" calcext:value-type="float">
            <text:p>0.999819092878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520581765323" calcext:value-type="float">
            <text:p>0.052058176532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20713538059" calcext:value-type="float">
            <text:p>0.220713538059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734824633" calcext:value-type="float">
            <text:p>0.999734824633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65571089" calcext:value-type="float">
            <text:p>0.999965571089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86962802" calcext:value-type="float">
            <text:p>0.99978696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5246208" calcext:value-type="float">
            <text:p>0.999995246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3218326708" calcext:value-type="float">
            <text:p>0.99321832670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77977623" calcext:value-type="float">
            <text:p>0.999777977623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517568086155" calcext:value-type="float">
            <text:p>0.0517568086155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94228994278" calcext:value-type="float">
            <text:p>0.194228994278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722238366" calcext:value-type="float">
            <text:p>0.999722238366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62794564" calcext:value-type="float">
            <text:p>0.99996279456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558779731" calcext:value-type="float">
            <text:p>0.99955877973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4177526" calcext:value-type="float">
            <text:p>0.999994177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3205584837" calcext:value-type="float">
            <text:p>0.993205584837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27144217" calcext:value-type="float">
            <text:p>0.999727144217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514734444963" calcext:value-type="float">
            <text:p>0.0514734444963</text:p>
          </table:table-cell>
          <table:table-cell office:value-type="float" office:value="32.64" calcext:value-type="float">
            <text:p>32.64</text:p>
          </table:table-cell>
          <table:table-cell office:value-type="float" office:value="0.170958418324" calcext:value-type="float">
            <text:p>0.170958418324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711132837" calcext:value-type="float">
            <text:p>0.99971113283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59832937" calcext:value-type="float">
            <text:p>0.999959832937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893245774" calcext:value-type="float">
            <text:p>0.99889324577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2777184" calcext:value-type="float">
            <text:p>0.999992777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3198089619" calcext:value-type="float">
            <text:p>0.99319808961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55379408" calcext:value-type="float">
            <text:p>0.999655379408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512321544695" calcext:value-type="float">
            <text:p>0.051232154469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32974467997" calcext:value-type="float">
            <text:p>0.13297446799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699286939" calcext:value-type="float">
            <text:p>0.999699286939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56377706" calcext:value-type="float">
            <text:p>0.99995637770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865615133" calcext:value-type="float">
            <text:p>0.99686561513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90492415" calcext:value-type="float">
            <text:p>0.999990492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319434201" calcext:value-type="float">
            <text:p>0.99319434201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562683196" calcext:value-type="float">
            <text:p>0.99956268319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510051500646" calcext:value-type="float">
            <text:p>0.051005150064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04081651034" calcext:value-type="float">
            <text:p>0.10408165103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690772699" calcext:value-type="float">
            <text:p>0.99969077269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5242887" calcext:value-type="float">
            <text:p>0.9999524288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1424672354" calcext:value-type="float">
            <text:p>0.99142467235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8391902" calcext:value-type="float">
            <text:p>0.999988391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3190594401" calcext:value-type="float">
            <text:p>0.993190594401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440832532" calcext:value-type="float">
            <text:p>0.999440832532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507767758056" calcext:value-type="float">
            <text:p>0.050776775805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818689531295" calcext:value-type="float">
            <text:p>0.0818689531295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681888276" calcext:value-type="float">
            <text:p>0.99968188827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48788537" calcext:value-type="float">
            <text:p>0.999948788537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9135878965" calcext:value-type="float">
            <text:p>0.97913587896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84669941" calcext:value-type="float">
            <text:p>0.999984669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3184598226" calcext:value-type="float">
            <text:p>0.99318459822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26441071" calcext:value-type="float">
            <text:p>0.99926441071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505168949007" calcext:value-type="float">
            <text:p>0.0505168949007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48156378772" calcext:value-type="float">
            <text:p>0.0648156378772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673312339" calcext:value-type="float">
            <text:p>0.999673312339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4576521" calcext:value-type="float">
            <text:p>0.9999457652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56297008863" calcext:value-type="float">
            <text:p>0.95629700886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81021681" calcext:value-type="float">
            <text:p>0.999981021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3178602052" calcext:value-type="float">
            <text:p>0.993178602052</text:p>
          </table:table-cell>
          <table:table-cell office:value-type="float" office:value="14.4" calcext:value-type="float">
            <text:p>14.4</text:p>
          </table:table-cell>
          <table:table-cell office:value-type="float" office:value="0.999073037887" calcext:value-type="float">
            <text:p>0.99907303788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5014899121" calcext:value-type="float">
            <text:p>0.0501489912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15311722573" calcext:value-type="float">
            <text:p>0.0515311722573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659924006" calcext:value-type="float">
            <text:p>0.999659924006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41199369" calcext:value-type="float">
            <text:p>0.99994119936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2094716906" calcext:value-type="float">
            <text:p>0.9209471690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76488996" calcext:value-type="float">
            <text:p>0.999976488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3171856356" calcext:value-type="float">
            <text:p>0.993171856356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839054708" calcext:value-type="float">
            <text:p>0.99883905470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496110299092" calcext:value-type="float">
            <text:p>0.049611029909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414414865977" calcext:value-type="float">
            <text:p>0.0414414865977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647214344" calcext:value-type="float">
            <text:p>0.99964721434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37559036" calcext:value-type="float">
            <text:p>0.999937559036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7313091274" calcext:value-type="float">
            <text:p>0.87313091274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70924479" calcext:value-type="float">
            <text:p>0.999970924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3163611616" calcext:value-type="float">
            <text:p>0.993163611616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545267522" calcext:value-type="float">
            <text:p>0.998545267522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488321699684" calcext:value-type="float">
            <text:p>0.048832169968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339928738609" calcext:value-type="float">
            <text:p>0.0339928738609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636293907" calcext:value-type="float">
            <text:p>0.99963629390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34103805" calcext:value-type="float">
            <text:p>0.999934103805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15612306349" calcext:value-type="float">
            <text:p>0.815612306349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63922769" calcext:value-type="float">
            <text:p>0.999963922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3142625005" calcext:value-type="float">
            <text:p>0.993142625005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8255965637" calcext:value-type="float">
            <text:p>0.998255965637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477445057596" calcext:value-type="float">
            <text:p>0.047744505759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284839979058" calcext:value-type="float">
            <text:p>0.0284839979058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626669115" calcext:value-type="float">
            <text:p>0.99962666911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30463472" calcext:value-type="float">
            <text:p>0.99993046347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51734460353" calcext:value-type="float">
            <text:p>0.751734460353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54709993" calcext:value-type="float">
            <text:p>0.999954709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3075168043" calcext:value-type="float">
            <text:p>0.99307516804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934519097" calcext:value-type="float">
            <text:p>0.997934519097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463681937083" calcext:value-type="float">
            <text:p>0.0463681937083</text:p>
          </table:table-cell>
          <table:table-cell office:value-type="float" office:value="37.12" calcext:value-type="float">
            <text:p>37.12</text:p>
          </table:table-cell>
          <table:table-cell office:value-type="float" office:value="0.0243938493878" calcext:value-type="float">
            <text:p>0.0243938493878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620067494" calcext:value-type="float">
            <text:p>0.99962006749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25589128" calcext:value-type="float">
            <text:p>0.999925589128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8512781458" calcext:value-type="float">
            <text:p>0.6851278145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4258598" calcext:value-type="float">
            <text:p>0.99994258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943252205" calcext:value-type="float">
            <text:p>0.992943252205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583170554" calcext:value-type="float">
            <text:p>0.99758317055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47010811868" calcext:value-type="float">
            <text:p>0.044701081186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2139721353" calcext:value-type="float">
            <text:p>0.02139721353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61309569" calcext:value-type="float">
            <text:p>0.9996130956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22133897" calcext:value-type="float">
            <text:p>0.99992213389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19385220562" calcext:value-type="float">
            <text:p>0.61938522056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2655575" calcext:value-type="float">
            <text:p>0.99992655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2630701612" calcext:value-type="float">
            <text:p>0.992630701612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269947066" calcext:value-type="float">
            <text:p>0.997269947066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28652809091" calcext:value-type="float">
            <text:p>0.042865280909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190962357711" calcext:value-type="float">
            <text:p>0.0190962357711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60507503" calcext:value-type="float">
            <text:p>0.99960507503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18555264" calcext:value-type="float">
            <text:p>0.99991855526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57011127536" calcext:value-type="float">
            <text:p>0.55701112753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05661173" calcext:value-type="float">
            <text:p>0.999905661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92070059302" calcext:value-type="float">
            <text:p>0.992070059302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6958966228" calcext:value-type="float">
            <text:p>0.99695896622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412330018221" calcext:value-type="float">
            <text:p>0.0412330018221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173307561547" calcext:value-type="float">
            <text:p>0.017330756154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596067211" calcext:value-type="float">
            <text:p>0.999596067211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15470236" calcext:value-type="float">
            <text:p>0.999915470236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9693876491" calcext:value-type="float">
            <text:p>0.49969387649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76290844" calcext:value-type="float">
            <text:p>0.999876290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9086932537" calcext:value-type="float">
            <text:p>0.9908693253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653218241" calcext:value-type="float">
            <text:p>0.99665321824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89218621484" calcext:value-type="float">
            <text:p>0.038921862148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59672427857" calcext:value-type="float">
            <text:p>0.015967242785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587059393" calcext:value-type="float">
            <text:p>0.999587059393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11953305" calcext:value-type="float">
            <text:p>0.99991195330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8328732206" calcext:value-type="float">
            <text:p>0.44832873220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37228673" calcext:value-type="float">
            <text:p>0.999837228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85823544579" calcext:value-type="float">
            <text:p>0.98582354457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386342858" calcext:value-type="float">
            <text:p>0.996386342858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76181523681" calcext:value-type="float">
            <text:p>0.037618152368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4901532954" calcext:value-type="float">
            <text:p>0.014901532954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574596521" calcext:value-type="float">
            <text:p>0.99957459652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07942768" calcext:value-type="float">
            <text:p>0.99990794276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40339711969" calcext:value-type="float">
            <text:p>0.40339711969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84568445" calcext:value-type="float">
            <text:p>0.999784568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962481936524" calcext:value-type="float">
            <text:p>0.962481936524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134418477" calcext:value-type="float">
            <text:p>0.99613441847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7778446832" calcext:value-type="float">
            <text:p>0.036777844683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40237859073" calcext:value-type="float">
            <text:p>0.014023785907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550040961" calcext:value-type="float">
            <text:p>0.999550040961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04919441" calcext:value-type="float">
            <text:p>0.99990491944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64638611008" calcext:value-type="float">
            <text:p>0.36463861100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709244789" calcext:value-type="float">
            <text:p>0.999709244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918441534301" calcext:value-type="float">
            <text:p>0.918441534301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5919124051" calcext:value-type="float">
            <text:p>0.995919124051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625788718" calcext:value-type="float">
            <text:p>0.0362578871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33293025758" calcext:value-type="float">
            <text:p>0.0133293025758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490873167" calcext:value-type="float">
            <text:p>0.999490873167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01155707" calcext:value-type="float">
            <text:p>0.999901155707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31732673804" calcext:value-type="float">
            <text:p>0.33173267380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9548543" calcext:value-type="float">
            <text:p>0.99959548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776931067979" calcext:value-type="float">
            <text:p>0.776931067979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757653231" calcext:value-type="float">
            <text:p>0.995757653231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8921361173" calcext:value-type="float">
            <text:p>0.0358921361173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8069226694" calcext:value-type="float">
            <text:p>0.0128069226694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309359457" calcext:value-type="float">
            <text:p>0.999309359457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898255781" calcext:value-type="float">
            <text:p>0.99989825578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04107007837" calcext:value-type="float">
            <text:p>0.30410700783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409976972" calcext:value-type="float">
            <text:p>0.999409976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544843140077" calcext:value-type="float">
            <text:p>0.544843140077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649258468" calcext:value-type="float">
            <text:p>0.995649258468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6551513464" calcext:value-type="float">
            <text:p>0.035655151346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23536582453" calcext:value-type="float">
            <text:p>0.012353658245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724098049" calcext:value-type="float">
            <text:p>0.998724098049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895664357" calcext:value-type="float">
            <text:p>0.99989566435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80966657486" calcext:value-type="float">
            <text:p>0.28096665748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101201571" calcext:value-type="float">
            <text:p>0.999101201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97731497305" calcext:value-type="float">
            <text:p>0.39773149730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561795107" calcext:value-type="float">
            <text:p>0.99556179510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4890076052" calcext:value-type="float">
            <text:p>0.0354890076052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19980953104" calcext:value-type="float">
            <text:p>0.011998095310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6999902888" calcext:value-type="float">
            <text:p>0.99699990288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893196335" calcext:value-type="float">
            <text:p>0.99989319633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61738180121" calcext:value-type="float">
            <text:p>0.26173818012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539074829" calcext:value-type="float">
            <text:p>0.998539074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326797503193" calcext:value-type="float">
            <text:p>0.326797503193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490777848" calcext:value-type="float">
            <text:p>0.995490777848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3530006558" calcext:value-type="float">
            <text:p>0.0353530006558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16801249326" calcext:value-type="float">
            <text:p>0.011680124932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2651779581" calcext:value-type="float">
            <text:p>0.992651779581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890173008" calcext:value-type="float">
            <text:p>0.99989017300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45822705734" calcext:value-type="float">
            <text:p>0.24582270573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539009565" calcext:value-type="float">
            <text:p>0.997539009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82833552194" calcext:value-type="float">
            <text:p>0.28283355219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373412484" calcext:value-type="float">
            <text:p>0.99537341248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2391070664" calcext:value-type="float">
            <text:p>0.035239107066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14314658317" calcext:value-type="float">
            <text:p>0.0114314658317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3080170448" calcext:value-type="float">
            <text:p>0.98308017044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887026279" calcext:value-type="float">
            <text:p>0.99988702627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32673914231" calcext:value-type="float">
            <text:p>0.23267391423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5750551781" calcext:value-type="float">
            <text:p>0.995750551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243068422347" calcext:value-type="float">
            <text:p>0.243068422347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290434424" calcext:value-type="float">
            <text:p>0.995290434424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1342153759" calcext:value-type="float">
            <text:p>0.035134215375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12350838804" calcext:value-type="float">
            <text:p>0.0112350838804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6474290514" calcext:value-type="float">
            <text:p>0.96474290514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884681658" calcext:value-type="float">
            <text:p>0.999884681658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21805663642" calcext:value-type="float">
            <text:p>0.22180566364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2735873507" calcext:value-type="float">
            <text:p>0.992735873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89782668657" calcext:value-type="float">
            <text:p>0.18978266865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216426965" calcext:value-type="float">
            <text:p>0.99521642696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50422394532" calcext:value-type="float">
            <text:p>0.035042239453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10578897966" calcext:value-type="float">
            <text:p>0.011057889796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34267419424" calcext:value-type="float">
            <text:p>0.934267419424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882213636" calcext:value-type="float">
            <text:p>0.999882213636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12777691832" calcext:value-type="float">
            <text:p>0.21277769183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7849380251" calcext:value-type="float">
            <text:p>0.987849380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46592973683" calcext:value-type="float">
            <text:p>0.146592973683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17755436" calcext:value-type="float">
            <text:p>0.9951775543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9606352836" calcext:value-type="float">
            <text:p>0.0349606352836</text:p>
          </table:table-cell>
          <table:table-cell office:value-type="float" office:value="44.8" calcext:value-type="float">
            <text:p>44.8</text:p>
          </table:table-cell>
          <table:table-cell office:value-type="float" office:value="0.0109063448013" calcext:value-type="float">
            <text:p>0.0109063448013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89720980974" calcext:value-type="float">
            <text:p>0.889720980974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87937541" calcext:value-type="float">
            <text:p>0.99987937541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05266260384" calcext:value-type="float">
            <text:p>0.20526626038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80493052296" calcext:value-type="float">
            <text:p>0.980493052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120575572785" calcext:value-type="float">
            <text:p>0.120575572785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139429305" calcext:value-type="float">
            <text:p>0.99513942930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8817708222" calcext:value-type="float">
            <text:p>0.034881770822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07418773645" calcext:value-type="float">
            <text:p>0.0107418773645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32020844832" calcext:value-type="float">
            <text:p>0.83202084483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877030789" calcext:value-type="float">
            <text:p>0.99987703078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98983118654" calcext:value-type="float">
            <text:p>0.19898311865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70049596795" calcext:value-type="float">
            <text:p>0.970049596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104939048887" calcext:value-type="float">
            <text:p>0.10493904888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108032201" calcext:value-type="float">
            <text:p>0.995108032201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7980140246" calcext:value-type="float">
            <text:p>0.034798014024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05593968274" calcext:value-type="float">
            <text:p>0.0105593968274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64830848594" calcext:value-type="float">
            <text:p>0.764830848594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872341547" calcext:value-type="float">
            <text:p>0.999872341547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93712465598" calcext:value-type="float">
            <text:p>0.193712465598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56034090072" calcext:value-type="float">
            <text:p>0.956034090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945769099315" calcext:value-type="float">
            <text:p>0.094576909931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081120398" calcext:value-type="float">
            <text:p>0.99508112039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7322610245" calcext:value-type="float">
            <text:p>0.034732261024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03254223191" calcext:value-type="float">
            <text:p>0.010325422319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92345550773" calcext:value-type="float">
            <text:p>0.692345550773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868207609" calcext:value-type="float">
            <text:p>0.99986820760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89262637757" calcext:value-type="float">
            <text:p>0.18926263775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38238323387" calcext:value-type="float">
            <text:p>0.938238323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871011794475" calcext:value-type="float">
            <text:p>0.0871011794475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058693895" calcext:value-type="float">
            <text:p>0.99505869389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6569190453" calcext:value-type="float">
            <text:p>0.0346569190453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99647687255" calcext:value-type="float">
            <text:p>0.009964768725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19174363107" calcext:value-type="float">
            <text:p>0.61917436310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864073672" calcext:value-type="float">
            <text:p>0.99986407367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85450042095" calcext:value-type="float">
            <text:p>0.18545004209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16325993564" calcext:value-type="float">
            <text:p>0.916325993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816589016208" calcext:value-type="float">
            <text:p>0.081658901620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036267393" calcext:value-type="float">
            <text:p>0.995036267393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5882306435" calcext:value-type="float">
            <text:p>0.034588230643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94286831993" calcext:value-type="float">
            <text:p>0.009428683199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48721623984" calcext:value-type="float">
            <text:p>0.54872162398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860865243" calcext:value-type="float">
            <text:p>0.999860865243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2184540405" calcext:value-type="float">
            <text:p>0.18218454040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9059036169" calcext:value-type="float">
            <text:p>0.89059036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776691970523" calcext:value-type="float">
            <text:p>0.0776691970523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01159824" calcext:value-type="float">
            <text:p>0.9950115982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5197379352" calcext:value-type="float">
            <text:p>0.0345197379352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864472175047" calcext:value-type="float">
            <text:p>0.0086447217504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83329304494" calcext:value-type="float">
            <text:p>0.483329304494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856422803" calcext:value-type="float">
            <text:p>0.999856422803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79365123353" calcext:value-type="float">
            <text:p>0.17936512335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61138295966" calcext:value-type="float">
            <text:p>0.861138295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744612437265" calcext:value-type="float">
            <text:p>0.0744612437265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003375189" calcext:value-type="float">
            <text:p>0.995003375189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460834206" calcext:value-type="float">
            <text:p>0.03446083420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764342833155" calcext:value-type="float">
            <text:p>0.0076434283315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24624056231" calcext:value-type="float">
            <text:p>0.42462405623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852659069" calcext:value-type="float">
            <text:p>0.99985265906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76903790102" calcext:value-type="float">
            <text:p>0.17690379010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28512134092" calcext:value-type="float">
            <text:p>0.828512134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717157453545" calcext:value-type="float">
            <text:p>0.0717157453545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4998889888" calcext:value-type="float">
            <text:p>0.99499888988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3999735422" calcext:value-type="float">
            <text:p>0.034399973542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643126416329" calcext:value-type="float">
            <text:p>0.0064312641632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72902767017" calcext:value-type="float">
            <text:p>0.372902767017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849080436" calcext:value-type="float">
            <text:p>0.999849080436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472915974" calcext:value-type="float">
            <text:p>0.17472915974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93180916921" calcext:value-type="float">
            <text:p>0.793180916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693405107541" calcext:value-type="float">
            <text:p>0.069340510754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4989171737" calcext:value-type="float">
            <text:p>0.99498917173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3336334619" calcext:value-type="float">
            <text:p>0.034333633461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515879526819" calcext:value-type="float">
            <text:p>0.00515879526819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28583004764" calcext:value-type="float">
            <text:p>0.32858300476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844391194" calcext:value-type="float">
            <text:p>0.99984439119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72823949022" calcext:value-type="float">
            <text:p>0.172823949022</text:p>
          </table:table-cell>
          <table:table-cell office:value-type="float" office:value="28.8" calcext:value-type="float">
            <text:p>28.8</text:p>
          </table:table-cell>
          <table:table-cell office:value-type="float" office:value="0.755557487372" calcext:value-type="float">
            <text:p>0.755557487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672276087856" calcext:value-type="float">
            <text:p>0.067227608785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4981696236" calcext:value-type="float">
            <text:p>0.99498169623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42723814112" calcext:value-type="float">
            <text:p>0.034272381411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17296962012" calcext:value-type="float">
            <text:p>0.00417296962012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91384416548" calcext:value-type="float">
            <text:p>0.29138441654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840997663" calcext:value-type="float">
            <text:p>0.99984099766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71103326321" calcext:value-type="float">
            <text:p>0.17110332632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16488462712" calcext:value-type="float">
            <text:p>0.716488462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653912803631" calcext:value-type="float">
            <text:p>0.0653912803631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4972725635" calcext:value-type="float">
            <text:p>0.99497272563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42140647624" calcext:value-type="float">
            <text:p>0.034214064762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48905919535" calcext:value-type="float">
            <text:p>0.0034890591953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60333602704" calcext:value-type="float">
            <text:p>0.260333602704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838097737" calcext:value-type="float">
            <text:p>0.999838097737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69566480909" calcext:value-type="float">
            <text:p>0.16956648090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76330782733" calcext:value-type="float">
            <text:p>0.676330782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638277778777" calcext:value-type="float">
            <text:p>0.0638277778777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4968240334" calcext:value-type="float">
            <text:p>0.99496824033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41485074558" calcext:value-type="float">
            <text:p>0.034148507455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96335078124" calcext:value-type="float">
            <text:p>0.00296335078124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34867759673" calcext:value-type="float">
            <text:p>0.23486775967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835506314" calcext:value-type="float">
            <text:p>0.99983550631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68186363954" calcext:value-type="float">
            <text:p>0.16818636395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35929996021" calcext:value-type="float">
            <text:p>0.635929996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623744550976" calcext:value-type="float">
            <text:p>0.062374455097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4961512384" calcext:value-type="float">
            <text:p>0.99496151238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40856898576" calcext:value-type="float">
            <text:p>0.034085689857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56804154917" calcext:value-type="float">
            <text:p>0.0025680415491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1401274742" calcext:value-type="float">
            <text:p>0.2140127474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833161693" calcext:value-type="float">
            <text:p>0.999833161693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66903165841" calcext:value-type="float">
            <text:p>0.16690316584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95566170966" calcext:value-type="float">
            <text:p>0.595566170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611992049073" calcext:value-type="float">
            <text:p>0.0611992049073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4958522183" calcext:value-type="float">
            <text:p>0.994958522183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40144574409" calcext:value-type="float">
            <text:p>0.034014457440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25007117133" calcext:value-type="float">
            <text:p>0.00225007117133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96924484003" calcext:value-type="float">
            <text:p>0.19692448400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830940473" calcext:value-type="float">
            <text:p>0.999830940473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65722856478" calcext:value-type="float">
            <text:p>0.165722856478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5679014943" calcext:value-type="float">
            <text:p>0.555679014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600831669395" calcext:value-type="float">
            <text:p>0.060083166939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4954784433" calcext:value-type="float">
            <text:p>0.994954784433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8831471343" calcext:value-type="float">
            <text:p>0.033883147134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99925833018" calcext:value-type="float">
            <text:p>0.0019992583301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83096557273" calcext:value-type="float">
            <text:p>0.183096557273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828287349" calcext:value-type="float">
            <text:p>0.999828287349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6458068818" calcext:value-type="float">
            <text:p>0.1645806881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16937117534" calcext:value-type="float">
            <text:p>0.516937117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590278402379" calcext:value-type="float">
            <text:p>0.059027840237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4951046682" calcext:value-type="float">
            <text:p>0.994951046682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509764027" calcext:value-type="float">
            <text:p>0.03350976402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79289085588" calcext:value-type="float">
            <text:p>0.00179289085588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71794953425" calcext:value-type="float">
            <text:p>0.17179495342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82618953" calcext:value-type="float">
            <text:p>0.99982618953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63434945309" calcext:value-type="float">
            <text:p>0.16343494530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79411269709" calcext:value-type="float">
            <text:p>0.479411269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580766970673" calcext:value-type="float">
            <text:p>0.0580766970673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4948056482" calcext:value-type="float">
            <text:p>0.99494805648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5444082259" calcext:value-type="float">
            <text:p>0.032544408225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6415416551" calcext:value-type="float">
            <text:p>0.0016415416551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62618392657" calcext:value-type="float">
            <text:p>0.162618392657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823104502" calcext:value-type="float">
            <text:p>0.99982310450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62215499895" calcext:value-type="float">
            <text:p>0.16221549989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43611343345" calcext:value-type="float">
            <text:p>0.443611343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571128120259" calcext:value-type="float">
            <text:p>0.057112812025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4942823631" calcext:value-type="float">
            <text:p>0.994942823631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06412894007" calcext:value-type="float">
            <text:p>0.030641289400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51819107748" calcext:value-type="float">
            <text:p>0.00151819107748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55021099889" calcext:value-type="float">
            <text:p>0.155021099889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820081174" calcext:value-type="float">
            <text:p>0.999820081174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60891949641" calcext:value-type="float">
            <text:p>0.16089194964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9526098855" calcext:value-type="float">
            <text:p>0.409526098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562441162538" calcext:value-type="float">
            <text:p>0.056244116253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4940580981" calcext:value-type="float">
            <text:p>0.99494058098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004907209" calcext:value-type="float">
            <text:p>0.02800490720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43027931661" calcext:value-type="float">
            <text:p>0.00143027931661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48717169432" calcext:value-type="float">
            <text:p>0.148717169432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817859954" calcext:value-type="float">
            <text:p>0.999817859954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5943949364" calcext:value-type="float">
            <text:p>0.15943949364</text:p>
          </table:table-cell>
          <table:table-cell office:value-type="float" office:value="31.36" calcext:value-type="float">
            <text:p>31.36</text:p>
          </table:table-cell>
          <table:table-cell office:value-type="float" office:value="0.377217372392" calcext:value-type="float">
            <text:p>0.377217372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553446900877" calcext:value-type="float">
            <text:p>0.0553446900877</text:p>
          </table:table-cell>
          <table:table-cell office:value-type="float" office:value="22.4" calcext:value-type="float">
            <text:p>22.4</text:p>
          </table:table-cell>
          <table:table-cell office:value-type="float" office:value="0.994939085881" calcext:value-type="float">
            <text:p>0.99493908588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57804597348" calcext:value-type="float">
            <text:p>0.025780459734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35235307869" calcext:value-type="float">
            <text:p>0.0013523530786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43428963048" calcext:value-type="float">
            <text:p>0.143428963048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814898328" calcext:value-type="float">
            <text:p>0.99981489832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57877921025" calcext:value-type="float">
            <text:p>0.15787792102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47061192622" calcext:value-type="float">
            <text:p>0.347061192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544040402223" calcext:value-type="float">
            <text:p>0.054404040222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4938338331" calcext:value-type="float">
            <text:p>0.994938338331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4571806092" calcext:value-type="float">
            <text:p>0.0244571806092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29772639432" calcext:value-type="float">
            <text:p>0.00129772639432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38967810129" calcext:value-type="float">
            <text:p>0.13896781012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811566498" calcext:value-type="float">
            <text:p>0.99981156649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6279976206" calcext:value-type="float">
            <text:p>0.156279976206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8761939988" calcext:value-type="float">
            <text:p>0.318761939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533187326486" calcext:value-type="float">
            <text:p>0.053318732648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4936843231" calcext:value-type="float">
            <text:p>0.99493684323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6376164303" calcext:value-type="float">
            <text:p>0.0236376164303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25112728722" calcext:value-type="float">
            <text:p>0.0012511272872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35154356372" calcext:value-type="float">
            <text:p>0.13515435637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806938956" calcext:value-type="float">
            <text:p>0.999806938956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4670423236" calcext:value-type="float">
            <text:p>0.15467042323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92535819918" calcext:value-type="float">
            <text:p>0.292535819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19995742716" calcext:value-type="float">
            <text:p>0.051999574271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493460058" calcext:value-type="float">
            <text:p>0.99493460058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1374239658" calcext:value-type="float">
            <text:p>0.023137423965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2192127727" calcext:value-type="float">
            <text:p>0.0012192127727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31858913872" calcext:value-type="float">
            <text:p>0.13185891387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800954002" calcext:value-type="float">
            <text:p>0.999800954002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3099748357" calcext:value-type="float">
            <text:p>0.153099748357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8276664381" calcext:value-type="float">
            <text:p>0.268276664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502614332056" calcext:value-type="float">
            <text:p>0.0502614332056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493161038" calcext:value-type="float">
            <text:p>0.99493161038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8162910103" calcext:value-type="float">
            <text:p>0.0228162910103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19630480828" calcext:value-type="float">
            <text:p>0.0011963048082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28979373453" calcext:value-type="float">
            <text:p>0.128979373453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795339251" calcext:value-type="float">
            <text:p>0.999795339251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160159678" calcext:value-type="float">
            <text:p>0.15160159678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5764140625" calcext:value-type="float">
            <text:p>0.245764140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482062444161" calcext:value-type="float">
            <text:p>0.048206244416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493011528" calcext:value-type="float">
            <text:p>0.99493011528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6123784328" calcext:value-type="float">
            <text:p>0.0226123784328</text:p>
          </table:table-cell>
          <table:table-cell office:value-type="float" office:value="57.6" calcext:value-type="float">
            <text:p>57.6</text:p>
          </table:table-cell>
          <table:table-cell office:value-type="float" office:value="0.0011786832972" calcext:value-type="float">
            <text:p>0.0011786832972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26468536616" calcext:value-type="float">
            <text:p>0.126468536616</text:p>
          </table:table-cell>
          <table:table-cell office:value-type="float" office:value="22.4" calcext:value-type="float">
            <text:p>22.4</text:p>
          </table:table-cell>
          <table:table-cell office:value-type="float" office:value="0.999787688382" calcext:value-type="float">
            <text:p>0.999787688382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50202096056" calcext:value-type="float">
            <text:p>0.150202096056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6156831887" calcext:value-type="float">
            <text:p>0.206156831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456893501946" calcext:value-type="float">
            <text:p>0.045689350194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4926377529" calcext:value-type="float">
            <text:p>0.99492637752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4841992214" calcext:value-type="float">
            <text:p>0.022484199221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16282393722" calcext:value-type="float">
            <text:p>0.0011628239372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24251934614" calcext:value-type="float">
            <text:p>0.124251934614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777137587" calcext:value-type="float">
            <text:p>0.999777137587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7769248838" calcext:value-type="float">
            <text:p>0.14776924883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7299920339" calcext:value-type="float">
            <text:p>0.17299920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42857656815" calcext:value-type="float">
            <text:p>0.04285765681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4920397129" calcext:value-type="float">
            <text:p>0.994920397129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3773505964" calcext:value-type="float">
            <text:p>0.022377350596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15127205773" calcext:value-type="float">
            <text:p>0.0011512720577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22289279055" calcext:value-type="float">
            <text:p>0.12228927905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76535278" calcext:value-type="float">
            <text:p>0.99976535278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5787829691" calcext:value-type="float">
            <text:p>0.14578782969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45376426474" calcext:value-type="float">
            <text:p>0.145376426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98063535464" calcext:value-type="float">
            <text:p>0.039806353546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4910678977" calcext:value-type="float">
            <text:p>0.99491067897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253085254" calcext:value-type="float">
            <text:p>0.022253085254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14167812391" calcext:value-type="float">
            <text:p>0.0011416781239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20512270931" calcext:value-type="float">
            <text:p>0.12051227093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746163907" calcext:value-type="float">
            <text:p>0.99974616390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4219255335" calcext:value-type="float">
            <text:p>0.144219255335</text:p>
          </table:table-cell>
          <table:table-cell office:value-type="float" office:value="34.56" calcext:value-type="float">
            <text:p>34.56</text:p>
          </table:table-cell>
          <table:table-cell office:value-type="float" office:value="0.12255387438" calcext:value-type="float">
            <text:p>0.122553874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369851534721" calcext:value-type="float">
            <text:p>0.036985153472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4906193677" calcext:value-type="float">
            <text:p>0.994906193677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9718737629" calcext:value-type="float">
            <text:p>0.0219718737629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13090942269" calcext:value-type="float">
            <text:p>0.0011309094226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18936643077" calcext:value-type="float">
            <text:p>0.11893664307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716547639" calcext:value-type="float">
            <text:p>0.999716547639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984664049" calcext:value-type="float">
            <text:p>0.14298466404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03677338513" calcext:value-type="float">
            <text:p>0.103677338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335620873882" calcext:value-type="float">
            <text:p>0.0335620873882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4889000025" calcext:value-type="float">
            <text:p>0.994889000025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2084736048" calcext:value-type="float">
            <text:p>0.0212084736048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12386081826" calcext:value-type="float">
            <text:p>0.0011238608182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17486507707" calcext:value-type="float">
            <text:p>0.117486507707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671876436" calcext:value-type="float">
            <text:p>0.99967187643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988316231" calcext:value-type="float">
            <text:p>0.141988316231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82645853261" calcext:value-type="float">
            <text:p>0.0882645853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98069831448" calcext:value-type="float">
            <text:p>0.029806983144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782100362" calcext:value-type="float">
            <text:p>0.994782100362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96004605058" calcext:value-type="float">
            <text:p>0.019600460505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11544165185" calcext:value-type="float">
            <text:p>0.00111544165185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16145885198" calcext:value-type="float">
            <text:p>0.11614588519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593516728" calcext:value-type="float">
            <text:p>0.999593516728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1174345354" calcext:value-type="float">
            <text:p>0.141174345354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56480202168" calcext:value-type="float">
            <text:p>0.0756480202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74175076301" calcext:value-type="float">
            <text:p>0.027417507630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52419558" calcext:value-type="float">
            <text:p>0.99452419558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72175013351" calcext:value-type="float">
            <text:p>0.017217501335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10643510174" calcext:value-type="float">
            <text:p>0.00110643510174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14935752661" calcext:value-type="float">
            <text:p>0.11493575266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446360898" calcext:value-type="float">
            <text:p>0.999446360898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48021481" calcext:value-type="float">
            <text:p>0.14048021481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53275368512" calcext:value-type="float">
            <text:p>0.0653275368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60983492532" calcext:value-type="float">
            <text:p>0.0260983492532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293202602" calcext:value-type="float">
            <text:p>0.994293202602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47617442001" calcext:value-type="float">
            <text:p>0.0147617442001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099973881" calcext:value-type="float">
            <text:p>0.00109997388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13768808294" calcext:value-type="float">
            <text:p>0.11376880829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183948427" calcext:value-type="float">
            <text:p>0.99918394842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877033204" calcext:value-type="float">
            <text:p>0.13987703320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68325834809" calcext:value-type="float">
            <text:p>0.0568325834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43939366684" calcext:value-type="float">
            <text:p>0.0243939366684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4073422875" calcext:value-type="float">
            <text:p>0.99407342287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1744746071" calcext:value-type="float">
            <text:p>0.013174474607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08959676892" calcext:value-type="float">
            <text:p>0.0010895967689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12599889611" calcext:value-type="float">
            <text:p>0.11259988961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726500494" calcext:value-type="float">
            <text:p>0.99872650049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340662953" calcext:value-type="float">
            <text:p>0.13934066295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98873295917" calcext:value-type="float">
            <text:p>0.0498873295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24789084564" calcext:value-type="float">
            <text:p>0.022478908456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8723319" calcext:value-type="float">
            <text:p>0.9938723319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2302536989" calcext:value-type="float">
            <text:p>0.012230253698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07980704054" calcext:value-type="float">
            <text:p>0.0010798070405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11376553833" calcext:value-type="float">
            <text:p>0.111376553833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7910634023" calcext:value-type="float">
            <text:p>0.99791063402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83933826" calcext:value-type="float">
            <text:p>0.13883933826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41573145628" calcext:value-type="float">
            <text:p>0.0441573145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561493767" calcext:value-type="float">
            <text:p>0.02156149376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650309523" calcext:value-type="float">
            <text:p>0.993650309523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6496312255" calcext:value-type="float">
            <text:p>0.011649631225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07256264153" calcext:value-type="float">
            <text:p>0.00107256264153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10049566446" calcext:value-type="float">
            <text:p>0.11004956644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6525148006" calcext:value-type="float">
            <text:p>0.99652514800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367826246" calcext:value-type="float">
            <text:p>0.138367826246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94368355308" calcext:value-type="float">
            <text:p>0.0394368355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1335168163" calcext:value-type="float">
            <text:p>0.021133516816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3387919441" calcext:value-type="float">
            <text:p>0.99338791944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2461113265" calcext:value-type="float">
            <text:p>0.011246111326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06453506426" calcext:value-type="float">
            <text:p>0.0010645350642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08595544141" calcext:value-type="float">
            <text:p>0.10859554414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276039286" calcext:value-type="float">
            <text:p>0.99427603928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930291104" calcext:value-type="float">
            <text:p>0.13793029110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54877975123" calcext:value-type="float">
            <text:p>0.0354877975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9318954507" calcext:value-type="float">
            <text:p>0.020931895450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313674261" calcext:value-type="float">
            <text:p>0.9931367426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9787940704" calcext:value-type="float">
            <text:p>0.010978794070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05317897934" calcext:value-type="float">
            <text:p>0.00105317897934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07013006179" calcext:value-type="float">
            <text:p>0.10701300617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0721716973" calcext:value-type="float">
            <text:p>0.99072171697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514535063" calcext:value-type="float">
            <text:p>0.137514535063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21952987646" calcext:value-type="float">
            <text:p>0.0321952987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7857386987" calcext:value-type="float">
            <text:p>0.020785738698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2855663776" calcext:value-type="float">
            <text:p>0.992855663776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8003216418" calcext:value-type="float">
            <text:p>0.010800321641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04103971614" calcext:value-type="float">
            <text:p>0.0010410397161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05368277252" calcext:value-type="float">
            <text:p>0.10536827725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5353706775" calcext:value-type="float">
            <text:p>0.985353706775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102574703" calcext:value-type="float">
            <text:p>0.13710257470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94532818101" calcext:value-type="float">
            <text:p>0.0294532818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6890503859" calcext:value-type="float">
            <text:p>0.0206890503859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2519266235" calcext:value-type="float">
            <text:p>0.99251926623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6891677608" calcext:value-type="float">
            <text:p>0.010689167760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02890045295" calcext:value-type="float">
            <text:p>0.0010289004529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3719969877" calcext:value-type="float">
            <text:p>0.103719969877</text:p>
          </table:table-cell>
          <table:table-cell office:value-type="float" office:value="26.24" calcext:value-type="float">
            <text:p>26.24</text:p>
          </table:table-cell>
          <table:table-cell office:value-type="float" office:value="0.977534148328" calcext:value-type="float">
            <text:p>0.97753414832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695884074" calcext:value-type="float">
            <text:p>0.136695884074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71328783377" calcext:value-type="float">
            <text:p>0.0271328783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588614464" calcext:value-type="float">
            <text:p>0.02058861446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9207297883" calcext:value-type="float">
            <text:p>0.99207297883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6022798679" calcext:value-type="float">
            <text:p>0.0106022798679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00090182978" calcext:value-type="float">
            <text:p>0.00100090182978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02090603599" calcext:value-type="float">
            <text:p>0.10209060359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66632338533" calcext:value-type="float">
            <text:p>0.96663233853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301391217" calcext:value-type="float">
            <text:p>0.13630139121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51980479675" calcext:value-type="float">
            <text:p>0.0251980479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5144118053" calcext:value-type="float">
            <text:p>0.020514411805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91323933638" calcext:value-type="float">
            <text:p>0.991323933638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531830225" calcext:value-type="float">
            <text:p>0.01053183022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967812547847" calcext:value-type="float">
            <text:p>0.000967812547847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00536446435" calcext:value-type="float">
            <text:p>0.10053644643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1990857952" calcext:value-type="float">
            <text:p>0.95199085795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911615322" calcext:value-type="float">
            <text:p>0.13591161532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3537389812" calcext:value-type="float">
            <text:p>0.023537389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4409586684" calcext:value-type="float">
            <text:p>0.020440958668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89842289357" calcext:value-type="float">
            <text:p>0.989842289357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4701867874" calcext:value-type="float">
            <text:p>0.0104701867874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933744293078" calcext:value-type="float">
            <text:p>0.00093374429307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9111668691" calcext:value-type="float">
            <text:p>0.099111668691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331909449" calcext:value-type="float">
            <text:p>0.9331909449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527551374" calcext:value-type="float">
            <text:p>0.13552755137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21215703921" calcext:value-type="float">
            <text:p>0.0221215703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3802474022" calcext:value-type="float">
            <text:p>0.020380247402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8520374104" calcext:value-type="float">
            <text:p>0.9852037410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4173495553" calcext:value-type="float">
            <text:p>0.010417349555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901633983985" calcext:value-type="float">
            <text:p>0.00090163398398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78084347978" calcext:value-type="float">
            <text:p>0.097808434797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09997273452" calcext:value-type="float">
            <text:p>0.90999727345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156311668" calcext:value-type="float">
            <text:p>0.135156311668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08855106581" calcext:value-type="float">
            <text:p>0.0208855106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3150390051" calcext:value-type="float">
            <text:p>0.0203150390051</text:p>
          </table:table-cell>
          <table:table-cell office:value-type="float" office:value="28.8" calcext:value-type="float">
            <text:p>28.8</text:p>
          </table:table-cell>
          <table:table-cell office:value-type="float" office:value="0.973408148146" calcext:value-type="float">
            <text:p>0.973408148146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3719486743" calcext:value-type="float">
            <text:p>0.010371948674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864628810701" calcext:value-type="float">
            <text:p>0.00086462881070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56187328566" calcext:value-type="float">
            <text:p>0.0956187328566</text:p>
          </table:table-cell>
          <table:table-cell office:value-type="float" office:value="27.52" calcext:value-type="float">
            <text:p>27.52</text:p>
          </table:table-cell>
          <table:table-cell office:value-type="float" office:value="0.882360668264" calcext:value-type="float">
            <text:p>0.88236066826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778991503" calcext:value-type="float">
            <text:p>0.13477899150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98235355399" calcext:value-type="float">
            <text:p>0.0198235355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2513296517" calcext:value-type="float">
            <text:p>0.0202513296517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54829285723" calcext:value-type="float">
            <text:p>0.954829285723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3318315165" calcext:value-type="float">
            <text:p>0.010331831516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825078308037" calcext:value-type="float">
            <text:p>0.000825078308037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3979803484" calcext:value-type="float">
            <text:p>0.09397980348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50570936853" calcext:value-type="float">
            <text:p>0.850570936853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408157162" calcext:value-type="float">
            <text:p>0.13440815716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89105494356" calcext:value-type="float">
            <text:p>0.0189105494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1456470772" calcext:value-type="float">
            <text:p>0.0201456470772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93240577318" calcext:value-type="float">
            <text:p>0.93240577318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2817339927" calcext:value-type="float">
            <text:p>0.010281733992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790226874997" calcext:value-type="float">
            <text:p>0.00079022687499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27417837282" calcext:value-type="float">
            <text:p>0.0927417837282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15232682983" calcext:value-type="float">
            <text:p>0.815232682983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035296" calcext:value-type="float">
            <text:p>0.13403529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80770511629" calcext:value-type="float">
            <text:p>0.0180770511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030970241" calcext:value-type="float">
            <text:p>0.020030970241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95533612469" calcext:value-type="float">
            <text:p>0.895533612469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2304623082" calcext:value-type="float">
            <text:p>0.010230462308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763598813798" calcext:value-type="float">
            <text:p>0.00076359881379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8166314189" calcext:value-type="float">
            <text:p>0.091816631418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77031029642" calcext:value-type="float">
            <text:p>0.777031029642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665272387" calcext:value-type="float">
            <text:p>0.133665272387</text:p>
          </table:table-cell>
          <table:table-cell office:value-type="float" office:value="44.8" calcext:value-type="float">
            <text:p>44.8</text:p>
          </table:table-cell>
          <table:table-cell office:value-type="float" office:value="0.0172927859652" calcext:value-type="float">
            <text:p>0.0172927859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9087981868" calcext:value-type="float">
            <text:p>0.0199087981868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816144540305" calcext:value-type="float">
            <text:p>0.81614454030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101742982873" calcext:value-type="float">
            <text:p>0.010174298287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735404396058" calcext:value-type="float">
            <text:p>0.000735404396058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11139598851" calcext:value-type="float">
            <text:p>0.091113959885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3670959195" calcext:value-type="float">
            <text:p>0.73670959195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300518505" calcext:value-type="float">
            <text:p>0.13330051850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6499123736" calcext:value-type="float">
            <text:p>0.016499123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8128593957" calcext:value-type="float">
            <text:p>0.0198128593957</text:p>
          </table:table-cell>
          <table:table-cell office:value-type="float" office:value="30.08" calcext:value-type="float">
            <text:p>30.08</text:p>
          </table:table-cell>
          <table:table-cell office:value-type="float" office:value="0.68197499744" calcext:value-type="float">
            <text:p>0.68197499744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101095237545" calcext:value-type="float">
            <text:p>0.0101095237545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707797362021" calcext:value-type="float">
            <text:p>0.00070779736202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5550432616" calcext:value-type="float">
            <text:p>0.0905550432616</text:p>
          </table:table-cell>
          <table:table-cell office:value-type="float" office:value="28.8" calcext:value-type="float">
            <text:p>28.8</text:p>
          </table:table-cell>
          <table:table-cell office:value-type="float" office:value="0.694894260361" calcext:value-type="float">
            <text:p>0.694894260361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919292105" calcext:value-type="float">
            <text:p>0.13291929210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56558967718" calcext:value-type="float">
            <text:p>0.0156558967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7513986077" calcext:value-type="float">
            <text:p>0.019751398607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33434551616" calcext:value-type="float">
            <text:p>0.533434551616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100349645492" calcext:value-type="float">
            <text:p>0.0100349645492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688022110689" calcext:value-type="float">
            <text:p>0.000688022110689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00910789158" calcext:value-type="float">
            <text:p>0.0900910789158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52544478544" calcext:value-type="float">
            <text:p>0.65254447854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472949509" calcext:value-type="float">
            <text:p>0.132472949509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47334767849" calcext:value-type="float">
            <text:p>0.0147334767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7139225174" calcext:value-type="float">
            <text:p>0.019713922517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18088320053" calcext:value-type="float">
            <text:p>0.418088320053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97390819198" calcext:value-type="float">
            <text:p>0.00997390819198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670987983304" calcext:value-type="float">
            <text:p>0.000670987983304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6946115107" calcext:value-type="float">
            <text:p>0.089694611510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10018294832" calcext:value-type="float">
            <text:p>0.610018294832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641769088" calcext:value-type="float">
            <text:p>0.13164176908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37302791777" calcext:value-type="float">
            <text:p>0.0137302791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6861902106" calcext:value-type="float">
            <text:p>0.0196861902106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48701468114" calcext:value-type="float">
            <text:p>0.348701468114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86490693896" calcext:value-type="float">
            <text:p>0.0098649069389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651604321108" calcext:value-type="float">
            <text:p>0.000651604321108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3379389198" calcext:value-type="float">
            <text:p>0.0893379389198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68027116655" calcext:value-type="float">
            <text:p>0.56802711665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9788150149" calcext:value-type="float">
            <text:p>0.12978815014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26723208298" calcext:value-type="float">
            <text:p>0.0126723208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6599569475" calcext:value-type="float">
            <text:p>0.0196599569475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08282929768" calcext:value-type="float">
            <text:p>0.308282929768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77997598059" calcext:value-type="float">
            <text:p>0.0097799759805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634570193723" calcext:value-type="float">
            <text:p>0.00063457019372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0080429947" calcext:value-type="float">
            <text:p>0.089008042994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27004452127" calcext:value-type="float">
            <text:p>0.527004452127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633902447" calcext:value-type="float">
            <text:p>0.12663390244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15886772624" calcext:value-type="float">
            <text:p>0.0115886772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6359722497" calcext:value-type="float">
            <text:p>0.0196359722497</text:p>
          </table:table-cell>
          <table:table-cell office:value-type="float" office:value="31.36" calcext:value-type="float">
            <text:p>31.36</text:p>
          </table:table-cell>
          <table:table-cell office:value-type="float" office:value="0.281501947742" calcext:value-type="float">
            <text:p>0.281501947742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70482969484" calcext:value-type="float">
            <text:p>0.0097048296948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620864573988" calcext:value-type="float">
            <text:p>0.000620864573988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7039982744" calcext:value-type="float">
            <text:p>0.0887039982744</text:p>
          </table:table-cell>
          <table:table-cell office:value-type="float" office:value="30.08" calcext:value-type="float">
            <text:p>30.08</text:p>
          </table:table-cell>
          <table:table-cell office:value-type="float" office:value="0.487205803258" calcext:value-type="float">
            <text:p>0.487205803258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620614763" calcext:value-type="float">
            <text:p>0.12262061476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05222063095" calcext:value-type="float">
            <text:p>0.0105222063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6172342046" calcext:value-type="float">
            <text:p>0.019617234204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599067207" calcext:value-type="float">
            <text:p>0.2599067207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62831355492" calcext:value-type="float">
            <text:p>0.0096283135549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606767365118" calcext:value-type="float">
            <text:p>0.000606767365118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424509114" calcext:value-type="float">
            <text:p>0.08842450911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492789025" calcext:value-type="float">
            <text:p>0.449278902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478937251" calcext:value-type="float">
            <text:p>0.11847893725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951193329036" calcext:value-type="float">
            <text:p>0.00951193329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5954980722" calcext:value-type="float">
            <text:p>0.019595498072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41854133541" calcext:value-type="float">
            <text:p>0.241854133541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55864668584" calcext:value-type="float">
            <text:p>0.0095586466858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589341648598" calcext:value-type="float">
            <text:p>0.000589341648598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1631589852" calcext:value-type="float">
            <text:p>0.088163158985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13134222344" calcext:value-type="float">
            <text:p>0.413134222344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79856395" calcext:value-type="float">
            <text:p>0.1147985639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857492026619" calcext:value-type="float">
            <text:p>0.00857492026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5782590707" calcext:value-type="float">
            <text:p>0.0195782590707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26041954006" calcext:value-type="float">
            <text:p>0.22604195400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48447886736" calcext:value-type="float">
            <text:p>0.0094844788673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567412657022" calcext:value-type="float">
            <text:p>0.000567412657022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9039065675" calcext:value-type="float">
            <text:p>0.087903906567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79011963059" calcext:value-type="float">
            <text:p>0.37901196305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803366334" calcext:value-type="float">
            <text:p>0.111803366334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771802154234" calcext:value-type="float">
            <text:p>0.00771802154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5595210256" calcext:value-type="float">
            <text:p>0.019559521025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09411207121" calcext:value-type="float">
            <text:p>0.209411207121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4122679834" calcext:value-type="float">
            <text:p>0.009412267983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54352571977" calcext:value-type="float">
            <text:p>0.00054352571977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654587429" calcext:value-type="float">
            <text:p>0.087654587429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47041449015" calcext:value-type="float">
            <text:p>0.347041449015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495408074" calcext:value-type="float">
            <text:p>0.10949540807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954392963" calcext:value-type="float">
            <text:p>0.006954392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5355363278" calcext:value-type="float">
            <text:p>0.0195355363278</text:p>
          </table:table-cell>
          <table:table-cell office:value-type="float" office:value="32.64" calcext:value-type="float">
            <text:p>32.64</text:p>
          </table:table-cell>
          <table:table-cell office:value-type="float" office:value="0.187919889542" calcext:value-type="float">
            <text:p>0.18791988954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34651498337" calcext:value-type="float">
            <text:p>0.00934651498337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527470565224" calcext:value-type="float">
            <text:p>0.000527470565224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4045279218" calcext:value-type="float">
            <text:p>0.0874045279218</text:p>
          </table:table-cell>
          <table:table-cell office:value-type="float" office:value="31.36" calcext:value-type="float">
            <text:p>31.36</text:p>
          </table:table-cell>
          <table:table-cell office:value-type="float" office:value="0.317267783319" calcext:value-type="float">
            <text:p>0.317267783319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743940859" calcext:value-type="float">
            <text:p>0.10774394085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627202106822" calcext:value-type="float">
            <text:p>0.00627202106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4605841473" calcext:value-type="float">
            <text:p>0.019460584147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39724587595" calcext:value-type="float">
            <text:p>0.13972458759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27997920953" calcext:value-type="float">
            <text:p>0.0092799792095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511806999812" calcext:value-type="float">
            <text:p>0.00051180699981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1619954958" calcext:value-type="float">
            <text:p>0.087161995495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89845093963" calcext:value-type="float">
            <text:p>0.289845093963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432072457" calcext:value-type="float">
            <text:p>0.10643207245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68457761762" calcext:value-type="float">
            <text:p>0.00568457761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90715823305" calcext:value-type="float">
            <text:p>0.019071582330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07710754928" calcext:value-type="float">
            <text:p>0.10771075492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20776832557" calcext:value-type="float">
            <text:p>0.0092077683255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496730818104" calcext:value-type="float">
            <text:p>0.00049673081810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9317408498" calcext:value-type="float">
            <text:p>0.086931740849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6453453809" calcext:value-type="float">
            <text:p>0.26453453809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433255604" calcext:value-type="float">
            <text:p>0.10543325560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17886991593" calcext:value-type="float">
            <text:p>0.00517886991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74548637969" calcext:value-type="float">
            <text:p>0.017454863796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886586932974" calcext:value-type="float">
            <text:p>0.0886586932974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914005839101" calcext:value-type="float">
            <text:p>0.00914005839101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48047986899" calcext:value-type="float">
            <text:p>0.00048047986899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6976609657" calcext:value-type="float">
            <text:p>0.0866976609657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41277623571" calcext:value-type="float">
            <text:p>0.24127762357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646075601" calcext:value-type="float">
            <text:p>0.10464607560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73978901048" calcext:value-type="float">
            <text:p>0.00473978901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50841263274" calcext:value-type="float">
            <text:p>0.015084126327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757552311687" calcext:value-type="float">
            <text:p>0.075755231168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908624269158" calcext:value-type="float">
            <text:p>0.00908624269158</text:p>
          </table:table-cell>
          <table:table-cell office:value-type="float" office:value="89.6" calcext:value-type="float">
            <text:p>89.6</text:p>
          </table:table-cell>
          <table:table-cell office:value-type="float" office:value="0.000465795276417" calcext:value-type="float">
            <text:p>0.000465795276417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4699976098" calcext:value-type="float">
            <text:p>0.0864699976098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20098290222" calcext:value-type="float">
            <text:p>0.220098290222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975603574" calcext:value-type="float">
            <text:p>0.10397560357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36132817128" calcext:value-type="float">
            <text:p>0.00436132817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9103751806" calcext:value-type="float">
            <text:p>0.013910375180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6848919379" calcext:value-type="float">
            <text:p>0.066848919379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902283801298" calcext:value-type="float">
            <text:p>0.0090228380129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453264424088" calcext:value-type="float">
            <text:p>0.000453264424088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2358560284" calcext:value-type="float">
            <text:p>0.0862358560284</text:p>
          </table:table-cell>
          <table:table-cell office:value-type="float" office:value="32.64" calcext:value-type="float">
            <text:p>32.64</text:p>
          </table:table-cell>
          <table:table-cell office:value-type="float" office:value="0.200782930714" calcext:value-type="float">
            <text:p>0.20078293071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158205529" calcext:value-type="float">
            <text:p>0.103158205529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04529310244" calcext:value-type="float">
            <text:p>0.00404529310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7800962986" calcext:value-type="float">
            <text:p>0.0127800962986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09313128549" calcext:value-type="float">
            <text:p>0.0609313128549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96197734927" calcext:value-type="float">
            <text:p>0.00896197734927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439167215218" calcext:value-type="float">
            <text:p>0.00043916721521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0083160673" calcext:value-type="float">
            <text:p>0.086008316067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6737133845" calcext:value-type="float">
            <text:p>0.1673713384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639859455" calcext:value-type="float">
            <text:p>0.101639859455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77145254781" calcext:value-type="float">
            <text:p>0.00377145254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8237064753" calcext:value-type="float">
            <text:p>0.011823706475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67218582899" calcext:value-type="float">
            <text:p>0.0567218582899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90366070043" calcext:value-type="float">
            <text:p>0.00890366070043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426440568321" calcext:value-type="float">
            <text:p>0.00042644056832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7820717513" calcext:value-type="float">
            <text:p>0.085782071751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0104196199" calcext:value-type="float">
            <text:p>0.140104196199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9206041574" calcext:value-type="float">
            <text:p>0.098920604157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54058038057" calcext:value-type="float">
            <text:p>0.00354058038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3597524779" calcext:value-type="float">
            <text:p>0.011359752477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35402851007" calcext:value-type="float">
            <text:p>0.0535402851007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84397419743" calcext:value-type="float">
            <text:p>0.00884397419743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412147564883" calcext:value-type="float">
            <text:p>0.00041214756488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5514469209" calcext:value-type="float">
            <text:p>0.085551446920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7991271716" calcext:value-type="float">
            <text:p>0.11799127171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51796842185" calcext:value-type="float">
            <text:p>0.095179684218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34132646065" calcext:value-type="float">
            <text:p>0.00334132646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1693739394" calcext:value-type="float">
            <text:p>0.011169373939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07616414107" calcext:value-type="float">
            <text:p>0.0507616414107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78546185514" calcext:value-type="float">
            <text:p>0.0087854618551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397854561446" calcext:value-type="float">
            <text:p>0.000397854561446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3142821676" calcext:value-type="float">
            <text:p>0.0853142821676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0049304915" calcext:value-type="float">
            <text:p>0.10004930491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10672297639" calcext:value-type="float">
            <text:p>0.0910672297639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17140601961" calcext:value-type="float">
            <text:p>0.00317140601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0801808446" calcext:value-type="float">
            <text:p>0.0110801808446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85025450343" calcext:value-type="float">
            <text:p>0.0485025450343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72773228666" calcext:value-type="float">
            <text:p>0.0087277322866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381995201467" calcext:value-type="float">
            <text:p>0.00038199520146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9709979096" calcext:value-type="float">
            <text:p>0.084970997909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55687393879" calcext:value-type="float">
            <text:p>0.0855687393879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72293909819" calcext:value-type="float">
            <text:p>0.087229390981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0269496915" calcext:value-type="float">
            <text:p>0.0030269496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0224676656" calcext:value-type="float">
            <text:p>0.0110224676656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66134859532" calcext:value-type="float">
            <text:p>0.046613485953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66980702473" calcext:value-type="float">
            <text:p>0.0086698070247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368093787164" calcext:value-type="float">
            <text:p>0.000368093787164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2326652864" calcext:value-type="float">
            <text:p>0.084232665286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38336018644" calcext:value-type="float">
            <text:p>0.073833601864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9544185153" calcext:value-type="float">
            <text:p>0.0839544185153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90482513248" calcext:value-type="float">
            <text:p>0.002904825132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09752477919" calcext:value-type="float">
            <text:p>0.010975247791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50615719633" calcext:value-type="float">
            <text:p>0.0450615719633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61657840566" calcext:value-type="float">
            <text:p>0.0086165784056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354779756565" calcext:value-type="float">
            <text:p>0.00035477975656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26562353662" calcext:value-type="float">
            <text:p>0.0826562353662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43534963145" calcext:value-type="float">
            <text:p>0.064353496314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380099267" calcext:value-type="float">
            <text:p>0.08138009926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79858339934" calcext:value-type="float">
            <text:p>0.00279858339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9467659633" calcext:value-type="float">
            <text:p>0.010946765963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36972930464" calcext:value-type="float">
            <text:p>0.043697293046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56334978659" calcext:value-type="float">
            <text:p>0.00856334978659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337941423748" calcext:value-type="float">
            <text:p>0.000337941423748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132997354" calcext:value-type="float">
            <text:p>0.08013299735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66188995348" calcext:value-type="float">
            <text:p>0.056618899534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4033233803" calcext:value-type="float">
            <text:p>0.0794033233803</text:p>
          </table:table-cell>
          <table:table-cell office:value-type="float" office:value="57.6" calcext:value-type="float">
            <text:p>57.6</text:p>
          </table:table-cell>
          <table:table-cell office:value-type="float" office:value="0.00270442882834" calcext:value-type="float">
            <text:p>0.00270442882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894299437" calcext:value-type="float">
            <text:p>0.01089429943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24615927452" calcext:value-type="float">
            <text:p>0.0424615927452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50562021811" calcext:value-type="float">
            <text:p>0.00850562021811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325018982283" calcext:value-type="float">
            <text:p>0.00032501898228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70752131861" calcext:value-type="float">
            <text:p>0.0770752131861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02945923966" calcext:value-type="float">
            <text:p>0.0502945923966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8966591596" calcext:value-type="float">
            <text:p>0.077896659159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62553061444" calcext:value-type="float">
            <text:p>0.00262553061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632716327" calcext:value-type="float">
            <text:p>0.010632716327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413514808594" calcext:value-type="float">
            <text:p>0.0413514808594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45356575975" calcext:value-type="float">
            <text:p>0.0084535657597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310138595143" calcext:value-type="float">
            <text:p>0.000310138595143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41100367951" calcext:value-type="float">
            <text:p>0.074110036795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5059053295" calcext:value-type="float">
            <text:p>0.04505905329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7564071278" calcext:value-type="float">
            <text:p>0.0767564071278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55352355701" calcext:value-type="float">
            <text:p>0.00255352355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965608941495" calcext:value-type="float">
            <text:p>0.0096560894149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40180069866" calcext:value-type="float">
            <text:p>0.04018006986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40072852758" calcext:value-type="float">
            <text:p>0.0084007285275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293300262326" calcext:value-type="float">
            <text:p>0.000293300262326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15795184914" calcext:value-type="float">
            <text:p>0.071579518491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07228615188" calcext:value-type="float">
            <text:p>0.0407228615188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8731558611" calcext:value-type="float">
            <text:p>0.075873155861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49117148886" calcext:value-type="float">
            <text:p>0.00249117148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744350104633" calcext:value-type="float">
            <text:p>0.00744350104633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88860606577" calcext:value-type="float">
            <text:p>0.038886060657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35121808411" calcext:value-type="float">
            <text:p>0.0083512180841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79007258888" calcext:value-type="float">
            <text:p>0.000279007258888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6353721481" calcext:value-type="float">
            <text:p>0.0696353721481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70489635263" calcext:value-type="float">
            <text:p>0.0370489635263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178104036" calcext:value-type="float">
            <text:p>0.075178104036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43692666361" calcext:value-type="float">
            <text:p>0.00243692666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91147847673" calcext:value-type="float">
            <text:p>0.0059114784767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75486935441" calcext:value-type="float">
            <text:p>0.037548693544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30151194718" calcext:value-type="float">
            <text:p>0.00830151194718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65889022856" calcext:value-type="float">
            <text:p>0.000265889022856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2051033363" calcext:value-type="float">
            <text:p>0.068205103336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39184623431" calcext:value-type="float">
            <text:p>0.0339184623431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6012710888" calcext:value-type="float">
            <text:p>0.0746012710888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38916763269" calcext:value-type="float">
            <text:p>0.00238916763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476171202773" calcext:value-type="float">
            <text:p>0.00476171202773</text:p>
          </table:table-cell>
          <table:table-cell office:value-type="float" office:value="42.24" calcext:value-type="float">
            <text:p>42.24</text:p>
          </table:table-cell>
          <table:table-cell office:value-type="float" office:value="0.0361492797729" calcext:value-type="float">
            <text:p>0.0361492797729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25082734299" calcext:value-type="float">
            <text:p>0.00825082734299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5394555423" calcext:value-type="float">
            <text:p>0.00025394555423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1580369915" calcext:value-type="float">
            <text:p>0.067158036991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12338710887" calcext:value-type="float">
            <text:p>0.0312338710887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1198829338" calcext:value-type="float">
            <text:p>0.074119882933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34734162952" calcext:value-type="float">
            <text:p>0.002347341629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354448861626" calcext:value-type="float">
            <text:p>0.0035444886162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348552705645" calcext:value-type="float">
            <text:p>0.034855270564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19720733702" calcext:value-type="float">
            <text:p>0.00819720733702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44743209551" calcext:value-type="float">
            <text:p>0.000244743209551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3821923574" calcext:value-type="float">
            <text:p>0.0663821923574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89229384101" calcext:value-type="float">
            <text:p>0.0289229384101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6990782686" calcext:value-type="float">
            <text:p>0.073699078268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3067317128" calcext:value-type="float">
            <text:p>0.0023067317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85193046836" calcext:value-type="float">
            <text:p>0.0028519304683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336210653635" calcext:value-type="float">
            <text:p>0.033621065363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14652273283" calcext:value-type="float">
            <text:p>0.0081465227328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233778713763" calcext:value-type="float">
            <text:p>0.00023377871376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8074195056" calcext:value-type="float">
            <text:p>0.065807419505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69282210884" calcext:value-type="float">
            <text:p>0.026928221088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3234164106" calcext:value-type="float">
            <text:p>0.073323416410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27187056831" calcext:value-type="float">
            <text:p>0.00227187056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50490187261" calcext:value-type="float">
            <text:p>0.0025049018726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324466641698" calcext:value-type="float">
            <text:p>0.032446664169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809877353043" calcext:value-type="float">
            <text:p>0.00809877353043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224772163651" calcext:value-type="float">
            <text:p>0.00022477216365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3325347224" calcext:value-type="float">
            <text:p>0.0653325347224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5173827438" calcext:value-type="float">
            <text:p>0.025173827438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9849374851" calcext:value-type="float">
            <text:p>0.072984937485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2359407418" calcext:value-type="float">
            <text:p>0.0022359407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34450420632" calcext:value-type="float">
            <text:p>0.0023445042063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311511598613" calcext:value-type="float">
            <text:p>0.0311511598613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804965447386" calcext:value-type="float">
            <text:p>0.00804965447386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216940380946" calcext:value-type="float">
            <text:p>0.000216940380946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8869561977" calcext:value-type="float">
            <text:p>0.0648869561977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36409387888" calcext:value-type="float">
            <text:p>0.0236409387888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6680902558" calcext:value-type="float">
            <text:p>0.0726680902558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20509636766" calcext:value-type="float">
            <text:p>0.00220509636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26055776415" calcext:value-type="float">
            <text:p>0.00226055776415</text:p>
          </table:table-cell>
          <table:table-cell office:value-type="float" office:value="44.8" calcext:value-type="float">
            <text:p>44.8</text:p>
          </table:table-cell>
          <table:table-cell office:value-type="float" office:value="0.0297487558898" calcext:value-type="float">
            <text:p>0.0297487558898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99936125657" calcext:value-type="float">
            <text:p>0.00799936125657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207150652564" calcext:value-type="float">
            <text:p>0.000207150652564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2138377119" calcext:value-type="float">
            <text:p>0.0642138377119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22793925876" calcext:value-type="float">
            <text:p>0.022279392587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3585764295" calcext:value-type="float">
            <text:p>0.072358576429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17576288879" calcext:value-type="float">
            <text:p>0.00217576288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18710462725" calcext:value-type="float">
            <text:p>0.0021871046272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79793048233" calcext:value-type="float">
            <text:p>0.0279793048233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95611300358" calcext:value-type="float">
            <text:p>0.0079561130035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97948307885" calcext:value-type="float">
            <text:p>0.00019794830788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29052361461" calcext:value-type="float">
            <text:p>0.062905236146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10705552661" calcext:value-type="float">
            <text:p>0.021070555266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050536654" calcext:value-type="float">
            <text:p>0.072050536654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14727698532" calcext:value-type="float">
            <text:p>0.00214727698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14663044977" calcext:value-type="float">
            <text:p>0.00214663044977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257501104505" calcext:value-type="float">
            <text:p>0.02575011045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90699394701" calcext:value-type="float">
            <text:p>0.0079069939470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90116525179" calcext:value-type="float">
            <text:p>0.000190116525179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6606852284" calcext:value-type="float">
            <text:p>0.060660685228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99999271933" calcext:value-type="float">
            <text:p>0.0199999271933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7265771294" calcext:value-type="float">
            <text:p>0.071726577129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1211127014" calcext:value-type="float">
            <text:p>0.0021211127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11140292493" calcext:value-type="float">
            <text:p>0.0021114029249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231441508317" calcext:value-type="float">
            <text:p>0.0231441508317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8588533577" calcext:value-type="float">
            <text:p>0.0078588533577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78368851121" calcext:value-type="float">
            <text:p>0.00017836885112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7153753959" calcext:value-type="float">
            <text:p>0.057715375395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90237009734" calcext:value-type="float">
            <text:p>0.0190237009734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4095087925" calcext:value-type="float">
            <text:p>0.071409508792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09557488625" calcext:value-type="float">
            <text:p>0.00209557488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208516966176" calcext:value-type="float">
            <text:p>0.0020851696617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202316956753" calcext:value-type="float">
            <text:p>0.0202316956753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81364817018" calcext:value-type="float">
            <text:p>0.00781364817018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167795944468" calcext:value-type="float">
            <text:p>0.000167795944468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6873910656" calcext:value-type="float">
            <text:p>0.054687391065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81130624461" calcext:value-type="float">
            <text:p>0.0181130624461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0972311208" calcext:value-type="float">
            <text:p>0.071097231120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06974226227" calcext:value-type="float">
            <text:p>0.00206974226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206118496399" calcext:value-type="float">
            <text:p>0.0020611849639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69379899724" calcext:value-type="float">
            <text:p>0.0169379899724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77039991718" calcext:value-type="float">
            <text:p>0.00777039991718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55265092139" calcext:value-type="float">
            <text:p>0.000155265092139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19688808255" calcext:value-type="float">
            <text:p>0.0519688808255</text:p>
          </table:table-cell>
          <table:table-cell office:value-type="float" office:value="44.8" calcext:value-type="float">
            <text:p>44.8</text:p>
          </table:table-cell>
          <table:table-cell office:value-type="float" office:value="0.0172173554536" calcext:value-type="float">
            <text:p>0.0172173554536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8077643859" calcext:value-type="float">
            <text:p>0.0708077643859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02478391526" calcext:value-type="float">
            <text:p>0.00202478391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203869930984" calcext:value-type="float">
            <text:p>0.0020386993098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36719436228" calcext:value-type="float">
            <text:p>0.0136719436228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72128086061" calcext:value-type="float">
            <text:p>0.0077212808606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45475363757" calcext:value-type="float">
            <text:p>0.00014547536375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7984284689" calcext:value-type="float">
            <text:p>0.0497984284689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6288638663" calcext:value-type="float">
            <text:p>0.016288638663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2575380565" calcext:value-type="float">
            <text:p>0.070257538056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97982556825" calcext:value-type="float">
            <text:p>0.00197982556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202146030832" calcext:value-type="float">
            <text:p>0.0020214603083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05374660893" calcext:value-type="float">
            <text:p>0.010537466089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67724983381" calcext:value-type="float">
            <text:p>0.00767724983381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3607722451" calcext:value-type="float">
            <text:p>0.00013607722451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8160424557" calcext:value-type="float">
            <text:p>0.048160424557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5275330408" calcext:value-type="float">
            <text:p>0.015275330408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7591246143" calcext:value-type="float">
            <text:p>0.069759124614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94032118464" calcext:value-type="float">
            <text:p>0.00194032118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99297847973" calcext:value-type="float">
            <text:p>0.00199297847973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71450837742" calcext:value-type="float">
            <text:p>0.0071450837742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63576282188" calcext:value-type="float">
            <text:p>0.0076357628218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2863703094" calcext:value-type="float">
            <text:p>0.00012863703094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9296850928" calcext:value-type="float">
            <text:p>0.046929685092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41541078781" calcext:value-type="float">
            <text:p>0.0141541078781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3009159089" calcext:value-type="float">
            <text:p>0.069300915908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89974811902" calcext:value-type="float">
            <text:p>0.00189974811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9585004767" calcext:value-type="float">
            <text:p>0.0019585004767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529713994811" calcext:value-type="float">
            <text:p>0.00529713994811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58879639329" calcext:value-type="float">
            <text:p>0.00758879639329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19826275396" calcext:value-type="float">
            <text:p>0.000119826275396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60273608166" calcext:value-type="float">
            <text:p>0.046027360816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29849440151" calcext:value-type="float">
            <text:p>0.0129849440151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8532098157" calcext:value-type="float">
            <text:p>0.068853209815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86175463068" calcext:value-type="float">
            <text:p>0.00186175463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91352916839" calcext:value-type="float">
            <text:p>0.0019135291683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438438128643" calcext:value-type="float">
            <text:p>0.00438438128643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54711368792" calcext:value-type="float">
            <text:p>0.0075471136879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09449163311" calcext:value-type="float">
            <text:p>0.00010944916331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3557230681" calcext:value-type="float">
            <text:p>0.0453557230681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17957891714" calcext:value-type="float">
            <text:p>0.0117957891714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4165959552" calcext:value-type="float">
            <text:p>0.068416595955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82210284266" calcext:value-type="float">
            <text:p>0.00182210284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84757124954" calcext:value-type="float">
            <text:p>0.0018475712495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74223575786" calcext:value-type="float">
            <text:p>0.0037422357578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50445251528" calcext:value-type="float">
            <text:p>0.00750445251528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02204764308" calcext:value-type="float">
            <text:p>0.000102204764308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831048494" calcext:value-type="float">
            <text:p>0.04483104849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06436546622" calcext:value-type="float">
            <text:p>0.0106436546622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79906321121" calcext:value-type="float">
            <text:p>0.0679906321121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78425675874" calcext:value-type="float">
            <text:p>0.00178425675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9210663597" calcext:value-type="float">
            <text:p>0.0017921066359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32570757485" calcext:value-type="float">
            <text:p>0.003257075748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46218272954" calcext:value-type="float">
            <text:p>0.00746218272954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9.61351327116e-05" calcext:value-type="float">
            <text:p>9.61351327116e-0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4158867809" calcext:value-type="float">
            <text:p>0.044415886780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955050588596" calcext:value-type="float">
            <text:p>0.00955050588596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5809565308" calcext:value-type="float">
            <text:p>0.067580956530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74747935684" calcext:value-type="float">
            <text:p>0.00174747935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6212576376" calcext:value-type="float">
            <text:p>0.0017621257637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53643746033" calcext:value-type="float">
            <text:p>0.00253643746033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42030433072" calcext:value-type="float">
            <text:p>0.00742030433072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9.04570902499e-05" calcext:value-type="float">
            <text:p>9.04570902499e-0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0747619314" calcext:value-type="float">
            <text:p>0.044074761931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8532878592" calcext:value-type="float">
            <text:p>0.00853287859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1713915033" calcext:value-type="float">
            <text:p>0.067171391503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71103361488" calcext:value-type="float">
            <text:p>0.00171103361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0441258477" calcext:value-type="float">
            <text:p>0.0017044125847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9877356932" calcext:value-type="float">
            <text:p>0.0019877356932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38136133367" calcext:value-type="float">
            <text:p>0.00738136133367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8.34084858149e-05" calcext:value-type="float">
            <text:p>8.34084858149e-0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774850936" calcext:value-type="float">
            <text:p>0.043774850936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762211666354" calcext:value-type="float">
            <text:p>0.00762211666354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7729555597" calcext:value-type="float">
            <text:p>0.066772955559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67222940225" calcext:value-type="float">
            <text:p>0.00167222940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8492501784" calcext:value-type="float">
            <text:p>0.00168492501784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61620329774" calcext:value-type="float">
            <text:p>0.00161620329774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33576475925" calcext:value-type="float">
            <text:p>0.00733576475925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83178270563e-05" calcext:value-type="float">
            <text:p>7.83178270563e-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5073927659" calcext:value-type="float">
            <text:p>0.043507392765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681692438887" calcext:value-type="float">
            <text:p>0.0068169243888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3756988567" calcext:value-type="float">
            <text:p>0.066375698856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63685234231" calcext:value-type="float">
            <text:p>0.00163685234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7742979979" calcext:value-type="float">
            <text:p>0.00167742979979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39941377122" calcext:value-type="float">
            <text:p>0.00139941377122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29329928006" calcext:value-type="float">
            <text:p>0.00729329928006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7.12692226211e-05" calcext:value-type="float">
            <text:p>7.12692226211e-0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2668346563" calcext:value-type="float">
            <text:p>0.043266834656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611680816353" calcext:value-type="float">
            <text:p>0.00611680816353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5993145811" calcext:value-type="float">
            <text:p>0.06599314581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60191749561" calcext:value-type="float">
            <text:p>0.00160191749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6693649452" calcext:value-type="float">
            <text:p>0.00166693649452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24840865274" calcext:value-type="float">
            <text:p>0.00124840865274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25357350921" calcext:value-type="float">
            <text:p>0.0072535735092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6.8136509539e-05" calcext:value-type="float">
            <text:p>6.8136509539e-0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05027683" calcext:value-type="float">
            <text:p>0.0430502768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52090417971" calcext:value-type="float">
            <text:p>0.0055209041797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138725284" calcext:value-type="float">
            <text:p>0.065613872528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5667983934" calcext:value-type="float">
            <text:p>0.0015667983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5569366744" calcext:value-type="float">
            <text:p>0.00165569366744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13777123921" calcext:value-type="float">
            <text:p>0.00113777123921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21345635146" calcext:value-type="float">
            <text:p>0.0072134563514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6.40248236184e-05" calcext:value-type="float">
            <text:p>6.40248236184e-05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8492667451" calcext:value-type="float">
            <text:p>0.0428492667451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501767443318" calcext:value-type="float">
            <text:p>0.00501767443318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407165568" calcext:value-type="float">
            <text:p>0.065240716556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53134763124" calcext:value-type="float">
            <text:p>0.00153134763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4744892758" calcext:value-type="float">
            <text:p>0.00164744892758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06152112988" calcext:value-type="float">
            <text:p>0.00106152112988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17275211334" calcext:value-type="float">
            <text:p>0.0071727521133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6.01089322656e-05" calcext:value-type="float">
            <text:p>6.01089322656e-0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6587452158" calcext:value-type="float">
            <text:p>0.0426587452158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58996616897" calcext:value-type="float">
            <text:p>0.00458996616897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8675605851" calcext:value-type="float">
            <text:p>0.064867560585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49409116499" calcext:value-type="float">
            <text:p>0.00149409116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3845466592" calcext:value-type="float">
            <text:p>0.0016384546659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00844507338" calcext:value-type="float">
            <text:p>0.00100844507338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1338091163" calcext:value-type="float">
            <text:p>0.0071338091163</text:p>
          </table:table-cell>
          <table:table-cell office:value-type="float" office:value="130.56" calcext:value-type="float">
            <text:p>130.56</text:p>
          </table:table-cell>
          <table:table-cell office:value-type="float" office:value="5.42350952364e-05" calcext:value-type="float">
            <text:p>5.42350952364e-0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4568713675" calcext:value-type="float">
            <text:p>0.042456871367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423333694693" calcext:value-type="float">
            <text:p>0.00423333694693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502217083" calcext:value-type="float">
            <text:p>0.064502217083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45525010126" calcext:value-type="float">
            <text:p>0.00145525010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3020992607" calcext:value-type="float">
            <text:p>0.00163020992607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946398415792" calcext:value-type="float">
            <text:p>0.000946398415792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708919100914" calcext:value-type="float">
            <text:p>0.00708919100914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4.7382285369e-05" calcext:value-type="float">
            <text:p>4.7382285369e-0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2454344243" calcext:value-type="float">
            <text:p>0.0422454344243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9331020344" calcext:value-type="float">
            <text:p>0.0039331020344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341097356" calcext:value-type="float">
            <text:p>0.0641341097356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41688810188" calcext:value-type="float">
            <text:p>0.00141688810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2271470802" calcext:value-type="float">
            <text:p>0.0016227147080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95565009572" calcext:value-type="float">
            <text:p>0.000895565009572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705318341388" calcext:value-type="float">
            <text:p>0.00705318341388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4.19000374751e-05" calcext:value-type="float">
            <text:p>4.19000374751e-0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0316529803" calcext:value-type="float">
            <text:p>0.0420316529803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367963614441" calcext:value-type="float">
            <text:p>0.00367963614441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7584847288" calcext:value-type="float">
            <text:p>0.0637584847288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37815759146" calcext:value-type="float">
            <text:p>0.00137815759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1297092455" calcext:value-type="float">
            <text:p>0.00161297092455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64915455822" calcext:value-type="float">
            <text:p>0.000864915455822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700856530672" calcext:value-type="float">
            <text:p>0.0070085653067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3.70051732841e-05" calcext:value-type="float">
            <text:p>3.70051732841e-0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8303961059" calcext:value-type="float">
            <text:p>0.0418303961059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47627110707" calcext:value-type="float">
            <text:p>0.00347627110707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3944678724" calcext:value-type="float">
            <text:p>0.063394467872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33942708104" calcext:value-type="float">
            <text:p>0.00133942708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054757065" calcext:value-type="float">
            <text:p>0.001605475706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3800365253" calcext:value-type="float">
            <text:p>0.00083800365253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96414289301" calcext:value-type="float">
            <text:p>0.00696414289301</text:p>
          </table:table-cell>
          <table:table-cell office:value-type="float" office:value="138.24" calcext:value-type="float">
            <text:p>138.24</text:p>
          </table:table-cell>
          <table:table-cell office:value-type="float" office:value="3.09355416872e-05" calcext:value-type="float">
            <text:p>3.09355416872e-0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642650959" calcext:value-type="float">
            <text:p>0.04164265095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29592037765" calcext:value-type="float">
            <text:p>0.0032959203776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0347994661" calcext:value-type="float">
            <text:p>0.063034799466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30021750627" calcext:value-type="float">
            <text:p>0.00130021750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59723096664" calcext:value-type="float">
            <text:p>0.00159723096664</text:p>
          </table:table-cell>
          <table:table-cell office:value-type="float" office:value="57.6" calcext:value-type="float">
            <text:p>57.6</text:p>
          </table:table-cell>
          <table:table-cell office:value-type="float" office:value="0.000814829599694" calcext:value-type="float">
            <text:p>0.000814829599694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92578697633" calcext:value-type="float">
            <text:p>0.00692578697633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36911426845e-05" calcext:value-type="float">
            <text:p>2.36911426845e-0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3068937821" calcext:value-type="float">
            <text:p>0.041306893782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15092406765" calcext:value-type="float">
            <text:p>0.0031509240676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6661024983" calcext:value-type="float">
            <text:p>0.062666102498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2610079315" calcext:value-type="float">
            <text:p>0.0012610079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9273383581" calcext:value-type="float">
            <text:p>0.00159273383581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82684945762" calcext:value-type="float">
            <text:p>0.00078268494576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88371288405" calcext:value-type="float">
            <text:p>0.00688371288405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05584296022e-05" calcext:value-type="float">
            <text:p>2.05584296022e-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0104378404" calcext:value-type="float">
            <text:p>0.041010437840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02943567004" calcext:value-type="float">
            <text:p>0.0030294356700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3062866868" calcext:value-type="float">
            <text:p>0.062306286686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21999265263" calcext:value-type="float">
            <text:p>0.00121999265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8898622679" calcext:value-type="float">
            <text:p>0.0015889862267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49792741737" calcext:value-type="float">
            <text:p>0.000749792741737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84183448522" calcext:value-type="float">
            <text:p>0.00684183448522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66425382494e-05" calcext:value-type="float">
            <text:p>1.66425382494e-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7297764296" calcext:value-type="float">
            <text:p>0.040729776429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92627233799" calcext:value-type="float">
            <text:p>0.00292627233799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589634563" calcext:value-type="float">
            <text:p>0.0619589634563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18292044189" calcext:value-type="float">
            <text:p>0.00118292044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8598813957" calcext:value-type="float">
            <text:p>0.0015859881395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28113789085" calcext:value-type="float">
            <text:p>0.000728113789085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79799915186" calcext:value-type="float">
            <text:p>0.0067979991518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52719762759e-05" calcext:value-type="float">
            <text:p>1.52719762759e-0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4571356791" calcext:value-type="float">
            <text:p>0.0404571356791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83662142802" calcext:value-type="float">
            <text:p>0.00283662142802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6022431516" calcext:value-type="float">
            <text:p>0.0616022431516</text:p>
          </table:table-cell>
          <table:table-cell office:value-type="float" office:value="89.6" calcext:value-type="float">
            <text:p>89.6</text:p>
          </table:table-cell>
          <table:table-cell office:value-type="float" office:value="0.00114109443873" calcext:value-type="float">
            <text:p>0.00114109443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7999196513" calcext:value-type="float">
            <text:p>0.0015799919651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709425036798" calcext:value-type="float">
            <text:p>0.000709425036798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75866476792" calcext:value-type="float">
            <text:p>0.00675866476792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35098251672e-05" calcext:value-type="float">
            <text:p>1.35098251672e-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1930091679" calcext:value-type="float">
            <text:p>0.040193009167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76319776466" calcext:value-type="float">
            <text:p>0.0027631977646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2475128156" calcext:value-type="float">
            <text:p>0.0612475128156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10074247973" calcext:value-type="float">
            <text:p>0.00110074247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6799961624" calcext:value-type="float">
            <text:p>0.0015679996162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686998534054" calcext:value-type="float">
            <text:p>0.000686998534054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72070023814" calcext:value-type="float">
            <text:p>0.0067207002381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23350577613e-05" calcext:value-type="float">
            <text:p>1.23350577613e-0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9330780789" calcext:value-type="float">
            <text:p>0.0399330780789</text:p>
          </table:table-cell>
          <table:table-cell office:value-type="float" office:value="57.6" calcext:value-type="float">
            <text:p>57.6</text:p>
          </table:table-cell>
          <table:table-cell office:value-type="float" office:value="0.00270211421279" calcext:value-type="float">
            <text:p>0.00270211421279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8969835245" calcext:value-type="float">
            <text:p>0.060896983524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05928498761" calcext:value-type="float">
            <text:p>0.00105928498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620034418" calcext:value-type="float">
            <text:p>0.001562003441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666814681585" calcext:value-type="float">
            <text:p>0.000666814681585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68351848217" calcext:value-type="float">
            <text:p>0.00668351848217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11602903555e-05" calcext:value-type="float">
            <text:p>1.11602903555e-0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6760467671" calcext:value-type="float">
            <text:p>0.0396760467671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64448589214" calcext:value-type="float">
            <text:p>0.00264448589214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5457172079" calcext:value-type="float">
            <text:p>0.0605457172079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02048077498" calcext:value-type="float">
            <text:p>0.00102048077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5675678917" calcext:value-type="float">
            <text:p>0.0015567567891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648125929298" calcext:value-type="float">
            <text:p>0.000648125929298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64359701787" calcext:value-type="float">
            <text:p>0.00664359701787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9.98552294962e-06" calcext:value-type="float">
            <text:p>9.98552294962e-0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4230257854" calcext:value-type="float">
            <text:p>0.039423025785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59586585287" calcext:value-type="float">
            <text:p>0.00259586585287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1987993414" calcext:value-type="float">
            <text:p>0.060198799341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980792135856" calcext:value-type="float">
            <text:p>0.000980792135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5375870195" calcext:value-type="float">
            <text:p>0.00155375870195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632427377377" calcext:value-type="float">
            <text:p>0.000632427377377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56825503867" calcext:value-type="float">
            <text:p>0.00656825503867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41916640859e-06" calcext:value-type="float">
            <text:p>8.41916640859e-0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1795062013" calcext:value-type="float">
            <text:p>0.0391795062013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55353927046" calcext:value-type="float">
            <text:p>0.0025535392704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8514392596" calcext:value-type="float">
            <text:p>0.059851439259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938929281589" calcext:value-type="float">
            <text:p>0.000938929281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470130057" calcext:value-type="float">
            <text:p>0.001547013005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605515574085" calcext:value-type="float">
            <text:p>0.00060551557408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5075900684" calcext:value-type="float">
            <text:p>0.0065075900684</text:p>
          </table:table-cell>
          <table:table-cell office:value-type="float" office:value="158.72" calcext:value-type="float">
            <text:p>158.72</text:p>
          </table:table-cell>
          <table:table-cell office:value-type="float" office:value="8.02757727325e-06" calcext:value-type="float">
            <text:p>8.02757727325e-0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9388246969" calcext:value-type="float">
            <text:p>0.0389388246969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51528492484" calcext:value-type="float">
            <text:p>0.00251528492484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5061428489" calcext:value-type="float">
            <text:p>0.059506142848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895702936469" calcext:value-type="float">
            <text:p>0.000895702936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4251587487" calcext:value-type="float">
            <text:p>0.0015425158748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82341521249" calcext:value-type="float">
            <text:p>0.000582341521249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47314802077" calcext:value-type="float">
            <text:p>0.00647314802077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7.04860443501e-06" calcext:value-type="float">
            <text:p>7.04860443501e-0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6992537454" calcext:value-type="float">
            <text:p>0.038699253745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47777098592" calcext:value-type="float">
            <text:p>0.00247777098592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1585616595" calcext:value-type="float">
            <text:p>0.0591585616595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856861872738" calcext:value-type="float">
            <text:p>0.000856861872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3427113502" calcext:value-type="float">
            <text:p>0.00153427113502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560662568597" calcext:value-type="float">
            <text:p>0.00056066256859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45083896718" calcext:value-type="float">
            <text:p>0.00645083896718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6.85280986745e-06" calcext:value-type="float">
            <text:p>6.85280986745e-06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4722690608" calcext:value-type="float">
            <text:p>0.038472269060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44642710273" calcext:value-type="float">
            <text:p>0.00244642710273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8148867048" calcext:value-type="float">
            <text:p>0.0588148867048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815920296074" calcext:value-type="float">
            <text:p>0.000815920296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2602639516" calcext:value-type="float">
            <text:p>0.0015260263951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537488515762" calcext:value-type="float">
            <text:p>0.000537488515762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43205239575" calcext:value-type="float">
            <text:p>0.00643205239575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6.65701529978e-06" calcext:value-type="float">
            <text:p>6.65701529978e-0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2447907971" calcext:value-type="float">
            <text:p>0.038244790797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41594702736" calcext:value-type="float">
            <text:p>0.0024159470273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4725383959" calcext:value-type="float">
            <text:p>0.0584725383959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77005530135" calcext:value-type="float">
            <text:p>0.000777005530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2077974252" calcext:value-type="float">
            <text:p>0.0015207797425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509829162378" calcext:value-type="float">
            <text:p>0.000509829162378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41600553265" calcext:value-type="float">
            <text:p>0.0064160055326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6.46122073211e-06" calcext:value-type="float">
            <text:p>6.46122073211e-0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0223100217" calcext:value-type="float">
            <text:p>0.038022310021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38571375421" calcext:value-type="float">
            <text:p>0.0023857137542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1365653569" calcext:value-type="float">
            <text:p>0.058136565356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737685402051" calcext:value-type="float">
            <text:p>0.000737685402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177816553" calcext:value-type="float">
            <text:p>0.0015177816553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76936958353" calcext:value-type="float">
            <text:p>0.000476936958353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39584910704" calcext:value-type="float">
            <text:p>0.00639584910704</text:p>
          </table:table-cell>
          <table:table-cell office:value-type="float" office:value="168.96" calcext:value-type="float">
            <text:p>168.96</text:p>
          </table:table-cell>
          <table:table-cell office:value-type="float" office:value="6.26542616455e-06" calcext:value-type="float">
            <text:p>6.26542616455e-0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7971762587" calcext:value-type="float">
            <text:p>0.0377971762587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35949101729" calcext:value-type="float">
            <text:p>0.00235949101729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800481764" calcext:value-type="float">
            <text:p>0.05780048176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700502638005" calcext:value-type="float">
            <text:p>0.000700502638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1103595906" calcext:value-type="float">
            <text:p>0.00151103595906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40307003872" calcext:value-type="float">
            <text:p>0.000440307003872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37823669632" calcext:value-type="float">
            <text:p>0.00637823669632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06963159688e-06" calcext:value-type="float">
            <text:p>6.06963159688e-0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5756826415" calcext:value-type="float">
            <text:p>0.037575682641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3322193709" calcext:value-type="float">
            <text:p>0.0023322193709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463145228" calcext:value-type="float">
            <text:p>0.05746314522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66243544746" calcext:value-type="float">
            <text:p>0.00066243544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0878739364" calcext:value-type="float">
            <text:p>0.0015087873936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35284364317" calcext:value-type="float">
            <text:p>0.0003528436431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35886304452" calcext:value-type="float">
            <text:p>0.0063588630445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5.87383702921e-06" calcext:value-type="float">
            <text:p>5.87383702921e-0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3504871811" calcext:value-type="float">
            <text:p>0.037350487181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30544132897" calcext:value-type="float">
            <text:p>0.00230544132897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1291990089" calcext:value-type="float">
            <text:p>0.057129199008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624331405812" calcext:value-type="float">
            <text:p>0.000624331405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0054265379" calcext:value-type="float">
            <text:p>0.0015005426537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96777386311" calcext:value-type="float">
            <text:p>0.000296777386311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3412506338" calcext:value-type="float">
            <text:p>0.0063412506338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28645332631e-06" calcext:value-type="float">
            <text:p>5.28645332631e-0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1305359985" calcext:value-type="float">
            <text:p>0.037130535998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28261212272" calcext:value-type="float">
            <text:p>0.00228261212272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8043550537" calcext:value-type="float">
            <text:p>0.0568043550537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85785150914" calcext:value-type="float">
            <text:p>0.000585785150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49904361018" calcext:value-type="float">
            <text:p>0.0014990436101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71360683201" calcext:value-type="float">
            <text:p>0.000271360683201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32265975582" calcext:value-type="float">
            <text:p>0.00632265975582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09065875864e-06" calcext:value-type="float">
            <text:p>5.09065875864e-0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9070063675" calcext:value-type="float">
            <text:p>0.036907006367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25935101256" calcext:value-type="float">
            <text:p>0.0022593510125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4804323804" calcext:value-type="float">
            <text:p>0.0564804323804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54852868466" calcext:value-type="float">
            <text:p>0.00054852868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9454647935" calcext:value-type="float">
            <text:p>0.0014945464793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59399881738" calcext:value-type="float">
            <text:p>0.000259399881738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305438732" calcext:value-type="float">
            <text:p>0.00630543873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89486419097e-06" calcext:value-type="float">
            <text:p>4.89486419097e-0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6885976196" calcext:value-type="float">
            <text:p>0.036688597619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23541119627" calcext:value-type="float">
            <text:p>0.00223541119627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1598631727" calcext:value-type="float">
            <text:p>0.0561598631727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513335880236" calcext:value-type="float">
            <text:p>0.000513335880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878007831" calcext:value-type="float">
            <text:p>0.0014878007831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54914581189" calcext:value-type="float">
            <text:p>0.000254914581189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28782632128" calcext:value-type="float">
            <text:p>0.00628782632128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30748048807e-06" calcext:value-type="float">
            <text:p>4.30748048807e-0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4718547012" calcext:value-type="float">
            <text:p>0.0364718547012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21467980897" calcext:value-type="float">
            <text:p>0.00221467980897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8429053896" calcext:value-type="float">
            <text:p>0.055842905389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478916948998" calcext:value-type="float">
            <text:p>0.000478916948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8180460866" calcext:value-type="float">
            <text:p>0.00148180460866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44448879908" calcext:value-type="float">
            <text:p>0.000244448879908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27158376472" calcext:value-type="float">
            <text:p>0.00627158376472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1116859204e-06" calcext:value-type="float">
            <text:p>4.1116859204e-0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2547415984" calcext:value-type="float">
            <text:p>0.036254741598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17007030593" calcext:value-type="float">
            <text:p>0.00217007030593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5249526222" calcext:value-type="float">
            <text:p>0.055524952622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444276911136" calcext:value-type="float">
            <text:p>0.000444276911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7580843422" calcext:value-type="float">
            <text:p>0.0014758084342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41458679543" calcext:value-type="float">
            <text:p>0.000241458679543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25299288674" calcext:value-type="float">
            <text:p>0.00625299288674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91589135285e-06" calcext:value-type="float">
            <text:p>3.91589135285e-0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0425642865" calcext:value-type="float">
            <text:p>0.036042564286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12274597837" calcext:value-type="float">
            <text:p>0.00212274597837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2054152501" calcext:value-type="float">
            <text:p>0.0552054152501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11589981791" calcext:value-type="float">
            <text:p>0.000411589981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7430939061" calcext:value-type="float">
            <text:p>0.0014743093906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36225828902" calcext:value-type="float">
            <text:p>0.000236225828902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23361923494" calcext:value-type="float">
            <text:p>0.00623361923494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72009678518e-06" calcext:value-type="float">
            <text:p>3.72009678518e-0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8227364987" calcext:value-type="float">
            <text:p>0.035822736498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07653226085" calcext:value-type="float">
            <text:p>0.0020765322608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8873519288" calcext:value-type="float">
            <text:p>0.0548873519288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379787478946" calcext:value-type="float">
            <text:p>0.000379787478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72810347" calcext:value-type="float">
            <text:p>0.00147281034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32488078445" calcext:value-type="float">
            <text:p>0.00023248807844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21052740755" calcext:value-type="float">
            <text:p>0.00621052740755</text:p>
          </table:table-cell>
          <table:table-cell office:value-type="float" office:value="230.4" calcext:value-type="float">
            <text:p>230.4</text:p>
          </table:table-cell>
          <table:table-cell office:value-type="float" office:value="3.52430221751e-06" calcext:value-type="float">
            <text:p>3.52430221751e-0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6138908457" calcext:value-type="float">
            <text:p>0.0356138908457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03038024388" calcext:value-type="float">
            <text:p>0.00203038024388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772853334" calcext:value-type="float">
            <text:p>0.054577285333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349237913639" calcext:value-type="float">
            <text:p>0.000349237913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6906273797" calcext:value-type="float">
            <text:p>0.0014690627379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30992978262" calcext:value-type="float">
            <text:p>0.000230992978262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19330638374" calcext:value-type="float">
            <text:p>0.00619330638374</text:p>
          </table:table-cell>
          <table:table-cell office:value-type="float" office:value="240.64" calcext:value-type="float">
            <text:p>240.64</text:p>
          </table:table-cell>
          <table:table-cell office:value-type="float" office:value="3.32850764984e-06" calcext:value-type="float">
            <text:p>3.32850764984e-0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3946800318" calcext:value-type="float">
            <text:p>0.0353946800318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9829325152" calcext:value-type="float">
            <text:p>0.0019829325152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2599958889" calcext:value-type="float">
            <text:p>0.054259995888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19277965999" calcext:value-type="float">
            <text:p>0.000319277965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6681417256" calcext:value-type="float">
            <text:p>0.00146681417256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29497878079" calcext:value-type="float">
            <text:p>0.000229497878079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17099733015" calcext:value-type="float">
            <text:p>0.00617099733015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13271308228e-06" calcext:value-type="float">
            <text:p>3.13271308228e-0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1819474435" calcext:value-type="float">
            <text:p>0.035181947443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93165935196" calcext:value-type="float">
            <text:p>0.0019316593519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9483446888" calcext:value-type="float">
            <text:p>0.053948344688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292450362208" calcext:value-type="float">
            <text:p>0.000292450362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6231704173" calcext:value-type="float">
            <text:p>0.00146231704173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25760127622" calcext:value-type="float">
            <text:p>0.000225760127622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15025382419" calcext:value-type="float">
            <text:p>0.00615025382419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93691851461e-06" calcext:value-type="float">
            <text:p>2.93691851461e-0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970633895" calcext:value-type="float">
            <text:p>0.034970633895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88242230712" calcext:value-type="float">
            <text:p>0.00188242230712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6316080133" calcext:value-type="float">
            <text:p>0.0536316080133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265770162833" calcext:value-type="float">
            <text:p>0.000265770162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6081799812" calcext:value-type="float">
            <text:p>0.0014608179981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23517477347" calcext:value-type="float">
            <text:p>0.000223517477347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13185863966" calcext:value-type="float">
            <text:p>0.00613185863966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74112394694e-06" calcext:value-type="float">
            <text:p>2.74112394694e-0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7670325198" calcext:value-type="float">
            <text:p>0.034767032519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83429587231" calcext:value-type="float">
            <text:p>0.00183429587231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3194408955" calcext:value-type="float">
            <text:p>0.053319440895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40637709831" calcext:value-type="float">
            <text:p>0.000240637709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585694327" calcext:value-type="float">
            <text:p>0.0014585694327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20527276982" calcext:value-type="float">
            <text:p>0.000220527276982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611170221406" calcext:value-type="float">
            <text:p>0.00611170221406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2.54532937938e-06" calcext:value-type="float">
            <text:p>2.54532937938e-0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5629375656" calcext:value-type="float">
            <text:p>0.0345629375656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7873417481" calcext:value-type="float">
            <text:p>0.0017873417481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30054680653" calcext:value-type="float">
            <text:p>0.053005468065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17568918659" calcext:value-type="float">
            <text:p>0.000217568918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5707038909" calcext:value-type="float">
            <text:p>0.0014570703890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17537076616" calcext:value-type="float">
            <text:p>0.00021753707661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609232856226" calcext:value-type="float">
            <text:p>0.00609232856226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2.34953481171e-06" calcext:value-type="float">
            <text:p>2.34953481171e-0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3554492551" calcext:value-type="float">
            <text:p>0.034355449255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74168333559" calcext:value-type="float">
            <text:p>0.00174168333559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864834623" calcext:value-type="float">
            <text:p>0.0526864834623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95274000673" calcext:value-type="float">
            <text:p>0.000195274000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5482182368" calcext:value-type="float">
            <text:p>0.00145482182368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10061575701" calcext:value-type="float">
            <text:p>0.000210061575701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60715850563" calcext:value-type="float">
            <text:p>0.0060715850563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1.95794567637e-06" calcext:value-type="float">
            <text:p>1.95794567637e-0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1498118662" calcext:value-type="float">
            <text:p>0.0341498118662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69645682698" calcext:value-type="float">
            <text:p>0.00169645682698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3712945402" calcext:value-type="float">
            <text:p>0.0523712945402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76295682057" calcext:value-type="float">
            <text:p>0.000176295682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5332278007" calcext:value-type="float">
            <text:p>0.00145332278007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99595874421" calcext:value-type="float">
            <text:p>0.000199595874421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605123293724" calcext:value-type="float">
            <text:p>0.00605123293724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76215110881e-06" calcext:value-type="float">
            <text:p>1.76215110881e-0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9457169119" calcext:value-type="float">
            <text:p>0.033945716911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65419194513" calcext:value-type="float">
            <text:p>0.00165419194513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0507253325" calcext:value-type="float">
            <text:p>0.0520507253325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57169959024" calcext:value-type="float">
            <text:p>0.000157169959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5182373646" calcext:value-type="float">
            <text:p>0.0014518237364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80159572043" calcext:value-type="float">
            <text:p>0.000180159572043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602598848187" calcext:value-type="float">
            <text:p>0.00602598848187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56635654114e-06" calcext:value-type="float">
            <text:p>1.56635654114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7489022493" calcext:value-type="float">
            <text:p>0.0337489022493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61242066774" calcext:value-type="float">
            <text:p>0.00161242066774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7375632303" calcext:value-type="float">
            <text:p>0.0517375632303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39923642301" calcext:value-type="float">
            <text:p>0.000139923642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4882564924" calcext:value-type="float">
            <text:p>0.0014488256492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47267368018" calcext:value-type="float">
            <text:p>0.000147267368018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600093971996" calcext:value-type="float">
            <text:p>0.00600093971996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37056197347e-06" calcext:value-type="float">
            <text:p>1.37056197347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5573935618" calcext:value-type="float">
            <text:p>0.033557393561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57101959369" calcext:value-type="float">
            <text:p>0.00157101959369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4234429951" calcext:value-type="float">
            <text:p>0.051423442995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23524900973" calcext:value-type="float">
            <text:p>0.000123524900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4732660563" calcext:value-type="float">
            <text:p>0.00144732660563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26335965457" calcext:value-type="float">
            <text:p>0.000126335965457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98000052054" calcext:value-type="float">
            <text:p>0.00598000052054</text:p>
          </table:table-cell>
          <table:table-cell office:value-type="float" office:value="358.4" calcext:value-type="float">
            <text:p>358.4</text:p>
          </table:table-cell>
          <table:table-cell office:value-type="float" office:value="1.1747674058e-06" calcext:value-type="float">
            <text:p>1.1747674058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3629850972" calcext:value-type="float">
            <text:p>0.0333629850972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52875471184" calcext:value-type="float">
            <text:p>0.0015287547118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1088436933" calcext:value-type="float">
            <text:p>0.051108843693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09116119266" calcext:value-type="float">
            <text:p>0.000109116119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4507804021" calcext:value-type="float">
            <text:p>0.00144507804021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12132513719" calcext:value-type="float">
            <text:p>0.000112132513719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9567129997" calcext:value-type="float">
            <text:p>0.0059567129997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9.78972838239e-07" calcext:value-type="float">
            <text:p>9.78972838239e-07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170550949" calcext:value-type="float">
            <text:p>0.03317055094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48710683556" calcext:value-type="float">
            <text:p>0.0014871068355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8007302153" calcext:value-type="float">
            <text:p>0.0508007302153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9.80976391377e-05" calcext:value-type="float">
            <text:p>9.809763913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435789966" calcext:value-type="float">
            <text:p>0.0014435789966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103909462713" calcext:value-type="float">
            <text:p>0.000103909462713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9332297854" calcext:value-type="float">
            <text:p>0.0059332297854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7.83178270569e-07" calcext:value-type="float">
            <text:p>7.83178270569e-07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9778083139" calcext:value-type="float">
            <text:p>0.0329778083139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44687807211" calcext:value-type="float">
            <text:p>0.00144687807211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825931915" calcext:value-type="float">
            <text:p>0.050482593191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8.59736258859e-05" calcext:value-type="float">
            <text:p>8.5973625885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4058090938" calcext:value-type="float">
            <text:p>0.00144058090938</text:p>
          </table:table-cell>
          <table:table-cell office:value-type="float" office:value="88.576" calcext:value-type="float">
            <text:p>88.576</text:p>
          </table:table-cell>
          <table:table-cell office:value-type="float" office:value="9.79290619816e-05" calcext:value-type="float">
            <text:p>9.79290619816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91013795801" calcext:value-type="float">
            <text:p>0.00591013795801</text:p>
          </table:table-cell>
          <table:table-cell office:value-type="float" office:value="497.664" calcext:value-type="float">
            <text:p>497.664</text:p>
          </table:table-cell>
          <table:table-cell office:value-type="float" office:value="5.87383702899e-07" calcext:value-type="float">
            <text:p>5.87383702899e-07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7914205095" calcext:value-type="float">
            <text:p>0.032791420509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40276217354" calcext:value-type="float">
            <text:p>0.00140276217354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1649720855" calcext:value-type="float">
            <text:p>0.0501649720855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53605079026e-05" calcext:value-type="float">
            <text:p>7.536050790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3833234396" calcext:value-type="float">
            <text:p>0.00143833234396</text:p>
          </table:table-cell>
          <table:table-cell office:value-type="float" office:value="89.6" calcext:value-type="float">
            <text:p>89.6</text:p>
          </table:table-cell>
          <table:table-cell office:value-type="float" office:value="8.59682605182e-05" calcext:value-type="float">
            <text:p>8.59682605182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88724182407" calcext:value-type="float">
            <text:p>0.00588724182407</text:p>
          </table:table-cell>
          <table:table-cell office:value-type="float" office:value="501.76" calcext:value-type="float">
            <text:p>501.76</text:p>
          </table:table-cell>
          <table:table-cell office:value-type="float" office:value="3.91589135229e-07" calcext:value-type="float">
            <text:p>3.91589135229e-07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6098451013" calcext:value-type="float">
            <text:p>0.0326098451013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36345891844" calcext:value-type="float">
            <text:p>0.00136345891844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848088005" calcext:value-type="float">
            <text:p>0.049848088005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6.64056896041e-05" calcext:value-type="float">
            <text:p>6.640568960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3683330035" calcext:value-type="float">
            <text:p>0.00143683330035</text:p>
          </table:table-cell>
          <table:table-cell office:value-type="float" office:value="90.624" calcext:value-type="float">
            <text:p>90.624</text:p>
          </table:table-cell>
          <table:table-cell office:value-type="float" office:value="7.84927596036e-05" calcext:value-type="float">
            <text:p>7.84927596036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86395430323" calcext:value-type="float">
            <text:p>0.00586395430323</text:p>
          </table:table-cell>
          <table:table-cell office:value-type="float" office:value="514.048" calcext:value-type="float">
            <text:p>514.048</text:p>
          </table:table-cell>
          <table:table-cell office:value-type="float" office:value="1.9579456767e-07" calcext:value-type="float">
            <text:p>1.9579456767e-0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4255550081" calcext:value-type="float">
            <text:p>0.032425555008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3208855338" calcext:value-type="float">
            <text:p>0.0013208855338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5322726113" calcext:value-type="float">
            <text:p>0.0495322726113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5.86301066371e-05" calcext:value-type="float">
            <text:p>5.8630106637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3533425674" calcext:value-type="float">
            <text:p>0.00143533425674</text:p>
          </table:table-cell>
          <table:table-cell office:value-type="float" office:value="91.648" calcext:value-type="float">
            <text:p>91.648</text:p>
          </table:table-cell>
          <table:table-cell office:value-type="float" office:value="7.02697085975e-05" calcext:value-type="float">
            <text:p>7.02697085975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83988400858" calcext:value-type="float">
            <text:p>0.00583988400858</text:p>
          </table:table-cell>
          <table:table-cell office:value-type="float" office:value="1171.456" calcext:value-type="float">
            <text:p>1171.4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2358355449" calcext:value-type="float">
            <text:p>0.0322358355449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27886745418" calcext:value-type="float">
            <text:p>0.00127886745418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2212110315" calcext:value-type="float">
            <text:p>0.0492212110315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5.10756302948e-05" calcext:value-type="float">
            <text:p>5.1075630294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3308569133" calcext:value-type="float">
            <text:p>0.00143308569133</text:p>
          </table:table-cell>
          <table:table-cell office:value-type="float" office:value="92.672" calcext:value-type="float">
            <text:p>92.672</text:p>
          </table:table-cell>
          <table:table-cell office:value-type="float" office:value="6.12991075e-05" calcext:value-type="float">
            <text:p>6.12991075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81581371392" calcext:value-type="float">
            <text:p>0.00581581371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0579002825" calcext:value-type="float">
            <text:p>0.0320579002825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23493665728" calcext:value-type="float">
            <text:p>0.00123493665728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9098914929" calcext:value-type="float">
            <text:p>0.048909891492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4.52163047415e-05" calcext:value-type="float">
            <text:p>4.521630474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3233616952" calcext:value-type="float">
            <text:p>0.00143233616952</text:p>
          </table:table-cell>
          <table:table-cell office:value-type="float" office:value="93.696" calcext:value-type="float">
            <text:p>93.696</text:p>
          </table:table-cell>
          <table:table-cell office:value-type="float" office:value="5.45711566767e-05" calcext:value-type="float">
            <text:p>5.45711566767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78919940439" calcext:value-type="float">
            <text:p>0.00578919940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8737952814" calcext:value-type="float">
            <text:p>0.0318737952814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19415258881" calcext:value-type="float">
            <text:p>0.00119415258881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972821598" calcext:value-type="float">
            <text:p>0.0485972821598</text:p>
          </table:table-cell>
          <table:table-cell office:value-type="float" office:value="130.56" calcext:value-type="float">
            <text:p>130.56</text:p>
          </table:table-cell>
          <table:table-cell office:value-type="float" office:value="4.06099167279e-05" calcext:value-type="float">
            <text:p>4.060991672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3083712591" calcext:value-type="float">
            <text:p>0.00143083712591</text:p>
          </table:table-cell>
          <table:table-cell office:value-type="float" office:value="94.72" calcext:value-type="float">
            <text:p>94.72</text:p>
          </table:table-cell>
          <table:table-cell office:value-type="float" office:value="4.11152550305e-05" calcext:value-type="float">
            <text:p>4.11152550305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76336786866" calcext:value-type="float">
            <text:p>0.00576336786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6873457797" calcext:value-type="float">
            <text:p>0.0316873457797</text:p>
          </table:table-cell>
          <table:table-cell office:value-type="float" office:value="89.6" calcext:value-type="float">
            <text:p>89.6</text:p>
          </table:table-cell>
          <table:table-cell office:value-type="float" office:value="0.00114880267909" calcext:value-type="float">
            <text:p>0.00114880267909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2807297407" calcext:value-type="float">
            <text:p>0.0482807297407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3.33502492185e-05" calcext:value-type="float">
            <text:p>3.3350249218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285885605" calcext:value-type="float">
            <text:p>0.0014285885605</text:p>
          </table:table-cell>
          <table:table-cell office:value-type="float" office:value="95.744" calcext:value-type="float">
            <text:p>95.744</text:p>
          </table:table-cell>
          <table:table-cell office:value-type="float" office:value="3.43873042072e-05" calcext:value-type="float">
            <text:p>3.43873042072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73792771984" calcext:value-type="float">
            <text:p>0.00573792771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5071894113" calcext:value-type="float">
            <text:p>0.031507189411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10049114261" calcext:value-type="float">
            <text:p>0.00110049114261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6523787164" calcext:value-type="float">
            <text:p>0.0476523787164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72329659364e-05" calcext:value-type="float">
            <text:p>2.7232965936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2783903869" calcext:value-type="float">
            <text:p>0.00142783903869</text:p>
          </table:table-cell>
          <table:table-cell office:value-type="float" office:value="96.768" calcext:value-type="float">
            <text:p>96.768</text:p>
          </table:table-cell>
          <table:table-cell office:value-type="float" office:value="3.064955375e-05" calcext:value-type="float">
            <text:p>3.064955375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71444450554" calcext:value-type="float">
            <text:p>0.00571444450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3264777665" calcext:value-type="float">
            <text:p>0.0313264777665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05711565072" calcext:value-type="float">
            <text:p>0.00105711565072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0645640904" calcext:value-type="float">
            <text:p>0.047064564090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29582378598e-05" calcext:value-type="float">
            <text:p>2.2958237859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2484095147" calcext:value-type="float">
            <text:p>0.00142484095147</text:p>
          </table:table-cell>
          <table:table-cell office:value-type="float" office:value="97.792" calcext:value-type="float">
            <text:p>97.792</text:p>
          </table:table-cell>
          <table:table-cell office:value-type="float" office:value="2.61642532012e-05" calcext:value-type="float">
            <text:p>2.61642532012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69017851744" calcext:value-type="float">
            <text:p>0.00569017851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1424961603" calcext:value-type="float">
            <text:p>0.0311424961603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00565738581" calcext:value-type="float">
            <text:p>0.00100565738581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6307877777" calcext:value-type="float">
            <text:p>0.0466307877777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98627451147e-05" calcext:value-type="float">
            <text:p>1.9862745114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2259238606" calcext:value-type="float">
            <text:p>0.00142259238606</text:p>
          </table:table-cell>
          <table:table-cell office:value-type="float" office:value="98.816" calcext:value-type="float">
            <text:p>98.816</text:p>
          </table:table-cell>
          <table:table-cell office:value-type="float" office:value="2.16789526524e-05" calcext:value-type="float">
            <text:p>2.16789526524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66806515731" calcext:value-type="float">
            <text:p>0.00566806515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9624631867" calcext:value-type="float">
            <text:p>0.0309624631867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957962854907" calcext:value-type="float">
            <text:p>0.00095796285490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306128079" calcext:value-type="float">
            <text:p>0.04630612807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66935501613e-05" calcext:value-type="float">
            <text:p>1.669355016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2184286425" calcext:value-type="float">
            <text:p>0.00142184286425</text:p>
          </table:table-cell>
          <table:table-cell office:value-type="float" office:value="99.84" calcext:value-type="float">
            <text:p>99.84</text:p>
          </table:table-cell>
          <table:table-cell office:value-type="float" office:value="1.64461020122e-05" calcext:value-type="float">
            <text:p>1.64461020122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64438624956" calcext:value-type="float">
            <text:p>0.00564438624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7762604745" calcext:value-type="float">
            <text:p>0.0307762604745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913970357448" calcext:value-type="float">
            <text:p>0.000913970357448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0440418386" calcext:value-type="float">
            <text:p>0.046044041838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50721015805e-05" calcext:value-type="float">
            <text:p>1.507210158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1884477703" calcext:value-type="float">
            <text:p>0.0014188447770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42034517377e-05" calcext:value-type="float">
            <text:p>1.42034517377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61972887455" calcext:value-type="float">
            <text:p>0.00561972887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6008548049" calcext:value-type="float">
            <text:p>0.030600854804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866954532674" calcext:value-type="float">
            <text:p>0.000866954532674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8140162041" calcext:value-type="float">
            <text:p>0.0458140162041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36717596244e-05" calcext:value-type="float">
            <text:p>1.367175962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1584668981" calcext:value-type="float">
            <text:p>0.00141584668981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27083515549e-05" calcext:value-type="float">
            <text:p>1.27083515549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59468011263" calcext:value-type="float">
            <text:p>0.00559468011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4231663321" calcext:value-type="float">
            <text:p>0.030423166332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820494012917" calcext:value-type="float">
            <text:p>0.000820494012917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987679293" calcext:value-type="float">
            <text:p>0.0455987679293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27136309176e-05" calcext:value-type="float">
            <text:p>1.2713630917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1209908079" calcext:value-type="float">
            <text:p>0.00141209908079</text:p>
          </table:table-cell>
          <table:table-cell office:value-type="float" office:value="104.96" calcext:value-type="float">
            <text:p>104.96</text:p>
          </table:table-cell>
          <table:table-cell office:value-type="float" office:value="1.19608014634e-05" calcext:value-type="float">
            <text:p>1.19608014634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56943565726" calcext:value-type="float">
            <text:p>0.00556943565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2412207396" calcext:value-type="float">
            <text:p>0.030241220739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778599334411" calcext:value-type="float">
            <text:p>0.000778599334411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985918245" calcext:value-type="float">
            <text:p>0.0453985918245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20134599395e-05" calcext:value-type="float">
            <text:p>1.2013459939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1060003718" calcext:value-type="float">
            <text:p>0.00141060003718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1.1213251372e-05" calcext:value-type="float">
            <text:p>1.1213251372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54849645785" calcext:value-type="float">
            <text:p>0.00554849645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0653831883" calcext:value-type="float">
            <text:p>0.0300653831883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35840848101" calcext:value-type="float">
            <text:p>0.000735840848101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2001108781" calcext:value-type="float">
            <text:p>0.0452001108781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14975444819e-05" calcext:value-type="float">
            <text:p>1.149754448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0535338454" calcext:value-type="float">
            <text:p>0.0014053533845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1.04657012805e-05" calcext:value-type="float">
            <text:p>1.04657012805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52657879117" calcext:value-type="float">
            <text:p>0.00552657879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809697003" calcext:value-type="float">
            <text:p>0.0298809697003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693390864578" calcext:value-type="float">
            <text:p>0.000693390864578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50065680021" calcext:value-type="float">
            <text:p>0.0450065680021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10553312327e-05" calcext:value-type="float">
            <text:p>1.105533123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0460386274" calcext:value-type="float">
            <text:p>0.0014046038627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9.718151189e-06" calcext:value-type="float">
            <text:p>9.718151189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50818360664" calcext:value-type="float">
            <text:p>0.00550818360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7022323719" calcext:value-type="float">
            <text:p>0.029702232371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652359993877" calcext:value-type="float">
            <text:p>0.000652359993877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8057654256" calcext:value-type="float">
            <text:p>0.0448057654256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07973735038e-05" calcext:value-type="float">
            <text:p>1.079737350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0385434093" calcext:value-type="float">
            <text:p>0.00140385434093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8.9706010975e-06" calcext:value-type="float">
            <text:p>8.9706010975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48939703521" calcext:value-type="float">
            <text:p>0.00548939703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5225695826" calcext:value-type="float">
            <text:p>0.029522569582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615709862754" calcext:value-type="float">
            <text:p>0.000615709862754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6093850017" calcext:value-type="float">
            <text:p>0.0446093850017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04657135669e-05" calcext:value-type="float">
            <text:p>1.046571356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0085625371" calcext:value-type="float">
            <text:p>0.0014008562537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8.22305100612e-06" calcext:value-type="float">
            <text:p>8.22305100612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46708798162" calcext:value-type="float">
            <text:p>0.00546708798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3371072391" calcext:value-type="float">
            <text:p>0.02933710723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578812929401" calcext:value-type="float">
            <text:p>0.000578812929401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407329482" calcext:value-type="float">
            <text:p>0.044407329482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02446069422e-05" calcext:value-type="float">
            <text:p>1.024460694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9710864468" calcext:value-type="float">
            <text:p>0.0013971086446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7.47550091462e-06" calcext:value-type="float">
            <text:p>7.47550091462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44047367209" calcext:value-type="float">
            <text:p>0.00544047367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1539893962" calcext:value-type="float">
            <text:p>0.0291539893962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44013815002" calcext:value-type="float">
            <text:p>0.000544013815002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2147078877" calcext:value-type="float">
            <text:p>0.0442147078877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9.98664921348e-06" calcext:value-type="float">
            <text:p>9.986649213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9411055746" calcext:value-type="float">
            <text:p>0.00139411055746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5.98040073174e-06" calcext:value-type="float">
            <text:p>5.98040073174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41933877922" calcext:value-type="float">
            <text:p>0.00541933877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9746967913" calcext:value-type="float">
            <text:p>0.0289746967913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510572112866" calcext:value-type="float">
            <text:p>0.000510572112866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40276508354" calcext:value-type="float">
            <text:p>0.044027650835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9.7655425888e-06" calcext:value-type="float">
            <text:p>9.76554258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9111247024" calcext:value-type="float">
            <text:p>0.0013911124702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5.23285064025e-06" calcext:value-type="float">
            <text:p>5.23285064025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39722541909" calcext:value-type="float">
            <text:p>0.00539722541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7923810144" calcext:value-type="float">
            <text:p>0.028792381014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478858026339" calcext:value-type="float">
            <text:p>0.000478858026339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8427311568" calcext:value-type="float">
            <text:p>0.0438427311568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9.61813817235e-06" calcext:value-type="float">
            <text:p>9.618138172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8886390483" calcext:value-type="float">
            <text:p>0.00138886390483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4.48530054875e-06" calcext:value-type="float">
            <text:p>4.48530054875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37452497861" calcext:value-type="float">
            <text:p>0.00537452497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6115459749" calcext:value-type="float">
            <text:p>0.0286115459749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450969374373" calcext:value-type="float">
            <text:p>0.000450969374373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626389947" calcext:value-type="float">
            <text:p>0.0436626389947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9.43388265184e-06" calcext:value-type="float">
            <text:p>9.433882651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8736486122" calcext:value-type="float">
            <text:p>0.00138736486122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3.73775045737e-06" calcext:value-type="float">
            <text:p>3.73775045737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35495563336" calcext:value-type="float">
            <text:p>0.00535495563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4312045144" calcext:value-type="float">
            <text:p>0.028431204514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424253032999" calcext:value-type="float">
            <text:p>0.000424253032999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90211897" calcext:value-type="float">
            <text:p>0.043490211897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17592492311e-06" calcext:value-type="float">
            <text:p>9.175924923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84366774" calcext:value-type="float">
            <text:p>0.001384366774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2.99020036587e-06" calcext:value-type="float">
            <text:p>2.99020036587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33656044883" calcext:value-type="float">
            <text:p>0.00533656044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2500609879" calcext:value-type="float">
            <text:p>0.028250060987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397721793297" calcext:value-type="float">
            <text:p>0.000397721793297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3214699265" calcext:value-type="float">
            <text:p>0.0433214699265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9.06537161072e-06" calcext:value-type="float">
            <text:p>9.065371610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8211820858" calcext:value-type="float">
            <text:p>0.0013821182085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2.24265027438e-06" calcext:value-type="float">
            <text:p>2.24265027438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31953511846" calcext:value-type="float">
            <text:p>0.00531953511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8851826446" calcext:value-type="float">
            <text:p>0.0278851826446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372609666417" calcext:value-type="float">
            <text:p>0.000372609666417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1481583983" calcext:value-type="float">
            <text:p>0.0431481583983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9.02852050666e-06" calcext:value-type="float">
            <text:p>9.028520506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7762107775" calcext:value-type="float">
            <text:p>0.00137762107775</text:p>
          </table:table-cell>
          <table:table-cell office:value-type="float" office:value="708.608" calcext:value-type="float">
            <text:p>708.608</text:p>
          </table:table-cell>
          <table:table-cell office:value-type="float" office:value="1.49510018288e-06" calcext:value-type="float">
            <text:p>1.49510018288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29898730595" calcext:value-type="float">
            <text:p>0.00529898730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5703408818" calcext:value-type="float">
            <text:p>0.027570340881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349965561834" calcext:value-type="float">
            <text:p>0.000349965561834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80816776" calcext:value-type="float">
            <text:p>0.04298081677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8.88111609021e-06" calcext:value-type="float">
            <text:p>8.881116090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7387346873" calcext:value-type="float">
            <text:p>0.00137387346873</text:p>
          </table:table-cell>
          <table:table-cell office:value-type="float" office:value="1613.824" calcext:value-type="float">
            <text:p>1613.824</text:p>
          </table:table-cell>
          <table:table-cell office:value-type="float" office:value="7.47550091496e-07" calcext:value-type="float">
            <text:p>7.47550091496e-07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28078781487" calcext:value-type="float">
            <text:p>0.00528078781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3569296222" calcext:value-type="float">
            <text:p>0.0273569296222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29480976762" calcext:value-type="float">
            <text:p>0.000329480976762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8083159758" calcext:value-type="float">
            <text:p>0.0428083159758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8.77056277793e-06" calcext:value-type="float">
            <text:p>8.770562777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7237442512" calcext:value-type="float">
            <text:p>0.00137237442512</text:p>
          </table:table-cell>
          <table:table-cell office:value-type="float" office:value="1712.128" calcext:value-type="float">
            <text:p>1712.1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2666978863" calcext:value-type="float">
            <text:p>0.0052666978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2017606953" calcext:value-type="float">
            <text:p>0.027201760695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08872990575" calcext:value-type="float">
            <text:p>0.00030887299057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6354466628" calcext:value-type="float">
            <text:p>0.0426354466628</text:p>
          </table:table-cell>
          <table:table-cell office:value-type="float" office:value="179.2" calcext:value-type="float">
            <text:p>179.2</text:p>
          </table:table-cell>
          <table:table-cell office:value-type="float" office:value="8.66000946553e-06" calcext:value-type="float">
            <text:p>8.660009465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6637825068" calcext:value-type="float">
            <text:p>0.00136637825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25025963629" calcext:value-type="float">
            <text:p>0.00525025963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0772553696" calcext:value-type="float">
            <text:p>0.0270772553696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288511806618" calcext:value-type="float">
            <text:p>0.000288511806618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617297707" calcext:value-type="float">
            <text:p>0.0424617297707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8.43890284097e-06" calcext:value-type="float">
            <text:p>8.438902840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6412968526" calcext:value-type="float">
            <text:p>0.00136412968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23010321068" calcext:value-type="float">
            <text:p>0.00523010321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9635470864" calcext:value-type="float">
            <text:p>0.0269635470864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70433543286" calcext:value-type="float">
            <text:p>0.000270433543286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874601094" calcext:value-type="float">
            <text:p>0.0422874601094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8.1072429039e-06" calcext:value-type="float">
            <text:p>8.10724290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5888303263" calcext:value-type="float">
            <text:p>0.00135888303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20896831782" calcext:value-type="float">
            <text:p>0.00520896831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8519365144" calcext:value-type="float">
            <text:p>0.0268519365144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53219087758" calcext:value-type="float">
            <text:p>0.000253219087758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1138906223" calcext:value-type="float">
            <text:p>0.0421138906223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.77558296694e-06" calcext:value-type="float">
            <text:p>7.775582966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5663446721" calcext:value-type="float">
            <text:p>0.00135663446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18998605293" calcext:value-type="float">
            <text:p>0.00518998605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7427321404" calcext:value-type="float">
            <text:p>0.0267427321404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35696129444" calcext:value-type="float">
            <text:p>0.000235696129444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9409107556" calcext:value-type="float">
            <text:p>0.0419409107556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7.59132744643e-06" calcext:value-type="float">
            <text:p>7.591327446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5288685818" calcext:value-type="float">
            <text:p>0.0013528868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15143444279" calcext:value-type="float">
            <text:p>0.00515143444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634083043" calcext:value-type="float">
            <text:p>0.02663408304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19962487295" calcext:value-type="float">
            <text:p>0.00021996248729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688153193" calcext:value-type="float">
            <text:p>0.0417688153193</text:p>
          </table:table-cell>
          <table:table-cell office:value-type="float" office:value="189.44" calcext:value-type="float">
            <text:p>189.44</text:p>
          </table:table-cell>
          <table:table-cell office:value-type="float" office:value="7.44392302998e-06" calcext:value-type="float">
            <text:p>7.443923029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4689068374" calcext:value-type="float">
            <text:p>0.00134689068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11738378206" calcext:value-type="float">
            <text:p>0.00511738378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5263594063" calcext:value-type="float">
            <text:p>0.0265263594063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05771359083" calcext:value-type="float">
            <text:p>0.000205771359083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946562119" calcext:value-type="float">
            <text:p>0.0415946562119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7.07541198885e-06" calcext:value-type="float">
            <text:p>7.075411988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4389259652" calcext:value-type="float">
            <text:p>0.00134389259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507981063919" calcext:value-type="float">
            <text:p>0.00507981063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423016284" calcext:value-type="float">
            <text:p>0.026423016284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9448015707" calcext:value-type="float">
            <text:p>0.00019448015707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4203496994" calcext:value-type="float">
            <text:p>0.041420349699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81745426012e-06" calcext:value-type="float">
            <text:p>6.817454260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3789642208" calcext:value-type="float">
            <text:p>0.00133789642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504262888322" calcext:value-type="float">
            <text:p>0.00504262888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319858254" calcext:value-type="float">
            <text:p>0.02631985825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81399638891" calcext:value-type="float">
            <text:p>0.000181399638891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454904178" calcext:value-type="float">
            <text:p>0.0412454904178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6.67004984367e-06" calcext:value-type="float">
            <text:p>6.670049843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3339929125" calcext:value-type="float">
            <text:p>0.00133339929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501014377011" calcext:value-type="float">
            <text:p>0.00501014377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2163917369" calcext:value-type="float">
            <text:p>0.0262163917369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69923335206" calcext:value-type="float">
            <text:p>0.0001699233352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718840795" calcext:value-type="float">
            <text:p>0.0410718840795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6.52264542722e-06" calcext:value-type="float">
            <text:p>6.522645427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2665359501" calcext:value-type="float">
            <text:p>0.00132665359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96846106473" calcext:value-type="float">
            <text:p>0.00496846106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1115678774" calcext:value-type="float">
            <text:p>0.026111567877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59064037096" calcext:value-type="float">
            <text:p>0.000159064037096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997886432" calcext:value-type="float">
            <text:p>0.0408997886432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41209211494e-06" calcext:value-type="float">
            <text:p>6.412092114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2065742057" calcext:value-type="float">
            <text:p>0.00132065742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93010514805" calcext:value-type="float">
            <text:p>0.00493010514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0081630578" calcext:value-type="float">
            <text:p>0.0260081630578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47649433968" calcext:value-type="float">
            <text:p>0.000147649433968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269561816" calcext:value-type="float">
            <text:p>0.0407269561816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30153880266e-06" calcext:value-type="float">
            <text:p>6.301538802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1391172432" calcext:value-type="float">
            <text:p>0.00131391172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89233631172" calcext:value-type="float">
            <text:p>0.00489233631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9051901199" calcext:value-type="float">
            <text:p>0.0259051901199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38270949237" calcext:value-type="float">
            <text:p>0.000138270949237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57403483" calcext:value-type="float">
            <text:p>0.040557403483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6.19098549026e-06" calcext:value-type="float">
            <text:p>6.190985490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0416794085" calcext:value-type="float">
            <text:p>0.00130416794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85104499325" calcext:value-type="float">
            <text:p>0.00485104499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8017236029" calcext:value-type="float">
            <text:p>0.0258017236029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28830763947" calcext:value-type="float">
            <text:p>0.000128830763947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888457688" calcext:value-type="float">
            <text:p>0.0403888457688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6.04358107381e-06" calcext:value-type="float">
            <text:p>6.043581073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29892128822" calcext:value-type="float">
            <text:p>0.00129892128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80955798133" calcext:value-type="float">
            <text:p>0.00480955798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7070798121" calcext:value-type="float">
            <text:p>0.025707079812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20686290364" calcext:value-type="float">
            <text:p>0.000120686290364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2199563932" calcext:value-type="float">
            <text:p>0.0402199563932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89617665736e-06" calcext:value-type="float">
            <text:p>5.896176657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29217559197" calcext:value-type="float">
            <text:p>0.00129217559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7639614069" calcext:value-type="float">
            <text:p>0.0047639614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6072534409" calcext:value-type="float">
            <text:p>0.0256072534409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13158822356" calcext:value-type="float">
            <text:p>0.00011315882235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543099294" calcext:value-type="float">
            <text:p>0.0400543099294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8593255533e-06" calcext:value-type="float">
            <text:p>5.85932555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28318133031" calcext:value-type="float">
            <text:p>0.00128318133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71464665688" calcext:value-type="float">
            <text:p>0.00471464665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5100183599" calcext:value-type="float">
            <text:p>0.025510018359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05446252675" calcext:value-type="float">
            <text:p>0.00010544625267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870051584" calcext:value-type="float">
            <text:p>0.0398870051584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78562334508e-06" calcext:value-type="float">
            <text:p>5.785623345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27493659046" calcext:value-type="float">
            <text:p>0.00127493659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66865869555" calcext:value-type="float">
            <text:p>0.00466865869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4148809901" calcext:value-type="float">
            <text:p>0.0254148809901</text:p>
          </table:table-cell>
          <table:table-cell office:value-type="float" office:value="130.56" calcext:value-type="float">
            <text:p>130.56</text:p>
          </table:table-cell>
          <table:table-cell office:value-type="float" office:value="9.94612986029e-05" calcext:value-type="float">
            <text:p>9.94612986029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220220175" calcext:value-type="float">
            <text:p>0.0397220220175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5.71192113685e-06" calcext:value-type="float">
            <text:p>5.711921136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6294424157" calcext:value-type="float">
            <text:p>0.001262944241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61445160922" calcext:value-type="float">
            <text:p>0.00461445160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3186330673" calcext:value-type="float">
            <text:p>0.025318633067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8.77381926883e-05" calcext:value-type="float">
            <text:p>8.77381926883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536485596" calcext:value-type="float">
            <text:p>0.0395536485596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5.6750700328e-06" calcext:value-type="float">
            <text:p>5.67507003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5320045811" calcext:value-type="float">
            <text:p>0.00125320045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56024452288" calcext:value-type="float">
            <text:p>0.00456024452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2186216039" calcext:value-type="float">
            <text:p>0.025218621603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7.91618152033e-05" calcext:value-type="float">
            <text:p>7.91618152033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912081564" calcext:value-type="float">
            <text:p>0.0393912081564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5.63821892863e-06" calcext:value-type="float">
            <text:p>5.638218928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4870332728" calcext:value-type="float">
            <text:p>0.00124870332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49977524607" calcext:value-type="float">
            <text:p>0.00449977524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1204610621" calcext:value-type="float">
            <text:p>0.0251204610621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6.9721629914e-05" calcext:value-type="float">
            <text:p>6.9721629914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325634341" calcext:value-type="float">
            <text:p>0.0392325634341</text:p>
          </table:table-cell>
          <table:table-cell office:value-type="float" office:value="220.16" calcext:value-type="float">
            <text:p>220.16</text:p>
          </table:table-cell>
          <table:table-cell office:value-type="float" office:value="5.52766561634e-06" calcext:value-type="float">
            <text:p>5.527665616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3895954381" calcext:value-type="float">
            <text:p>0.00123895954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43480501985" calcext:value-type="float">
            <text:p>0.00443480501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0212516647" calcext:value-type="float">
            <text:p>0.0250212516647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08984501992e-05" calcext:value-type="float">
            <text:p>6.08984501992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778617979" calcext:value-type="float">
            <text:p>0.0390778617979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5.41711230395e-06" calcext:value-type="float">
            <text:p>5.417112303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3446241298" calcext:value-type="float">
            <text:p>0.00123446241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37727114482" calcext:value-type="float">
            <text:p>0.00437727114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9190807929" calcext:value-type="float">
            <text:p>0.024919080792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5.31241799611e-05" calcext:value-type="float">
            <text:p>5.31241799611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92253369" calcext:value-type="float">
            <text:p>0.03892253369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5.30655899167e-06" calcext:value-type="float">
            <text:p>5.306558991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2996528215" calcext:value-type="float">
            <text:p>0.00122996528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32228128468" calcext:value-type="float">
            <text:p>0.00432228128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8153674863" calcext:value-type="float">
            <text:p>0.024815367486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4.68307231015e-05" calcext:value-type="float">
            <text:p>4.68307231015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651419109" calcext:value-type="float">
            <text:p>0.0387651419109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5.23285678344e-06" calcext:value-type="float">
            <text:p>5.232856783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2172054229" calcext:value-type="float">
            <text:p>0.00122172054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25828952572" calcext:value-type="float">
            <text:p>0.00425828952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711222298" calcext:value-type="float">
            <text:p>0.02471122229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4.20797801782e-05" calcext:value-type="float">
            <text:p>4.20797801782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130198636" calcext:value-type="float">
            <text:p>0.038613019863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5.12230347116e-06" calcext:value-type="float">
            <text:p>5.122303471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1497484605" calcext:value-type="float">
            <text:p>0.00121497484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19879871617" calcext:value-type="float">
            <text:p>0.00419879871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6063367411" calcext:value-type="float">
            <text:p>0.0246063367411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3.86862495186e-05" calcext:value-type="float">
            <text:p>3.86862495186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652462664" calcext:value-type="float">
            <text:p>0.0384652462664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5.01175015877e-06" calcext:value-type="float">
            <text:p>5.011750158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0972819341" calcext:value-type="float">
            <text:p>0.00120972819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13676389174" calcext:value-type="float">
            <text:p>0.00413676389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4995385652" calcext:value-type="float">
            <text:p>0.0244995385652</text:p>
          </table:table-cell>
          <table:table-cell office:value-type="float" office:value="148.48" calcext:value-type="float">
            <text:p>148.48</text:p>
          </table:table-cell>
          <table:table-cell office:value-type="float" office:value="3.46140127272e-05" calcext:value-type="float">
            <text:p>3.46140127272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185782072" calcext:value-type="float">
            <text:p>0.0383185782072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4.97489905471e-06" calcext:value-type="float">
            <text:p>4.974899054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0223297536" calcext:value-type="float">
            <text:p>0.00120223297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40743376804" calcext:value-type="float">
            <text:p>0.0040743376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4017482078" calcext:value-type="float">
            <text:p>0.024401748207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3.01715725911e-05" calcext:value-type="float">
            <text:p>3.01715725911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721681069" calcext:value-type="float">
            <text:p>0.0381721681069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90119684649e-06" calcext:value-type="float">
            <text:p>4.901196846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19473775731" calcext:value-type="float">
            <text:p>0.00119473775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401484687085" calcext:value-type="float">
            <text:p>0.00401484687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2947032424" calcext:value-type="float">
            <text:p>0.024294703242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77035502932e-05" calcext:value-type="float">
            <text:p>2.77035502932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253526427" calcext:value-type="float">
            <text:p>0.038025352642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82749463826e-06" calcext:value-type="float">
            <text:p>4.827494638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18499397384" calcext:value-type="float">
            <text:p>0.00118499397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96337949285" calcext:value-type="float">
            <text:p>0.00396337949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1903729619" calcext:value-type="float">
            <text:p>0.024190372961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48653246507e-05" calcext:value-type="float">
            <text:p>2.48653246507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82148603" calcext:value-type="float">
            <text:p>0.037882148603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7906435342e-06" calcext:value-type="float">
            <text:p>4.79064353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17749875579" calcext:value-type="float">
            <text:p>0.00117749875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91660875771" calcext:value-type="float">
            <text:p>0.00391660875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0849938259" calcext:value-type="float">
            <text:p>0.0240849938259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22122006805e-05" calcext:value-type="float">
            <text:p>2.22122006805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431824596" calcext:value-type="float">
            <text:p>0.037743182459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4.71694132598e-06" calcext:value-type="float">
            <text:p>4.716941325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16850449413" calcext:value-type="float">
            <text:p>0.00116850449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86885955531" calcext:value-type="float">
            <text:p>0.00386885955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9807869403" calcext:value-type="float">
            <text:p>0.0239807869403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005268117e-05" calcext:value-type="float">
            <text:p>2.005268117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5972514258" calcext:value-type="float">
            <text:p>0.0375972514258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4.64323911775e-06" calcext:value-type="float">
            <text:p>4.643239117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640073633" calcext:value-type="float">
            <text:p>0.0011640073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82502422196" calcext:value-type="float">
            <text:p>0.00382502422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8817626351" calcext:value-type="float">
            <text:p>0.0238817626351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83867661189e-05" calcext:value-type="float">
            <text:p>1.83867661189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509518794" calcext:value-type="float">
            <text:p>0.0374509518794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4.60638801358e-06" calcext:value-type="float">
            <text:p>4.606388013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6175879789" calcext:value-type="float">
            <text:p>0.00116175879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78099319515" calcext:value-type="float">
            <text:p>0.00378099319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7797768554" calcext:value-type="float">
            <text:p>0.023779776855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68442521827e-05" calcext:value-type="float">
            <text:p>1.68442521827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3134229355" calcext:value-type="float">
            <text:p>0.0373134229355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4.4958347013e-06" calcext:value-type="float">
            <text:p>4.49583470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5801118886" calcext:value-type="float">
            <text:p>0.00115801118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73774494216" calcext:value-type="float">
            <text:p>0.00373774494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6760018514" calcext:value-type="float">
            <text:p>0.0236760018514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4931534902e-05" calcext:value-type="float">
            <text:p>1.4931534902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718403517" calcext:value-type="float">
            <text:p>0.0371718403517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4.45898359713e-06" calcext:value-type="float">
            <text:p>4.458983597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5651214525" calcext:value-type="float">
            <text:p>0.00115651214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69860625166" calcext:value-type="float">
            <text:p>0.00369860625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5727204266" calcext:value-type="float">
            <text:p>0.0235727204266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38826254253e-05" calcext:value-type="float">
            <text:p>1.38826254253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301103629" calcext:value-type="float">
            <text:p>0.0370301103629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4.38528138891e-06" calcext:value-type="float">
            <text:p>4.385281388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5501310164" calcext:value-type="float">
            <text:p>0.00115501310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65105274271" calcext:value-type="float">
            <text:p>0.00365105274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4729557527" calcext:value-type="float">
            <text:p>0.0234729557527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22784109318e-05" calcext:value-type="float">
            <text:p>1.22784109318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876433487" calcext:value-type="float">
            <text:p>0.0368876433487</text:p>
          </table:table-cell>
          <table:table-cell office:value-type="float" office:value="261.12" calcext:value-type="float">
            <text:p>261.12</text:p>
          </table:table-cell>
          <table:table-cell office:value-type="float" office:value="4.31157918068e-06" calcext:value-type="float">
            <text:p>4.311579180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490169272" calcext:value-type="float">
            <text:p>0.0011490169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61367529329" calcext:value-type="float">
            <text:p>0.00361367529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3769546195" calcext:value-type="float">
            <text:p>0.0233769546195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135290257e-05" calcext:value-type="float">
            <text:p>1.135290257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46613534" calcext:value-type="float">
            <text:p>0.03674661353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4.09047255612e-06" calcext:value-type="float">
            <text:p>4.090472556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4526931818" calcext:value-type="float">
            <text:p>0.00114526931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57747200458" calcext:value-type="float">
            <text:p>0.00357747200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2802131176" calcext:value-type="float">
            <text:p>0.0232802131176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06741964382e-05" calcext:value-type="float">
            <text:p>1.06741964382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607573688" calcext:value-type="float">
            <text:p>0.036607573688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3.97991924372e-06" calcext:value-type="float">
            <text:p>3.979919243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4302075276" calcext:value-type="float">
            <text:p>0.00114302075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53618068611" calcext:value-type="float">
            <text:p>0.00353618068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1850140503" calcext:value-type="float">
            <text:p>0.02318501405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9.5018858467e-06" calcext:value-type="float">
            <text:p>9.5018858467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652909301" calcext:value-type="float">
            <text:p>0.036465290930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3.94306813967e-06" calcext:value-type="float">
            <text:p>3.943068139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4077218734" calcext:value-type="float">
            <text:p>0.00114077218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9939031705" calcext:value-type="float">
            <text:p>0.00349939031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0861131399" calcext:value-type="float">
            <text:p>0.023086113139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8.45297637009e-06" calcext:value-type="float">
            <text:p>8.45297637009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255140586" calcext:value-type="float">
            <text:p>0.0363255140586</text:p>
          </table:table-cell>
          <table:table-cell office:value-type="float" office:value="276.48" calcext:value-type="float">
            <text:p>276.48</text:p>
          </table:table-cell>
          <table:table-cell office:value-type="float" office:value="3.9062170355e-06" calcext:value-type="float">
            <text:p>3.90621703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3852362193" calcext:value-type="float">
            <text:p>0.00113852362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46299133489" calcext:value-type="float">
            <text:p>0.00346299133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9928883891" calcext:value-type="float">
            <text:p>0.0229928883891</text:p>
          </table:table-cell>
          <table:table-cell office:value-type="float" office:value="179.2" calcext:value-type="float">
            <text:p>179.2</text:p>
          </table:table-cell>
          <table:table-cell office:value-type="float" office:value="7.46576745092e-06" calcext:value-type="float">
            <text:p>7.46576745092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811676296" calcext:value-type="float">
            <text:p>0.0361811676296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83251482727e-06" calcext:value-type="float">
            <text:p>3.832514827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3777410012" calcext:value-type="float">
            <text:p>0.00113777410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42541819202" calcext:value-type="float">
            <text:p>0.00342541819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8956533081" calcext:value-type="float">
            <text:p>0.0228956533081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7.15726466372e-06" calcext:value-type="float">
            <text:p>7.15726466372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8995502155" calcext:value-type="float">
            <text:p>0.0358995502155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68511041093e-06" calcext:value-type="float">
            <text:p>3.685110410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3327696929" calcext:value-type="float">
            <text:p>0.00113327696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38197424557" calcext:value-type="float">
            <text:p>0.00338197424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8048964527" calcext:value-type="float">
            <text:p>0.0228048964527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78706131907e-06" calcext:value-type="float">
            <text:p>6.78706131907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154637662" calcext:value-type="float">
            <text:p>0.0356154637662</text:p>
          </table:table-cell>
          <table:table-cell office:value-type="float" office:value="296.96" calcext:value-type="float">
            <text:p>296.96</text:p>
          </table:table-cell>
          <table:table-cell office:value-type="float" office:value="3.61140820271e-06" calcext:value-type="float">
            <text:p>3.611408202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3102840388" calcext:value-type="float">
            <text:p>0.00113102840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34831497174" calcext:value-type="float">
            <text:p>0.00334831497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7124737678" calcext:value-type="float">
            <text:p>0.0227124737678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6.17005574455e-06" calcext:value-type="float">
            <text:p>6.17005574455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280607026" calcext:value-type="float">
            <text:p>0.0353280607026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3.53770599448e-06" calcext:value-type="float">
            <text:p>3.537705994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2952936027" calcext:value-type="float">
            <text:p>0.00112952936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30995905506" calcext:value-type="float">
            <text:p>0.00330995905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6157939633" calcext:value-type="float">
            <text:p>0.0226157939633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5.73815184246e-06" calcext:value-type="float">
            <text:p>5.73815184246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419842847" calcext:value-type="float">
            <text:p>0.0350419842847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3.42715268209e-06" calcext:value-type="float">
            <text:p>3.427152682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2503222944" calcext:value-type="float">
            <text:p>0.00112503222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26886343004" calcext:value-type="float">
            <text:p>0.00326886343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5265795426" calcext:value-type="float">
            <text:p>0.0225265795426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61475072758e-06" calcext:value-type="float">
            <text:p>5.61475072758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560921232" calcext:value-type="float">
            <text:p>0.0347560921232</text:p>
          </table:table-cell>
          <table:table-cell office:value-type="float" office:value="317.44" calcext:value-type="float">
            <text:p>317.44</text:p>
          </table:table-cell>
          <table:table-cell office:value-type="float" office:value="3.1323438493e-06" calcext:value-type="float">
            <text:p>3.13234384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2128462041" calcext:value-type="float">
            <text:p>0.00112128462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23285583479" calcext:value-type="float">
            <text:p>0.00323285583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4340951603" calcext:value-type="float">
            <text:p>0.0224340951603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18284682549e-06" calcext:value-type="float">
            <text:p>5.18284682549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659252142" calcext:value-type="float">
            <text:p>0.0344659252142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91123722462e-06" calcext:value-type="float">
            <text:p>2.911237224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1753701139" calcext:value-type="float">
            <text:p>0.00111753701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20663291216" calcext:value-type="float">
            <text:p>0.00320663291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3421660546" calcext:value-type="float">
            <text:p>0.0223421660546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93604459573e-06" calcext:value-type="float">
            <text:p>4.93604459573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687565637" calcext:value-type="float">
            <text:p>0.0341687565637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69013059995e-06" calcext:value-type="float">
            <text:p>2.690130599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1303988056" calcext:value-type="float">
            <text:p>0.00111303988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17571334667" calcext:value-type="float">
            <text:p>0.00317571334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2590596751" calcext:value-type="float">
            <text:p>0.0222590596751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62754180841e-06" calcext:value-type="float">
            <text:p>4.62754180841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690451755" calcext:value-type="float">
            <text:p>0.0338690451755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2.32161955882e-06" calcext:value-type="float">
            <text:p>2.321619558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0779322792" calcext:value-type="float">
            <text:p>0.00110779322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14753348951" calcext:value-type="float">
            <text:p>0.00314753348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174102374" calcext:value-type="float">
            <text:p>0.022174102374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31903902121e-06" calcext:value-type="float">
            <text:p>4.31903902121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699234076" calcext:value-type="float">
            <text:p>0.0335699234076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2.13736403831e-06" calcext:value-type="float">
            <text:p>2.137364038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0179705348" calcext:value-type="float">
            <text:p>0.00110179705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11641823057" calcext:value-type="float">
            <text:p>0.00311641823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0862452957" calcext:value-type="float">
            <text:p>0.0220862452957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13393734888e-06" calcext:value-type="float">
            <text:p>4.13393734888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646843287" calcext:value-type="float">
            <text:p>0.0332646843287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87940630958e-06" calcext:value-type="float">
            <text:p>1.879406309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09729992265" calcext:value-type="float">
            <text:p>0.00109729992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9332640318" calcext:value-type="float">
            <text:p>0.00309332640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9985116123" calcext:value-type="float">
            <text:p>0.021998511612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3.94883567656e-06" calcext:value-type="float">
            <text:p>3.94883567656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568656608" calcext:value-type="float">
            <text:p>0.0329568656608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6582996849e-06" calcext:value-type="float">
            <text:p>1.65829968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9430183543" calcext:value-type="float">
            <text:p>0.00109430183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07277859067" calcext:value-type="float">
            <text:p>0.00307277859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9084951255" calcext:value-type="float">
            <text:p>0.021908495125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3.76373400424e-06" calcext:value-type="float">
            <text:p>3.76373400424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51773987" calcext:value-type="float">
            <text:p>0.032651773987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4740441644e-06" calcext:value-type="float">
            <text:p>1.47404416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9130374821" calcext:value-type="float">
            <text:p>0.00109130374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305457909959" calcext:value-type="float">
            <text:p>0.00305457909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8198976786" calcext:value-type="float">
            <text:p>0.0218198976786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51693177447e-06" calcext:value-type="float">
            <text:p>3.51693177447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317206971" calcext:value-type="float">
            <text:p>0.0323317206971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21608643555e-06" calcext:value-type="float">
            <text:p>1.216086435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8455805196" calcext:value-type="float">
            <text:p>0.00108455805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304107625137" calcext:value-type="float">
            <text:p>0.00304107625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7354339566" calcext:value-type="float">
            <text:p>0.0217354339566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33183010204e-06" calcext:value-type="float">
            <text:p>3.33183010204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139890373" calcext:value-type="float">
            <text:p>0.0320139890373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1.0686820191e-06" calcext:value-type="float">
            <text:p>1.06868201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7406474669" calcext:value-type="float">
            <text:p>0.00107406474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302385522755" calcext:value-type="float">
            <text:p>0.00302385522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6442452195" calcext:value-type="float">
            <text:p>0.0216442452195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2701295446e-06" calcext:value-type="float">
            <text:p>3.2701295446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6896978513" calcext:value-type="float">
            <text:p>0.0316896978513</text:p>
          </table:table-cell>
          <table:table-cell office:value-type="float" office:value="358.4" calcext:value-type="float">
            <text:p>358.4</text:p>
          </table:table-cell>
          <table:table-cell office:value-type="float" office:value="8.10724290368e-07" calcext:value-type="float">
            <text:p>8.107242903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6582000684" calcext:value-type="float">
            <text:p>0.00106582000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300487296266" calcext:value-type="float">
            <text:p>0.00300487296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5541053379" calcext:value-type="float">
            <text:p>0.021554105337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14672842971e-06" calcext:value-type="float">
            <text:p>3.14672842971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64559086" calcext:value-type="float">
            <text:p>0.031364559086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6.2646876986e-07" calcext:value-type="float">
            <text:p>6.264687698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5532670156" calcext:value-type="float">
            <text:p>0.00105532670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9078303408" calcext:value-type="float">
            <text:p>0.00299078303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4661248649" calcext:value-type="float">
            <text:p>0.0214661248649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08502787227e-06" calcext:value-type="float">
            <text:p>3.08502787227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328607944" calcext:value-type="float">
            <text:p>0.0310328607944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5.89617665692e-07" calcext:value-type="float">
            <text:p>5.8961766569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4858100532" calcext:value-type="float">
            <text:p>0.00104858100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97238784955" calcext:value-type="float">
            <text:p>0.00297238784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3803654978" calcext:value-type="float">
            <text:p>0.0213803654978</text:p>
          </table:table-cell>
          <table:table-cell office:value-type="float" office:value="220.16" calcext:value-type="float">
            <text:p>220.16</text:p>
          </table:table-cell>
          <table:table-cell office:value-type="float" office:value="2.83822564251e-06" calcext:value-type="float">
            <text:p>2.83822564251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022311897" calcext:value-type="float">
            <text:p>0.0307022311897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5.15915457577e-07" calcext:value-type="float">
            <text:p>5.159154575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4033626546" calcext:value-type="float">
            <text:p>0.00104033626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95771084061" calcext:value-type="float">
            <text:p>0.00295771084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2967038418" calcext:value-type="float">
            <text:p>0.021296703841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2.65312397019e-06" calcext:value-type="float">
            <text:p>2.65312397019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3678427553" calcext:value-type="float">
            <text:p>0.0303678427553</text:p>
          </table:table-cell>
          <table:table-cell office:value-type="float" office:value="399.36" calcext:value-type="float">
            <text:p>399.36</text:p>
          </table:table-cell>
          <table:table-cell office:value-type="float" office:value="4.05362145184e-07" calcext:value-type="float">
            <text:p>4.053621451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2159822034" calcext:value-type="float">
            <text:p>0.00102159822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94107689716" calcext:value-type="float">
            <text:p>0.00294107689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1240745546" calcext:value-type="float">
            <text:p>0.0211240745546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46802229786e-06" calcext:value-type="float">
            <text:p>2.46802229786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354811409" calcext:value-type="float">
            <text:p>0.0300354811409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3.31659936958e-07" calcext:value-type="float">
            <text:p>3.316599369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1110491506" calcext:value-type="float">
            <text:p>0.00101110491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92229032572" calcext:value-type="float">
            <text:p>0.00292229032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9564427557" calcext:value-type="float">
            <text:p>0.0209564427557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40632174042e-06" calcext:value-type="float">
            <text:p>2.40632174042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6959703798" calcext:value-type="float">
            <text:p>0.0296959703798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2.21106624676e-07" calcext:value-type="float">
            <text:p>2.211066246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91617348132" calcext:value-type="float">
            <text:p>0.000991617348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90369944773" calcext:value-type="float">
            <text:p>0.00290369944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7778288221" calcext:value-type="float">
            <text:p>0.0207778288221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28292062554e-06" calcext:value-type="float">
            <text:p>2.28292062554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584864387" calcext:value-type="float">
            <text:p>0.0293584864387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1.84255520508e-07" calcext:value-type="float">
            <text:p>1.842555205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69881215784" calcext:value-type="float">
            <text:p>0.000969881215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853042632" calcext:value-type="float">
            <text:p>0.0028853042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6032869159" calcext:value-type="float">
            <text:p>0.0206032869159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2212200681e-06" calcext:value-type="float">
            <text:p>2.2212200681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271198086" calcext:value-type="float">
            <text:p>0.0290271198086</text:p>
          </table:table-cell>
          <table:table-cell office:value-type="float" office:value="497.664" calcext:value-type="float">
            <text:p>497.664</text:p>
          </table:table-cell>
          <table:table-cell office:value-type="float" office:value="1.47404416451e-07" calcext:value-type="float">
            <text:p>1.474044164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54141257878" calcext:value-type="float">
            <text:p>0.000954141257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86827893284" calcext:value-type="float">
            <text:p>0.00286827893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4299789575" calcext:value-type="float">
            <text:p>0.0204299789575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15951951066e-06" calcext:value-type="float">
            <text:p>2.15951951066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69840647" calcext:value-type="float">
            <text:p>0.02869840647</text:p>
          </table:table-cell>
          <table:table-cell office:value-type="float" office:value="552.96" calcext:value-type="float">
            <text:p>552.96</text:p>
          </table:table-cell>
          <table:table-cell office:value-type="float" office:value="1.10553312282e-07" calcext:value-type="float">
            <text:p>1.1055331228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3240512553" calcext:value-type="float">
            <text:p>0.00093240512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853210537" calcext:value-type="float">
            <text:p>0.002853210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2473546937" calcext:value-type="float">
            <text:p>0.0202473546937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09781895322e-06" calcext:value-type="float">
            <text:p>2.09781895322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3747049042" calcext:value-type="float">
            <text:p>0.0283747049042</text:p>
          </table:table-cell>
          <table:table-cell office:value-type="float" office:value="585.728" calcext:value-type="float">
            <text:p>585.728</text:p>
          </table:table-cell>
          <table:table-cell office:value-type="float" office:value="7.37022082253e-08" calcext:value-type="float">
            <text:p>7.37022082253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11418514987" calcext:value-type="float">
            <text:p>0.000911418514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83657659354" calcext:value-type="float">
            <text:p>0.00283657659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0657792855" calcext:value-type="float">
            <text:p>0.0200657792855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03611839567e-06" calcext:value-type="float">
            <text:p>2.03611839567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541356966" calcext:value-type="float">
            <text:p>0.0280541356966</text:p>
          </table:table-cell>
          <table:table-cell office:value-type="float" office:value="831.488" calcext:value-type="float">
            <text:p>831.488</text:p>
          </table:table-cell>
          <table:table-cell office:value-type="float" office:value="3.68511040572e-08" calcext:value-type="float">
            <text:p>3.6851104057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890431904445" calcext:value-type="float">
            <text:p>0.000890431904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81955126317" calcext:value-type="float">
            <text:p>0.00281955126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8805020341" calcext:value-type="float">
            <text:p>0.0198805020341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97441783822e-06" calcext:value-type="float">
            <text:p>1.97441783822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30728941" calcext:value-type="float">
            <text:p>0.027730728941</text:p>
          </table:table-cell>
          <table:table-cell office:value-type="float" office:value="913.408" calcext:value-type="float">
            <text:p>913.4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71693859318" calcext:value-type="float">
            <text:p>0.000871693859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8178242685" calcext:value-type="float">
            <text:p>0.00278178242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6901038996" calcext:value-type="float">
            <text:p>0.0196901038996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91271728078e-06" calcext:value-type="float">
            <text:p>1.91271728078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199621714" calcext:value-type="float">
            <text:p>0.0274199621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54454857801" calcext:value-type="float">
            <text:p>0.000854454857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74186096254" calcext:value-type="float">
            <text:p>0.00274186096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5045798587" calcext:value-type="float">
            <text:p>0.0195045798587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85101672334e-06" calcext:value-type="float">
            <text:p>1.85101672334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060261926" calcext:value-type="float">
            <text:p>0.0271060261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31969203648" calcext:value-type="float">
            <text:p>0.000831969203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70624475419" calcext:value-type="float">
            <text:p>0.00270624475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3164028301" calcext:value-type="float">
            <text:p>0.0193164028301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72761560846e-06" calcext:value-type="float">
            <text:p>1.72761560846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022611645" calcext:value-type="float">
            <text:p>0.0268022611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15479723936" calcext:value-type="float">
            <text:p>0.000815479723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7571657561" calcext:value-type="float">
            <text:p>0.00267571657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1267450643" calcext:value-type="float">
            <text:p>0.0191267450643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60421449358e-06" calcext:value-type="float">
            <text:p>1.60421449358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4966167216" calcext:value-type="float">
            <text:p>0.0264966167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0573594047" calcext:value-type="float">
            <text:p>0.00080573594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64029606071" calcext:value-type="float">
            <text:p>0.00264029606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9336322448" calcext:value-type="float">
            <text:p>0.0189336322448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41911282125e-06" calcext:value-type="float">
            <text:p>1.41911282125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1974581025" calcext:value-type="float">
            <text:p>0.0261974581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91495026173" calcext:value-type="float">
            <text:p>0.000791495026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60585401308" calcext:value-type="float">
            <text:p>0.00260585401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740457728" calcext:value-type="float">
            <text:p>0.018740457728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35741226381e-06" calcext:value-type="float">
            <text:p>1.35741226381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007685185" calcext:value-type="float">
            <text:p>0.0259007685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84749329928" calcext:value-type="float">
            <text:p>0.000784749329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6554116187" calcext:value-type="float">
            <text:p>0.00256554116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5421006307" calcext:value-type="float">
            <text:p>0.0185421006307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23401114893e-06" calcext:value-type="float">
            <text:p>1.23401114893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023100735" calcext:value-type="float">
            <text:p>0.0256023100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75755068266" calcext:value-type="float">
            <text:p>0.000775755068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52914217971" calcext:value-type="float">
            <text:p>0.00252914217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3368951235" calcext:value-type="float">
            <text:p>0.0183368951235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17231059149e-06" calcext:value-type="float">
            <text:p>1.17231059149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016405523" calcext:value-type="float">
            <text:p>0.0253016405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66760806605" calcext:value-type="float">
            <text:p>0.000766760806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9509151898" calcext:value-type="float">
            <text:p>0.00249509151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1307024581" calcext:value-type="float">
            <text:p>0.0181307024581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1.11061003405e-06" calcext:value-type="float">
            <text:p>1.11061003405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071620445" calcext:value-type="float">
            <text:p>0.0250071620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63762719385" calcext:value-type="float">
            <text:p>0.000763762719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6241071242" calcext:value-type="float">
            <text:p>0.00246241071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9227205685" calcext:value-type="float">
            <text:p>0.0179227205685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9.25508361727e-07" calcext:value-type="float">
            <text:p>9.25508361727e-07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123150241" calcext:value-type="float">
            <text:p>0.0247123150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59265588555" calcext:value-type="float">
            <text:p>0.000759265588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43031698621" calcext:value-type="float">
            <text:p>0.00243031698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7096177958" calcext:value-type="float">
            <text:p>0.0177096177958</text:p>
          </table:table-cell>
          <table:table-cell office:value-type="float" office:value="337.92" calcext:value-type="float">
            <text:p>337.92</text:p>
          </table:table-cell>
          <table:table-cell office:value-type="float" office:value="8.63807804286e-07" calcext:value-type="float">
            <text:p>8.63807804286e-07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131932562" calcext:value-type="float">
            <text:p>0.0244131932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54768457724" calcext:value-type="float">
            <text:p>0.000754768457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40233282251" calcext:value-type="float">
            <text:p>0.00240233282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5015742088" calcext:value-type="float">
            <text:p>0.0175015742088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7.40406689403e-07" calcext:value-type="float">
            <text:p>7.40406689403e-07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216997015" calcext:value-type="float">
            <text:p>0.0241216997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49521805088" calcext:value-type="float">
            <text:p>0.000749521805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6534675999" calcext:value-type="float">
            <text:p>0.00236534675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958134251" calcext:value-type="float">
            <text:p>0.0172958134251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6.78706131851e-07" calcext:value-type="float">
            <text:p>6.78706131851e-07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330805459" calcext:value-type="float">
            <text:p>0.0238330805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40527543427" calcext:value-type="float">
            <text:p>0.000740527543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33520996831" calcext:value-type="float">
            <text:p>0.00233520996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0894356676" calcext:value-type="float">
            <text:p>0.0170894356676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6.1700557441e-07" calcext:value-type="float">
            <text:p>6.1700557441e-07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475200458" calcext:value-type="float">
            <text:p>0.0235475200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31533281766" calcext:value-type="float">
            <text:p>0.000731533281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30174638794" calcext:value-type="float">
            <text:p>0.00230174638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8811452911" calcext:value-type="float">
            <text:p>0.0168811452911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4.93604459528e-07" calcext:value-type="float">
            <text:p>4.93604459528e-07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265939483" calcext:value-type="float">
            <text:p>0.023265939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27036150936" calcext:value-type="float">
            <text:p>0.000727036150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26299908435" calcext:value-type="float">
            <text:p>0.00226299908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6772971263" calcext:value-type="float">
            <text:p>0.0166772971263</text:p>
          </table:table-cell>
          <table:table-cell office:value-type="float" office:value="358.4" calcext:value-type="float">
            <text:p>358.4</text:p>
          </table:table-cell>
          <table:table-cell office:value-type="float" office:value="3.70203344646e-07" calcext:value-type="float">
            <text:p>3.70203344646e-07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29939033994" calcext:value-type="float">
            <text:p>0.0229939033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21039976495" calcext:value-type="float">
            <text:p>0.000721039976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22836134326" calcext:value-type="float">
            <text:p>0.00222836134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4749913963" calcext:value-type="float">
            <text:p>0.0164749913963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1.85101672323e-07" calcext:value-type="float">
            <text:p>1.85101672323e-07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423934738" calcext:value-type="float">
            <text:p>0.0227423934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15043802054" calcext:value-type="float">
            <text:p>0.000715043802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8922265277" calcext:value-type="float">
            <text:p>0.00218922265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2747833774" calcext:value-type="float">
            <text:p>0.0162747833774</text:p>
          </table:table-cell>
          <table:table-cell office:value-type="float" office:value="782.336" calcext:value-type="float">
            <text:p>782.336</text:p>
          </table:table-cell>
          <table:table-cell office:value-type="float" office:value="1.23401114882e-07" calcext:value-type="float">
            <text:p>1.23401114882e-07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084616046" calcext:value-type="float">
            <text:p>0.0225084616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11296193029" calcext:value-type="float">
            <text:p>0.000711296193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15086673609" calcext:value-type="float">
            <text:p>0.00215086673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834597821" calcext:value-type="float">
            <text:p>0.0160834597821</text:p>
          </table:table-cell>
          <table:table-cell office:value-type="float" office:value="798.72" calcext:value-type="float">
            <text:p>798.72</text:p>
          </table:table-cell>
          <table:table-cell office:value-type="float" office:value="6.1700557441e-08" calcext:value-type="float">
            <text:p>6.1700557441e-08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2802048312" calcext:value-type="float">
            <text:p>0.0222802048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07548584003" calcext:value-type="float">
            <text:p>0.000707548584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11290220631" calcext:value-type="float">
            <text:p>0.00211290220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928148581" calcext:value-type="float">
            <text:p>0.0158928148581</text:p>
          </table:table-cell>
          <table:table-cell office:value-type="float" office:value="806.912" calcext:value-type="float">
            <text:p>806.9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0584338814" calcext:value-type="float">
            <text:p>0.0220584338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03051453173" calcext:value-type="float">
            <text:p>0.000703051453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7239366165" calcext:value-type="float">
            <text:p>0.00207239366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7069206329" calcext:value-type="float">
            <text:p>0.0157069206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488238511" calcext:value-type="float">
            <text:p>0.0218488238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699303844147" calcext:value-type="float">
            <text:p>0.0006993038441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203462482532" calcext:value-type="float">
            <text:p>0.00203462482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5224454475" calcext:value-type="float">
            <text:p>0.0155224454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658523887" calcext:value-type="float">
            <text:p>0.021658523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694057191512" calcext:value-type="float">
            <text:p>0.000694057191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9431197411" calcext:value-type="float">
            <text:p>0.00199431197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3376617752" calcext:value-type="float">
            <text:p>0.0153376617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4883447168" calcext:value-type="float">
            <text:p>0.0214883447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690309582486" calcext:value-type="float">
            <text:p>0.000690309582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5850007231" calcext:value-type="float">
            <text:p>0.00195850007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1562714591" calcext:value-type="float">
            <text:p>0.01515627145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257200573" calcext:value-type="float">
            <text:p>0.0213257200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688810538876" calcext:value-type="float">
            <text:p>0.000688810538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9181872211" calcext:value-type="float">
            <text:p>0.0019181872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704389312" calcext:value-type="float">
            <text:p>0.0149704389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1665594172" calcext:value-type="float">
            <text:p>0.0211665594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685812451656" calcext:value-type="float">
            <text:p>0.000685812451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8080977168" calcext:value-type="float">
            <text:p>0.00188080977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949715643" calcext:value-type="float">
            <text:p>0.0147949715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115629708" calcext:value-type="float">
            <text:p>0.0210115629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682814364436" calcext:value-type="float">
            <text:p>0.000682814364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84264954845" calcext:value-type="float">
            <text:p>0.00184264954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617529881" calcext:value-type="float">
            <text:p>0.014617529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575615086" calcext:value-type="float">
            <text:p>0.0208575615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68056579902" calcext:value-type="float">
            <text:p>0.00068056579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80683764665" calcext:value-type="float">
            <text:p>0.00180683764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4351524067" calcext:value-type="float">
            <text:p>0.0144351524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092351423" calcext:value-type="float">
            <text:p>0.02070923514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676818189995" calcext:value-type="float">
            <text:p>0.000676818189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7219990556" calcext:value-type="float">
            <text:p>0.00177219990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2620912378" calcext:value-type="float">
            <text:p>0.0142620912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615720988" calcext:value-type="float">
            <text:p>0.0205615720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7606866819" calcext:value-type="float">
            <text:p>0.00067606866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73893201864" calcext:value-type="float">
            <text:p>0.00173893201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865621735" calcext:value-type="float">
            <text:p>0.0140865621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081971083" calcext:value-type="float">
            <text:p>0.0204081971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72321059164" calcext:value-type="float">
            <text:p>0.000672321059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70077179541" calcext:value-type="float">
            <text:p>0.00170077179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9176964269" calcext:value-type="float">
            <text:p>0.0139176964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541219437" calcext:value-type="float">
            <text:p>0.0202541219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67074406529" calcext:value-type="float">
            <text:p>0.000667074406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5948047694" calcext:value-type="float">
            <text:p>0.00165948047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7472882456" calcext:value-type="float">
            <text:p>0.0137472882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003784404" calcext:value-type="float">
            <text:p>0.0201003784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62577275698" calcext:value-type="float">
            <text:p>0.000662577275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61427528942" calcext:value-type="float">
            <text:p>0.00161427528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78422499" calcext:value-type="float">
            <text:p>0.013578422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495830389" calcext:value-type="float">
            <text:p>0.0199495830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57330623063" calcext:value-type="float">
            <text:p>0.00065733062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7122272987" calcext:value-type="float">
            <text:p>0.00157122272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4127650165" calcext:value-type="float">
            <text:p>0.0134127650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7935547569" calcext:value-type="float">
            <text:p>0.0197935547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52083970427" calcext:value-type="float">
            <text:p>0.000652083970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52327783402" calcext:value-type="float">
            <text:p>0.00152327783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502541007" calcext:value-type="float">
            <text:p>0.0132502541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425382478" calcext:value-type="float">
            <text:p>0.01964253824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48336361401" calcext:value-type="float">
            <text:p>0.000648336361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7298461673" calcext:value-type="float">
            <text:p>0.00147298461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1044014792" calcext:value-type="float">
            <text:p>0.0131044014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4888684471" calcext:value-type="float">
            <text:p>0.0194888684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45338274181" calcext:value-type="float">
            <text:p>0.000645338274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42445264052" calcext:value-type="float">
            <text:p>0.00142445264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628676748" calcext:value-type="float">
            <text:p>0.0129628676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358988206" calcext:value-type="float">
            <text:p>0.0193358988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3934209974" calcext:value-type="float">
            <text:p>0.00063934209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8061730717" calcext:value-type="float">
            <text:p>0.00138061730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8285524646" calcext:value-type="float">
            <text:p>0.0128285524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312125107" calcext:value-type="float">
            <text:p>0.0190312125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37093534325" calcext:value-type="float">
            <text:p>0.000637093534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3619489346" calcext:value-type="float">
            <text:p>0.00133619489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978157027" calcext:value-type="float">
            <text:p>0.0126978157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252364064" calcext:value-type="float">
            <text:p>0.0187252364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3484496891" calcext:value-type="float">
            <text:p>0.00063484496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9040262558" calcext:value-type="float">
            <text:p>0.00129040262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75716575" calcext:value-type="float">
            <text:p>0.012575716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218030398" calcext:value-type="float">
            <text:p>0.0184218030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333459253" calcext:value-type="float">
            <text:p>0.0006333459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446103577" calcext:value-type="float">
            <text:p>0.0012446103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587383304" calcext:value-type="float">
            <text:p>0.0124587383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266612092" calcext:value-type="float">
            <text:p>0.0181266612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19854532808" calcext:value-type="float">
            <text:p>0.000619854532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9783962256" calcext:value-type="float">
            <text:p>0.00119783962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629839867" calcext:value-type="float">
            <text:p>0.0123629839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31703635" calcext:value-type="float">
            <text:p>0.017831703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12359314757" calcext:value-type="float">
            <text:p>0.000612359314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536129023" calcext:value-type="float">
            <text:p>0.0011536129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698826306" calcext:value-type="float">
            <text:p>0.0122698826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457009197" calcext:value-type="float">
            <text:p>0.0175457009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06363140316" calcext:value-type="float">
            <text:p>0.000606363140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11193019693" calcext:value-type="float">
            <text:p>0.00111193019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805448151" calcext:value-type="float">
            <text:p>0.0121805448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2669210534" calcext:value-type="float">
            <text:p>0.0172669210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59661935685" calcext:value-type="float">
            <text:p>0.00059661935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6946471774" calcext:value-type="float">
            <text:p>0.00106946471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891092884" calcext:value-type="float">
            <text:p>0.0120891092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9902417097" calcext:value-type="float">
            <text:p>0.0169902417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583877486164" calcext:value-type="float">
            <text:p>0.000583877486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2778201237" calcext:value-type="float">
            <text:p>0.00102778201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978588539" calcext:value-type="float">
            <text:p>0.0119978588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7111670333" calcext:value-type="float">
            <text:p>0.0167111670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574133702698" calcext:value-type="float">
            <text:p>0.000574133702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84338065919" calcext:value-type="float">
            <text:p>0.000984338065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043873135" calcext:value-type="float">
            <text:p>0.0119043873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335295565" calcext:value-type="float">
            <text:p>0.0164335295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65888962842" calcext:value-type="float">
            <text:p>0.000565888962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38154411136" calcext:value-type="float">
            <text:p>0.000938154411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817455696" calcext:value-type="float">
            <text:p>0.011817455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518384399" calcext:value-type="float">
            <text:p>0.0161518384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54646135765" calcext:value-type="float">
            <text:p>0.000554646135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91970756353" calcext:value-type="float">
            <text:p>0.000891970756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7324366976" calcext:value-type="float">
            <text:p>0.0117324366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702578771" calcext:value-type="float">
            <text:p>0.0158702578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48649961325" calcext:value-type="float">
            <text:p>0.000548649961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36980896209" calcext:value-type="float">
            <text:p>0.000836980896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462454487" calcext:value-type="float">
            <text:p>0.0116462454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81159655" calcext:value-type="float">
            <text:p>0.015581159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43403308689" calcext:value-type="float">
            <text:p>0.000543403308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77490086659" calcext:value-type="float">
            <text:p>0.000777490086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583266731" calcext:value-type="float">
            <text:p>0.0115583266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2945673193" calcext:value-type="float">
            <text:p>0.0152945673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38156656053" calcext:value-type="float">
            <text:p>0.000538156656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712911247344" calcext:value-type="float">
            <text:p>0.000712911247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674464229" calcext:value-type="float">
            <text:p>0.0114674464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9917604243" calcext:value-type="float">
            <text:p>0.0149917604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30661438003" calcext:value-type="float">
            <text:p>0.000530661438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56160146128" calcext:value-type="float">
            <text:p>0.000656160146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754556198" calcext:value-type="float">
            <text:p>0.0113754556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6920121848" calcext:value-type="float">
            <text:p>0.0146920121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26164307172" calcext:value-type="float">
            <text:p>0.000526164307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601561672889" calcext:value-type="float">
            <text:p>0.000601561672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880304232" calcext:value-type="float">
            <text:p>0.0112880304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3887262233" calcext:value-type="float">
            <text:p>0.0143887262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16420523706" calcext:value-type="float">
            <text:p>0.000516420523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43049330601" calcext:value-type="float">
            <text:p>0.000543049330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991244894" calcext:value-type="float">
            <text:p>0.0111991244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825658626" calcext:value-type="float">
            <text:p>0.0140825658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10424349265" calcext:value-type="float">
            <text:p>0.000510424349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91581952602" calcext:value-type="float">
            <text:p>0.000491581952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1096632791" calcext:value-type="float">
            <text:p>0.0111096632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836283511" calcext:value-type="float">
            <text:p>0.0137836283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02179609409" calcext:value-type="float">
            <text:p>0.000502179609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35809318648" calcext:value-type="float">
            <text:p>0.000435809318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317280167" calcext:value-type="float">
            <text:p>0.0109317280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4888550332" calcext:value-type="float">
            <text:p>0.0134888550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497682478579" calcext:value-type="float">
            <text:p>0.000497682478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81993619219" calcext:value-type="float">
            <text:p>0.000381993619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513248588" calcext:value-type="float">
            <text:p>0.0107513248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1993882984" calcext:value-type="float">
            <text:p>0.0131993882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490187260528" calcext:value-type="float">
            <text:p>0.000490187260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27199452528" calcext:value-type="float">
            <text:p>0.000327199452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69811148" calcext:value-type="float">
            <text:p>0.010569811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153018491" calcext:value-type="float">
            <text:p>0.0129153018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481192998867" calcext:value-type="float">
            <text:p>0.000481192998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81211491198" calcext:value-type="float">
            <text:p>0.000281211491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94343781" calcext:value-type="float">
            <text:p>0.010394343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323577893" calcext:value-type="float">
            <text:p>0.0126323577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69200649985" calcext:value-type="float">
            <text:p>0.000469200649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35223529868" calcext:value-type="float">
            <text:p>0.000235223529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215294017" calcext:value-type="float">
            <text:p>0.0102215294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348123935" calcext:value-type="float">
            <text:p>0.012348123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60955910129" calcext:value-type="float">
            <text:p>0.000460955910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99215934613" calcext:value-type="float">
            <text:p>0.000199215934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514297074" calcext:value-type="float">
            <text:p>0.0100514297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711866323" calcext:value-type="float">
            <text:p>0.0120711866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50462604858" calcext:value-type="float">
            <text:p>0.000450462604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62816952454" calcext:value-type="float">
            <text:p>0.000162816952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7886211757" calcext:value-type="float">
            <text:p>0.00987886211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7932174941" calcext:value-type="float">
            <text:p>0.0117932174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43716908612" calcext:value-type="float">
            <text:p>0.000443716908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2759213101" calcext:value-type="float">
            <text:p>0.00012759213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148087671" calcext:value-type="float">
            <text:p>0.0097148087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175699859" calcext:value-type="float">
            <text:p>0.0115175699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33973125146" calcext:value-type="float">
            <text:p>0.000433973125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5146285748e-05" calcext:value-type="float">
            <text:p>7.514628574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5501253629" calcext:value-type="float">
            <text:p>0.00955501253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405589807" calcext:value-type="float">
            <text:p>0.0112405589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272274289" calcext:value-type="float">
            <text:p>0.0004272274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20740922809e-05" calcext:value-type="float">
            <text:p>4.207409228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9663534537" calcext:value-type="float">
            <text:p>0.00939663534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548879268" calcext:value-type="float">
            <text:p>0.0109548879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18982689044" calcext:value-type="float">
            <text:p>0.000418982689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15262797716e-05" calcext:value-type="float">
            <text:p>2.152627977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3955379957" calcext:value-type="float">
            <text:p>0.00923955379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756289941" calcext:value-type="float">
            <text:p>0.0106756289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14485558214" calcext:value-type="float">
            <text:p>0.000414485558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9.78467262347e-06" calcext:value-type="float">
            <text:p>9.784672623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7988096353" calcext:value-type="float">
            <text:p>0.00907988096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383140455" calcext:value-type="float">
            <text:p>0.010383140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08489383773" calcext:value-type="float">
            <text:p>0.000408489383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7.43635119382e-06" calcext:value-type="float">
            <text:p>7.436351193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2094849613" calcext:value-type="float">
            <text:p>0.00892094849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0831342566" calcext:value-type="float">
            <text:p>0.0100831342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02493209332" calcext:value-type="float">
            <text:p>0.000402493209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4.10956250185e-06" calcext:value-type="float">
            <text:p>4.109562501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5689514566" calcext:value-type="float">
            <text:p>0.00875689514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7196212308" calcext:value-type="float">
            <text:p>0.00977196212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397246556697" calcext:value-type="float">
            <text:p>0.000397246556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1.95693452465e-06" calcext:value-type="float">
            <text:p>1.956934524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9833286258" calcext:value-type="float">
            <text:p>0.00859833286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5441471964" calcext:value-type="float">
            <text:p>0.00945441471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91999904061" calcext:value-type="float">
            <text:p>0.000391999904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76124107221e-06" calcext:value-type="float">
            <text:p>1.761241072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2959051074" calcext:value-type="float">
            <text:p>0.00842959051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3502475263" calcext:value-type="float">
            <text:p>0.00913502475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830056424" calcext:value-type="float">
            <text:p>0.0003830056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56554761976e-06" calcext:value-type="float">
            <text:p>1.565547619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6128004061" calcext:value-type="float">
            <text:p>0.00826128004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3560817458" calcext:value-type="float">
            <text:p>0.00883560817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70263771714" calcext:value-type="float">
            <text:p>0.000370263771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1.36985416732e-06" calcext:value-type="float">
            <text:p>1.369854167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89699609" calcext:value-type="float">
            <text:p>0.008089699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3663381179" calcext:value-type="float">
            <text:p>0.00853663381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56772379222" calcext:value-type="float">
            <text:p>0.000356772379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1.17416071477e-06" calcext:value-type="float">
            <text:p>1.174160714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1565128193" calcext:value-type="float">
            <text:p>0.00791565128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4768299475" calcext:value-type="float">
            <text:p>0.00824768299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4178194312" calcext:value-type="float">
            <text:p>0.00034178194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9.78467262325e-07" calcext:value-type="float">
            <text:p>9.784672623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4956191771" calcext:value-type="float">
            <text:p>0.00774956191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96367024805" calcext:value-type="float">
            <text:p>0.00796367024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27541028824" calcext:value-type="float">
            <text:p>0.000327541028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7.82773809882e-07" calcext:value-type="float">
            <text:p>7.8277380988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8729779144" calcext:value-type="float">
            <text:p>0.00758729779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67962065007" calcext:value-type="float">
            <text:p>0.00767962065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13300114527" calcext:value-type="float">
            <text:p>0.0003133001145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5.87080357439e-07" calcext:value-type="float">
            <text:p>5.870803574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2521875734" calcext:value-type="float">
            <text:p>0.00742521875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0430480335" calcext:value-type="float">
            <text:p>0.00740430480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02806809256" calcext:value-type="float">
            <text:p>0.000302806809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3.91386904885e-07" calcext:value-type="float">
            <text:p>3.913869048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6202917028" calcext:value-type="float">
            <text:p>0.00726202917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345166473" calcext:value-type="float">
            <text:p>0.0071345166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290814460374" calcext:value-type="float">
            <text:p>0.000290814460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1173433698" calcext:value-type="float">
            <text:p>0.00711173433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87044043829" calcext:value-type="float">
            <text:p>0.00687044043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80321155103" calcext:value-type="float">
            <text:p>0.000280321155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5446769901" calcext:value-type="float">
            <text:p>0.00695446769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1163396104" calcext:value-type="float">
            <text:p>0.00661163396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69078328027" calcext:value-type="float">
            <text:p>0.000269078328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0337079969" calcext:value-type="float">
            <text:p>0.00680337079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4962142321" calcext:value-type="float">
            <text:p>0.00634962142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5783550095" calcext:value-type="float">
            <text:p>0.00025783550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4974430752" calcext:value-type="float">
            <text:p>0.00664974430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08388690699" calcext:value-type="float">
            <text:p>0.00608388690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45843152069" calcext:value-type="float">
            <text:p>0.000245843152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50333640957" calcext:value-type="float">
            <text:p>0.00650333640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1653093484" calcext:value-type="float">
            <text:p>0.00581653093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33101281382" calcext:value-type="float">
            <text:p>0.0002331012813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4261471796" calcext:value-type="float">
            <text:p>0.00634261471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4475281015" calcext:value-type="float">
            <text:p>0.00554475281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27854628747" calcext:value-type="float">
            <text:p>0.000227854628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8979029182" calcext:value-type="float">
            <text:p>0.00618979029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6011359183" calcext:value-type="float">
            <text:p>0.00526011359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20359410696" calcext:value-type="float">
            <text:p>0.000220359410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3098121919" calcext:value-type="float">
            <text:p>0.00603098121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6548767904" calcext:value-type="float">
            <text:p>0.00496548767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1211467084" calcext:value-type="float">
            <text:p>0.00021211467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6865539554" calcext:value-type="float">
            <text:p>0.00586865539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7163564293" calcext:value-type="float">
            <text:p>0.00467163564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00122321959" calcext:value-type="float">
            <text:p>0.000200122321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9756854302" calcext:value-type="float">
            <text:p>0.00569756854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690130043" calcext:value-type="float">
            <text:p>0.0043690130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85131885857" calcext:value-type="float">
            <text:p>0.000185131885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2925807289" calcext:value-type="float">
            <text:p>0.00552925807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6495316609" calcext:value-type="float">
            <text:p>0.00406495316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74638580586" calcext:value-type="float">
            <text:p>0.000174638580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5268015297" calcext:value-type="float">
            <text:p>0.00535268015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76402568593" calcext:value-type="float">
            <text:p>0.00376402568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58898622679" calcext:value-type="float">
            <text:p>0.000158898622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7875522068" calcext:value-type="float">
            <text:p>0.00517875522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46026065789" calcext:value-type="float">
            <text:p>0.00346026065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41659621162" calcext:value-type="float">
            <text:p>0.000141659621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501192548782" calcext:value-type="float">
            <text:p>0.00501192548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15819078832" calcext:value-type="float">
            <text:p>0.00315819078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18424445204" calcext:value-type="float">
            <text:p>0.000118424445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4669988701" calcext:value-type="float">
            <text:p>0.00484669988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86433875221" calcext:value-type="float">
            <text:p>0.00286433875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01185443687" calcext:value-type="float">
            <text:p>0.000101185443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7968506199" calcext:value-type="float">
            <text:p>0.00467968506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57288204874" calcext:value-type="float">
            <text:p>0.00257288204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544548578e-05" calcext:value-type="float">
            <text:p>8.54454857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1569340891" calcext:value-type="float">
            <text:p>0.00451569340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28234662704" calcext:value-type="float">
            <text:p>0.00228234662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42026587037e-05" calcext:value-type="float">
            <text:p>7.4202658703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5546529639" calcext:value-type="float">
            <text:p>0.00435546529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0021329516" calcext:value-type="float">
            <text:p>0.00200021329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6.14607880173e-05" calcext:value-type="float">
            <text:p>6.146078801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20072825127" calcext:value-type="float">
            <text:p>0.00420072825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1811681455" calcext:value-type="float">
            <text:p>0.00171811681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72198737206e-05" calcext:value-type="float">
            <text:p>4.721987372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4161069171" calcext:value-type="float">
            <text:p>0.00404161069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5138731401" calcext:value-type="float">
            <text:p>0.00145138731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4478003034e-05" calcext:value-type="float">
            <text:p>3.44780030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8625667273" calcext:value-type="float">
            <text:p>0.00388625667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0201476218" calcext:value-type="float">
            <text:p>0.00120201476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47342195679e-05" calcext:value-type="float">
            <text:p>2.473421956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3947859045" calcext:value-type="float">
            <text:p>0.00373947859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77479967096" calcext:value-type="float">
            <text:p>0.000977479967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57399579068e-05" calcext:value-type="float">
            <text:p>1.573995790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8585209828" calcext:value-type="float">
            <text:p>0.00358585209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24113128096" calcext:value-type="float">
            <text:p>0.000624113128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9.74378346619e-06" calcext:value-type="float">
            <text:p>9.743783466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3327446169" calcext:value-type="float">
            <text:p>0.00343327446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65712014834" calcext:value-type="float">
            <text:p>0.000365712014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8.24473985594e-06" calcext:value-type="float">
            <text:p>8.244739855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752057577" calcext:value-type="float">
            <text:p>0.0032752057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83371925213" calcext:value-type="float">
            <text:p>0.000183371925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6.74569624581e-06" calcext:value-type="float">
            <text:p>6.745696245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11257144712" calcext:value-type="float">
            <text:p>0.00311257144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05200274497e-05" calcext:value-type="float">
            <text:p>8.052002744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3.74760902544e-06" calcext:value-type="float">
            <text:p>3.747609025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3728917232" calcext:value-type="float">
            <text:p>0.002937289172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5819435552e-05" calcext:value-type="float">
            <text:p>3.581943555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5978579161" calcext:value-type="float">
            <text:p>0.00275978579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68041796417e-05" calcext:value-type="float">
            <text:p>1.6804179641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759275801" calcext:value-type="float">
            <text:p>0.0025759275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7.0385927885e-06" calcext:value-type="float">
            <text:p>7.038592788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9496914575" calcext:value-type="float">
            <text:p>0.00239496914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64827584332e-06" calcext:value-type="float">
            <text:p>3.648275843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21536805391" calcext:value-type="float">
            <text:p>0.00221536805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46903516665e-06" calcext:value-type="float">
            <text:p>2.469035166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2632726194" calcext:value-type="float">
            <text:p>0.00202632726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84256355718e-06" calcext:value-type="float">
            <text:p>1.842563557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5024292112" calcext:value-type="float">
            <text:p>0.00185024292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6214559303e-06" calcext:value-type="float">
            <text:p>1.62145593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6835902598" calcext:value-type="float">
            <text:p>0.00166835902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54775338801e-06" calcext:value-type="float">
            <text:p>1.547753388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8579645958" calcext:value-type="float">
            <text:p>0.00148579645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51090211686e-06" calcext:value-type="float">
            <text:p>1.510902116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0582518342" calcext:value-type="float">
            <text:p>0.00130582518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40034830343e-06" calcext:value-type="float">
            <text:p>1.400348303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3665094987" calcext:value-type="float">
            <text:p>0.00113665094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36349703228e-06" calcext:value-type="float">
            <text:p>1.363497032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73029481109" calcext:value-type="float">
            <text:p>0.000973029481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28979448999e-06" calcext:value-type="float">
            <text:p>1.289794489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19896568033" calcext:value-type="float">
            <text:p>0.000819896568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1.21609194781e-06" calcext:value-type="float">
            <text:p>1.216091947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77313908035" calcext:value-type="float">
            <text:p>0.000677313908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1.17924067666e-06" calcext:value-type="float">
            <text:p>1.179240676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47626001796" calcext:value-type="float">
            <text:p>0.000547626001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14238940552e-06" calcext:value-type="float">
            <text:p>1.142389405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44703297886" calcext:value-type="float">
            <text:p>0.000344703297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10553813437e-06" calcext:value-type="float">
            <text:p>1.105538134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200393111067" calcext:value-type="float">
            <text:p>0.000200393111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1.03183559208e-06" calcext:value-type="float">
            <text:p>1.031835592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6803199281e-05" calcext:value-type="float">
            <text:p>9.680319928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9.94984320934e-07" calcext:value-type="float">
            <text:p>9.9498432093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89927482126e-05" calcext:value-type="float">
            <text:p>3.899274821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9.58133049789e-07" calcext:value-type="float">
            <text:p>9.581330497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69667812634e-05" calcext:value-type="float">
            <text:p>1.696678126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8.47579236352e-07" calcext:value-type="float">
            <text:p>8.475792363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52708114227e-06" calcext:value-type="float">
            <text:p>7.527081142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7.7387669406e-07" calcext:value-type="float">
            <text:p>7.738766940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2.77638238855e-06" calcext:value-type="float">
            <text:p>2.776382388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7.37025422914e-07" calcext:value-type="float">
            <text:p>7.3702542291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23394772822e-06" calcext:value-type="float">
            <text:p>1.233947728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6.63322880623e-07" calcext:value-type="float">
            <text:p>6.633228806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11055295537e-06" calcext:value-type="float">
            <text:p>1.110552955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6.26471609477e-07" calcext:value-type="float">
            <text:p>6.264716094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9.25460796219e-07" calcext:value-type="float">
            <text:p>9.254607962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5.52769067186e-07" calcext:value-type="float">
            <text:p>5.5276906718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8.02066023375e-07" calcext:value-type="float">
            <text:p>8.020660233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5.1591779604e-07" calcext:value-type="float">
            <text:p>5.15917796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7.40368636953e-07" calcext:value-type="float">
            <text:p>7.403686369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4.79066524894e-07" calcext:value-type="float">
            <text:p>4.790665248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6.78671250531e-07" calcext:value-type="float">
            <text:p>6.786712505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4.42215253749e-07" calcext:value-type="float">
            <text:p>4.422152537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6.16973864109e-07" calcext:value-type="float">
            <text:p>6.169738641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2.5795889802e-07" calcext:value-type="float">
            <text:p>2.579588980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5.55276477687e-07" calcext:value-type="float">
            <text:p>5.5527647768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84256355729e-07" calcext:value-type="float">
            <text:p>1.8425635572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4.93579091265e-07" calcext:value-type="float">
            <text:p>4.935790912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1.47405084583e-07" calcext:value-type="float">
            <text:p>1.474050845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4.31881704843e-07" calcext:value-type="float">
            <text:p>4.3188170484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7.37025422914e-08" calcext:value-type="float">
            <text:p>7.3702542291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3.70184318421e-07" calcext:value-type="float">
            <text:p>3.701843184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3.68512711457e-08" calcext:value-type="float">
            <text:p>3.6851271145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3.0848693211e-07" calcext:value-type="float">
            <text:p>3.08486932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19.168" calcext:value-type="float">
            <text:p>3719.1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85092159266e-07" calcext:value-type="float">
            <text:p>1.850921592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23394772844e-07" calcext:value-type="float">
            <text:p>1.233947728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